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ableColumn2" style:family="table-column">
      <style:table-column-properties style:column-width="6.1625in" style:use-optimal-column-width="false"/>
    </style:style>
    <style:style style:name="Table1" style:family="table" style:master-page-name="MP0">
      <style:table-properties style:width="6.1625in" fo:margin-left="0.2541in" table:align="left"/>
    </style:style>
    <style:style style:name="TableRow3" style:family="table-row">
      <style:table-row-properties style:use-optimal-row-height="false"/>
    </style:style>
    <style:style style:name="TableCell4" style:family="table-cell">
      <style:table-cell-properties fo:border="0.0034in solid #000000" style:writing-mode="lr-tb" fo:padding-top="0.0381in" fo:padding-left="0.0381in" fo:padding-bottom="0.0381in" fo:padding-right="0.0381in"/>
    </style:style>
    <style:style style:name="P5" style:parent-style-name="Standard" style:family="paragraph">
      <style:paragraph-properties fo:break-before="page" fo:text-align="center"/>
      <style:text-properties fo:font-weight="bold" style:font-weight-asian="bold" style:font-weight-complex="bold" fo:font-style="italic" style:font-style-asian="italic" style:font-style-complex="italic" fo:color="#FF3333" fo:font-size="18pt" style:font-size-asian="18pt" style:font-size-complex="18pt"/>
    </style:style>
    <style:style style:name="P6" style:parent-style-name="Standard" style:family="paragraph">
      <style:paragraph-properties fo:text-align="center"/>
      <style:text-properties fo:color="#FF0000"/>
    </style:style>
    <style:style style:name="T7" style:parent-style-name="Policepardéfaut" style:family="text">
      <style:text-properties fo:color="#FF3333" fo:font-size="13pt" style:font-size-asian="13pt" style:font-size-complex="13pt"/>
    </style:style>
    <style:style style:name="P8" style:parent-style-name="Standard" style:family="paragraph">
      <style:text-properties fo:font-size="13pt" style:font-size-asian="13pt" style:font-size-complex="13pt"/>
    </style:style>
    <style:style style:name="P9" style:parent-style-name="Standard" style:family="paragraph">
      <style:text-properties fo:font-size="13pt" style:font-size-asian="13pt" style:font-size-complex="13pt"/>
    </style:style>
    <style:style style:name="P10" style:parent-style-name="Standard" style:family="paragraph">
      <style:text-properties fo:font-size="13pt" style:font-size-asian="13pt" style:font-size-complex="13pt"/>
    </style:style>
    <style:style style:name="P11" style:parent-style-name="Standard" style:family="paragraph">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P21" style:parent-style-name="Standard" style:family="paragraph">
      <style:text-properties fo:font-size="13pt" style:font-size-asian="13pt" style:font-size-complex="13pt"/>
    </style:style>
    <style:style style:name="P22" style:parent-style-name="Standard" style:family="paragraph">
      <style:text-properties fo:font-size="13pt" style:font-size-asian="13pt" style:font-size-complex="13pt"/>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size="13pt" style:font-size-asian="13pt" style:font-size-complex="13pt"/>
    </style:style>
    <style:style style:name="T25" style:parent-style-name="Policepardéfaut" style:family="text">
      <style:text-properties fo:color="#FF3333" fo:font-size="13pt" style:font-size-asian="13pt" style:font-size-complex="13pt"/>
    </style:style>
    <style:style style:name="P26" style:parent-style-name="Standard" style:family="paragraph">
      <style:text-properties fo:color="#FF0000" fo:font-size="13pt" style:font-size-asian="13pt" style:font-size-complex="13pt"/>
    </style:style>
    <style:style style:name="P27" style:parent-style-name="Standard" style:family="paragraph">
      <style:text-properties fo:color="#000000" fo:font-size="13pt" style:font-size-asian="13pt" style:font-size-complex="13pt"/>
    </style:style>
    <style:style style:name="P28" style:parent-style-name="Standard" style:family="paragraph">
      <style:text-properties fo:color="#000000" fo:font-size="13pt" style:font-size-asian="13pt" style:font-size-complex="13pt"/>
    </style:style>
    <style:style style:name="P29" style:parent-style-name="Standard" style:family="paragraph">
      <style:text-properties fo:color="#000000" fo:font-size="13pt" style:font-size-asian="13pt" style:font-size-complex="13pt"/>
    </style:style>
    <style:style style:name="P30" style:parent-style-name="Standard" style:family="paragraph">
      <style:text-properties fo:color="#000000" fo:font-size="13pt" style:font-size-asian="13pt" style:font-size-complex="13pt"/>
    </style:style>
    <style:style style:name="P31" style:parent-style-name="Standard" style:family="paragraph">
      <style:text-properties fo:color="#FF0000" fo:font-size="13pt" style:font-size-asian="13pt" style:font-size-complex="13pt"/>
    </style:style>
    <style:style style:name="P32" style:parent-style-name="Standard" style:family="paragraph">
      <style:text-properties fo:color="#000000" fo:font-size="13pt" style:font-size-asian="13pt" style:font-size-complex="13pt"/>
    </style:style>
    <style:style style:name="P33" style:parent-style-name="Standard" style:family="paragraph">
      <style:text-properties fo:color="#000000" fo:font-size="13pt" style:font-size-asian="13pt" style:font-size-complex="13pt"/>
    </style:style>
    <style:style style:name="P34" style:parent-style-name="Standard" style:family="paragraph">
      <style:text-properties fo:color="#000000" fo:font-size="13pt" style:font-size-asian="13pt" style:font-size-complex="13pt"/>
    </style:style>
    <style:style style:name="P35" style:parent-style-name="Standard" style:family="paragraph">
      <style:text-properties fo:color="#000000" fo:font-size="13pt" style:font-size-asian="13pt" style:font-size-complex="13pt"/>
    </style:style>
    <style:style style:name="P36" style:parent-style-name="Standard" style:family="paragraph">
      <style:text-properties fo:color="#000000" fo:font-size="13pt" style:font-size-asian="13pt" style:font-size-complex="13pt"/>
    </style:style>
    <style:style style:name="P37" style:parent-style-name="Standard" style:family="paragraph">
      <style:text-properties fo:color="#000000" fo:font-size="13pt" style:font-size-asian="13pt" style:font-size-complex="13pt"/>
    </style:style>
    <style:style style:name="P38" style:parent-style-name="Standard" style:family="paragraph">
      <style:text-properties fo:color="#000000" fo:font-size="13pt" style:font-size-asian="13pt" style:font-size-complex="13pt"/>
    </style:style>
    <style:style style:name="P39" style:parent-style-name="Standard" style:family="paragraph">
      <style:text-properties fo:color="#000000" fo:font-size="13pt" style:font-size-asian="13pt" style:font-size-complex="13pt"/>
    </style:style>
    <style:style style:name="P40" style:parent-style-name="Standard" style:family="paragraph">
      <style:text-properties fo:color="#000000" fo:font-size="13pt" style:font-size-asian="13pt" style:font-size-complex="13pt"/>
    </style:style>
    <style:style style:name="P41" style:parent-style-name="Standard" style:family="paragraph">
      <style:text-properties fo:color="#000000" fo:font-size="13pt" style:font-size-asian="13pt" style:font-size-complex="13pt"/>
    </style:style>
    <style:style style:name="P42" style:parent-style-name="Standard" style:family="paragraph">
      <style:text-properties fo:color="#000000" fo:font-size="13pt" style:font-size-asian="13pt" style:font-size-complex="13pt"/>
    </style:style>
    <style:style style:name="P43" style:parent-style-name="Standard" style:family="paragraph">
      <style:text-properties fo:color="#000000" fo:font-size="13pt" style:font-size-asian="13pt" style:font-size-complex="13pt"/>
    </style:style>
    <style:style style:name="P44" style:parent-style-name="Standard" style:family="paragraph">
      <style:text-properties fo:color="#000000" fo:font-size="13pt" style:font-size-asian="13pt" style:font-size-complex="13pt"/>
    </style:style>
    <style:style style:name="P45" style:parent-style-name="Standard" style:family="paragraph">
      <style:text-properties fo:color="#000000" fo:font-size="13pt" style:font-size-asian="13pt" style:font-size-complex="13pt"/>
    </style:style>
    <style:style style:name="P46" style:parent-style-name="Standard" style:family="paragraph">
      <style:text-properties fo:color="#000000" fo:font-size="13pt" style:font-size-asian="13pt" style:font-size-complex="13pt"/>
    </style:style>
    <style:style style:name="P47" style:parent-style-name="Standard" style:family="paragraph">
      <style:text-properties fo:color="#000000" fo:font-size="13pt" style:font-size-asian="13pt" style:font-size-complex="13pt"/>
    </style:style>
    <style:style style:name="P48" style:parent-style-name="Standard" style:family="paragraph">
      <style:text-properties fo:color="#FF0000" fo:font-size="13pt" style:font-size-asian="13pt" style:font-size-complex="13pt"/>
    </style:style>
    <style:style style:name="P49" style:parent-style-name="Standard" style:family="paragraph">
      <style:text-properties fo:color="#FF0000" fo:font-size="13pt" style:font-size-asian="13pt" style:font-size-complex="13pt"/>
    </style:style>
    <style:style style:name="P50" style:parent-style-name="Standard" style:family="paragraph">
      <style:text-properties fo:color="#000000" fo:font-size="13pt" style:font-size-asian="13pt" style:font-size-complex="13pt"/>
    </style:style>
    <style:style style:name="P51" style:parent-style-name="Standard" style:family="paragraph">
      <style:text-properties fo:color="#000000" fo:font-size="13pt" style:font-size-asian="13pt" style:font-size-complex="13pt"/>
    </style:style>
    <style:style style:name="P52" style:parent-style-name="Standard" style:family="paragraph">
      <style:text-properties fo:color="#000000" fo:font-size="13pt" style:font-size-asian="13pt" style:font-size-complex="13pt" fo:language="en" fo:country="US"/>
    </style:style>
    <style:style style:name="P53" style:parent-style-name="Standard" style:family="paragraph">
      <style:text-properties fo:color="#000000" fo:font-size="13pt" style:font-size-asian="13pt" style:font-size-complex="13pt"/>
    </style:style>
    <style:style style:name="P54" style:parent-style-name="Standard" style:family="paragraph">
      <style:text-properties fo:color="#000000" fo:font-size="13pt" style:font-size-asian="13pt" style:font-size-complex="13pt"/>
    </style:style>
    <style:style style:name="P55" style:parent-style-name="Standard" style:family="paragraph">
      <style:text-properties fo:color="#000000" fo:font-size="13pt" style:font-size-asian="13pt" style:font-size-complex="13pt"/>
    </style:style>
    <style:style style:name="P56" style:parent-style-name="Standard" style:family="paragraph">
      <style:text-properties fo:color="#000000" fo:font-size="13pt" style:font-size-asian="13pt" style:font-size-complex="13pt"/>
    </style:style>
    <style:style style:name="P57" style:parent-style-name="Standard" style:family="paragraph">
      <style:text-properties fo:color="#000000" fo:font-size="13pt" style:font-size-asian="13pt" style:font-size-complex="13pt"/>
    </style:style>
    <style:style style:name="P58" style:parent-style-name="Standard" style:family="paragraph">
      <style:text-properties fo:color="#000000" fo:font-size="13pt" style:font-size-asian="13pt" style:font-size-complex="13pt"/>
    </style:style>
    <style:style style:name="P59" style:parent-style-name="Standard" style:family="paragraph">
      <style:text-properties fo:color="#000000" fo:font-size="13pt" style:font-size-asian="13pt" style:font-size-complex="13pt"/>
    </style:style>
    <style:style style:name="P60" style:parent-style-name="Standard" style:family="paragraph">
      <style:text-properties fo:color="#000000" fo:font-size="13pt" style:font-size-asian="13pt" style:font-size-complex="13pt"/>
    </style:style>
    <style:style style:name="P61" style:parent-style-name="Standard" style:family="paragraph">
      <style:text-properties fo:color="#000000" fo:font-size="13pt" style:font-size-asian="13pt" style:font-size-complex="13pt"/>
    </style:style>
    <style:style style:name="P62" style:parent-style-name="Standard" style:family="paragraph">
      <style:text-properties fo:color="#FF0000" fo:font-size="13pt" style:font-size-asian="13pt" style:font-size-complex="13pt"/>
    </style:style>
    <style:style style:name="P63" style:parent-style-name="Standard" style:family="paragraph">
      <style:text-properties fo:color="#FF0000"/>
    </style:style>
    <style:style style:name="T64" style:parent-style-name="Policepardéfaut" style:family="text">
      <style:text-properties fo:color="#FF3333" fo:font-size="13pt" style:font-size-asian="13pt" style:font-size-complex="13pt"/>
    </style:style>
    <style:style style:name="T65" style:parent-style-name="Policepardéfaut" style:family="text">
      <style:text-properties fo:color="#66FF66" fo:font-size="13pt" style:font-size-asian="13pt" style:font-size-complex="13pt"/>
    </style:style>
    <style:style style:name="T66" style:parent-style-name="Policepardéfaut" style:family="text">
      <style:text-properties fo:color="#66FF66" fo:font-size="13pt" style:font-size-asian="13pt" style:font-size-complex="13pt"/>
    </style:style>
    <style:style style:name="T67" style:parent-style-name="Policepardéfaut" style:family="text">
      <style:text-properties fo:color="#3399FF" fo:font-size="13pt" style:font-size-asian="13pt" style:font-size-complex="13pt"/>
    </style:style>
    <style:style style:name="T68" style:parent-style-name="Policepardéfaut" style:family="text">
      <style:text-properties fo:color="#000000" fo:font-size="13pt" style:font-size-asian="13pt" style:font-size-complex="13pt"/>
    </style:style>
    <style:style style:name="P69" style:parent-style-name="Standard" style:family="paragraph">
      <style:text-properties fo:color="#000000" fo:font-size="13pt" style:font-size-asian="13pt" style:font-size-complex="13pt"/>
    </style:style>
    <style:style style:name="T70" style:parent-style-name="Policepardéfaut" style:family="text">
      <style:text-properties fo:font-weight="bold" style:font-weight-asian="bold" style:font-weight-complex="bold" fo:color="#000000" fo:font-size="13pt" style:font-size-asian="13pt" style:font-size-complex="13pt"/>
    </style:style>
    <style:style style:name="T71" style:parent-style-name="Policepardéfaut" style:family="text">
      <style:text-properties fo:color="#000000" fo:font-size="13pt" style:font-size-asian="13pt" style:font-size-complex="13pt"/>
    </style:style>
    <style:style style:name="T72" style:parent-style-name="Policepardéfaut" style:family="text">
      <style:text-properties fo:color="#000000" fo:font-size="13pt" style:font-size-asian="13pt" style:font-size-complex="13pt"/>
    </style:style>
    <style:style style:name="T73" style:parent-style-name="Policepardéfaut" style:family="text">
      <style:text-properties fo:color="#000000" fo:font-size="13pt" style:font-size-asian="13pt" style:font-size-complex="13pt"/>
    </style:style>
    <style:style style:name="T74" style:parent-style-name="Policepardéfaut" style:family="text">
      <style:text-properties fo:color="#000000" fo:font-size="13pt" style:font-size-asian="13pt" style:font-size-complex="13pt"/>
    </style:style>
    <style:style style:name="T75" style:parent-style-name="Policepardéfaut" style:family="text">
      <style:text-properties fo:color="#000000" fo:font-size="13pt" style:font-size-asian="13pt" style:font-size-complex="13pt"/>
    </style:style>
    <style:style style:name="T76" style:parent-style-name="Policepardéfaut" style:family="text">
      <style:text-properties fo:color="#000000" fo:font-size="13pt" style:font-size-asian="13pt" style:font-size-complex="13pt"/>
    </style:style>
    <style:style style:name="P77" style:parent-style-name="Standard" style:family="paragraph">
      <style:text-properties fo:color="#000000" fo:font-size="13pt" style:font-size-asian="13pt" style:font-size-complex="13pt"/>
    </style:style>
    <style:style style:name="T78" style:parent-style-name="Policepardéfaut" style:family="text">
      <style:text-properties fo:color="#000000" fo:font-size="13pt" style:font-size-asian="13pt" style:font-size-complex="13pt"/>
    </style:style>
    <style:style style:name="T79"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80" style:parent-style-name="Policepardéfaut" style:family="text">
      <style:text-properties fo:color="#000000" fo:font-size="13pt" style:font-size-asian="13pt" style:font-size-complex="13pt"/>
    </style:style>
    <style:style style:name="T81" style:parent-style-name="Policepardéfaut" style:family="text">
      <style:text-properties fo:color="#000000" fo:font-size="13pt" style:font-size-asian="13pt" style:font-size-complex="13pt"/>
    </style:style>
    <style:style style:name="T82"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83" style:parent-style-name="Policepardéfaut" style:family="text">
      <style:text-properties fo:color="#000000" fo:font-size="13pt" style:font-size-asian="13pt" style:font-size-complex="13pt"/>
    </style:style>
    <style:style style:name="T84" style:parent-style-name="Policepardéfaut" style:family="text">
      <style:text-properties fo:color="#000000" fo:font-size="13pt" style:font-size-asian="13pt" style:font-size-complex="13pt"/>
    </style:style>
    <style:style style:name="T85" style:parent-style-name="Policepardéfaut" style:family="text">
      <style:text-properties fo:color="#000000" fo:font-size="13pt" style:font-size-asian="13pt" style:font-size-complex="13pt"/>
    </style:style>
    <style:style style:name="T86"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87" style:parent-style-name="Policepardéfaut" style:family="text">
      <style:text-properties fo:color="#000000" fo:font-size="13pt" style:font-size-asian="13pt" style:font-size-complex="13pt"/>
    </style:style>
    <style:style style:name="T88"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89" style:parent-style-name="Policepardéfaut" style:family="text">
      <style:text-properties fo:color="#000000" fo:font-size="13pt" style:font-size-asian="13pt" style:font-size-complex="13pt"/>
    </style:style>
    <style:style style:name="T90"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91" style:parent-style-name="Policepardéfaut" style:family="text">
      <style:text-properties fo:color="#000000" fo:font-size="13pt" style:font-size-asian="13pt" style:font-size-complex="13pt"/>
    </style:style>
    <style:style style:name="T92" style:parent-style-name="Policepardéfaut" style:family="text">
      <style:text-properties fo:color="#000000" fo:font-size="13pt" style:font-size-asian="13pt" style:font-size-complex="13pt"/>
    </style:style>
    <style:style style:name="P93" style:parent-style-name="Standard" style:family="paragraph">
      <style:text-properties fo:color="#000000" fo:font-size="13pt" style:font-size-asian="13pt" style:font-size-complex="13pt"/>
    </style:style>
    <style:style style:name="T94" style:parent-style-name="Policepardéfaut" style:family="text">
      <style:text-properties fo:font-weight="bold" style:font-weight-asian="bold" style:font-weight-complex="bold" fo:color="#000000" fo:font-size="13pt" style:font-size-asian="13pt" style:font-size-complex="13pt"/>
    </style:style>
    <style:style style:name="P95" style:parent-style-name="Standard" style:family="paragraph">
      <style:text-properties fo:color="#000000" fo:font-size="13pt" style:font-size-asian="13pt" style:font-size-complex="13pt"/>
    </style:style>
    <style:style style:name="T96" style:parent-style-name="Policepardéfaut" style:family="text">
      <style:text-properties fo:color="#000000" fo:font-size="13pt" style:font-size-asian="13pt" style:font-size-complex="13pt"/>
    </style:style>
    <style:style style:name="T97" style:parent-style-name="Policepardéfaut" style:family="text">
      <style:text-properties fo:color="#000000" fo:font-size="13pt" style:font-size-asian="13pt" style:font-size-complex="13pt"/>
    </style:style>
    <style:style style:name="T98" style:parent-style-name="Policepardéfaut" style:family="text">
      <style:text-properties fo:color="#FF3333" fo:font-size="13pt" style:font-size-asian="13pt" style:font-size-complex="13pt"/>
    </style:style>
    <style:style style:name="T99" style:parent-style-name="Policepardéfaut" style:family="text">
      <style:text-properties fo:color="#FF3333" fo:font-size="13pt" style:font-size-asian="13pt" style:font-size-complex="13pt"/>
    </style:style>
    <style:style style:name="T100" style:parent-style-name="Policepardéfaut" style:family="text">
      <style:text-properties fo:color="#000000" fo:font-size="13pt" style:font-size-asian="13pt" style:font-size-complex="13pt"/>
    </style:style>
    <style:style style:name="P101" style:parent-style-name="Standard" style:family="paragraph">
      <style:text-properties fo:color="#000000" fo:font-size="13pt" style:font-size-asian="13pt" style:font-size-complex="13pt"/>
    </style:style>
    <style:style style:name="P102" style:parent-style-name="Standard" style:family="paragraph">
      <style:text-properties fo:color="#000000" fo:font-size="13pt" style:font-size-asian="13pt" style:font-size-complex="13pt"/>
    </style:style>
    <style:style style:name="T103" style:parent-style-name="Policepardéfaut" style:family="text">
      <style:text-properties fo:color="#000000" fo:font-size="13pt" style:font-size-asian="13pt" style:font-size-complex="13pt"/>
    </style:style>
    <style:style style:name="T104" style:parent-style-name="Policepardéfaut" style:family="text">
      <style:text-properties fo:color="#000000" fo:font-size="13pt" style:font-size-asian="13pt" style:font-size-complex="13pt"/>
    </style:style>
    <style:style style:name="P105" style:parent-style-name="Standard" style:family="paragraph">
      <style:text-properties fo:color="#000000" fo:font-size="13pt" style:font-size-asian="13pt" style:font-size-complex="13pt"/>
    </style:style>
    <style:style style:name="P106" style:parent-style-name="Standard" style:family="paragraph">
      <style:text-properties fo:font-weight="bold" style:font-weight-asian="bold" style:font-weight-complex="bold" fo:color="#000000" fo:font-size="13pt" style:font-size-asian="13pt" style:font-size-complex="13pt"/>
    </style:style>
    <style:style style:name="T107" style:parent-style-name="Policepardéfaut" style:family="text">
      <style:text-properties fo:color="#000000" fo:font-size="13pt" style:font-size-asian="13pt" style:font-size-complex="13pt"/>
    </style:style>
    <style:style style:name="T108" style:parent-style-name="Policepardéfaut" style:family="text">
      <style:text-properties fo:color="#000000" fo:font-size="13pt" style:font-size-asian="13pt" style:font-size-complex="13pt"/>
    </style:style>
    <style:style style:name="P109"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110" style:parent-style-name="Standard" style:family="paragraph">
      <style:text-properties fo:font-weight="bold" style:font-weight-asian="bold" style:font-weight-complex="bold" fo:color="#000000" fo:font-size="13pt" style:font-size-asian="13pt" style:font-size-complex="13pt"/>
    </style:style>
    <style:style style:name="T111" style:parent-style-name="Policepardéfaut" style:family="text">
      <style:text-properties fo:color="#000000" fo:font-size="13pt" style:font-size-asian="13pt" style:font-size-complex="13pt"/>
    </style:style>
    <style:style style:name="T112" style:parent-style-name="Policepardéfaut" style:family="text">
      <style:text-properties fo:color="#000000" fo:font-size="13pt" style:font-size-asian="13pt" style:font-size-complex="13pt"/>
    </style:style>
    <style:style style:name="T113" style:parent-style-name="Policepardéfaut" style:family="text">
      <style:text-properties fo:color="#000000" fo:font-size="13pt" style:font-size-asian="13pt" style:font-size-complex="13pt"/>
    </style:style>
    <style:style style:name="T114" style:parent-style-name="Policepardéfaut" style:family="text">
      <style:text-properties fo:color="#000000" fo:font-size="13pt" style:font-size-asian="13pt" style:font-size-complex="13pt"/>
    </style:style>
    <style:style style:name="T115" style:parent-style-name="Policepardéfaut" style:family="text">
      <style:text-properties fo:color="#000000" fo:font-size="13pt" style:font-size-asian="13pt" style:font-size-complex="13pt"/>
    </style:style>
    <style:style style:name="T116" style:parent-style-name="Policepardéfaut" style:family="text">
      <style:text-properties fo:color="#000000" fo:font-size="13pt" style:font-size-asian="13pt" style:font-size-complex="13pt"/>
    </style:style>
    <style:style style:name="T117" style:parent-style-name="Policepardéfaut" style:family="text">
      <style:text-properties fo:color="#000000" fo:font-size="13pt" style:font-size-asian="13pt" style:font-size-complex="13pt"/>
    </style:style>
    <style:style style:name="T118" style:parent-style-name="Policepardéfaut" style:family="text">
      <style:text-properties fo:color="#000000" fo:font-size="13pt" style:font-size-asian="13pt" style:font-size-complex="13pt"/>
    </style:style>
    <style:style style:name="T119" style:parent-style-name="Policepardéfaut" style:family="text">
      <style:text-properties fo:color="#000000" fo:font-size="13pt" style:font-size-asian="13pt" style:font-size-complex="13pt"/>
    </style:style>
    <style:style style:name="T120" style:parent-style-name="Policepardéfaut" style:family="text">
      <style:text-properties fo:color="#000000" fo:font-size="13pt" style:font-size-asian="13pt" style:font-size-complex="13pt"/>
    </style:style>
    <style:style style:name="T121" style:parent-style-name="Policepardéfaut" style:family="text">
      <style:text-properties fo:color="#000000" fo:font-size="13pt" style:font-size-asian="13pt" style:font-size-complex="13pt"/>
    </style:style>
    <style:style style:name="T122" style:parent-style-name="Policepardéfaut" style:family="text">
      <style:text-properties fo:color="#000000" fo:font-size="13pt" style:font-size-asian="13pt" style:font-size-complex="13pt"/>
    </style:style>
    <style:style style:name="T123" style:parent-style-name="Policepardéfaut" style:family="text">
      <style:text-properties fo:font-weight="bold" style:font-weight-asian="bold" style:font-weight-complex="bold" fo:color="#000000" fo:font-size="13pt" style:font-size-asian="13pt" style:font-size-complex="13pt"/>
    </style:style>
    <style:style style:name="T124" style:parent-style-name="Policepardéfaut" style:family="text">
      <style:text-properties fo:color="#000000" fo:font-size="13pt" style:font-size-asian="13pt" style:font-size-complex="13pt"/>
    </style:style>
    <style:style style:name="P125" style:parent-style-name="Standard" style:family="paragraph">
      <style:text-properties fo:font-weight="bold" style:font-weight-asian="bold" style:font-weight-complex="bold" fo:color="#000000" fo:font-size="13pt" style:font-size-asian="13pt" style:font-size-complex="13pt"/>
    </style:style>
    <style:style style:name="P126" style:parent-style-name="Standard" style:family="paragraph">
      <style:text-properties fo:color="#000000" fo:font-size="13pt" style:font-size-asian="13pt" style:font-size-complex="13pt"/>
    </style:style>
    <style:style style:name="P127" style:parent-style-name="Standard" style:family="paragraph">
      <style:text-properties fo:color="#000000" fo:font-size="13pt" style:font-size-asian="13pt" style:font-size-complex="13pt"/>
    </style:style>
    <style:style style:name="P128" style:parent-style-name="Standard" style:family="paragraph">
      <style:text-properties fo:color="#000000" fo:font-size="13pt" style:font-size-asian="13pt" style:font-size-complex="13pt"/>
    </style:style>
    <style:style style:name="P129" style:parent-style-name="Standard" style:family="paragraph">
      <style:text-properties fo:color="#FF3333" fo:font-size="13pt" style:font-size-asian="13pt" style:font-size-complex="13pt"/>
    </style:style>
    <style:style style:name="P130" style:parent-style-name="Standard" style:family="paragraph">
      <style:text-properties fo:color="#000000" fo:font-size="13pt" style:font-size-asian="13pt" style:font-size-complex="13pt"/>
    </style:style>
    <style:style style:name="P131" style:parent-style-name="Standard" style:family="paragraph">
      <style:text-properties fo:color="#000000" fo:font-size="13pt" style:font-size-asian="13pt" style:font-size-complex="13pt"/>
    </style:style>
    <style:style style:name="P132" style:parent-style-name="Standard" style:list-style-name="LFO2" style:family="paragraph"/>
    <style:style style:name="T133"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34" style:parent-style-name="Policepardéfaut" style:family="text">
      <style:text-properties fo:color="#000000" fo:font-size="13pt" style:font-size-asian="13pt" style:font-size-complex="13pt"/>
    </style:style>
    <style:style style:name="P135" style:parent-style-name="Standard" style:list-style-name="LFO2" style:family="paragraph"/>
    <style:style style:name="T136"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37" style:parent-style-name="Policepardéfaut" style:family="text">
      <style:text-properties fo:color="#000000" fo:font-size="13pt" style:font-size-asian="13pt" style:font-size-complex="13pt"/>
    </style:style>
    <style:style style:name="T138" style:parent-style-name="Policepardéfaut" style:family="text">
      <style:text-properties fo:color="#000000" fo:font-size="13pt" style:font-size-asian="13pt" style:font-size-complex="13pt"/>
    </style:style>
    <style:style style:name="P139" style:parent-style-name="Standard" style:list-style-name="LFO2" style:family="paragraph"/>
    <style:style style:name="T140"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41" style:parent-style-name="Policepardéfaut" style:family="text">
      <style:text-properties fo:color="#000000" fo:font-size="13pt" style:font-size-asian="13pt" style:font-size-complex="13pt"/>
    </style:style>
    <style:style style:name="T142"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P143" style:parent-style-name="Standard" style:list-style-name="LFO2" style:family="paragraph"/>
    <style:style style:name="T144"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45" style:parent-style-name="Policepardéfaut" style:family="text">
      <style:text-properties fo:color="#000000" fo:font-size="13pt" style:font-size-asian="13pt" style:font-size-complex="13pt"/>
    </style:style>
    <style:style style:name="P146" style:parent-style-name="Standard" style:list-style-name="LFO2" style:family="paragraph"/>
    <style:style style:name="T147"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48" style:parent-style-name="Policepardéfaut" style:family="text">
      <style:text-properties fo:color="#000000" fo:font-size="13pt" style:font-size-asian="13pt" style:font-size-complex="13pt"/>
    </style:style>
    <style:style style:name="P149" style:parent-style-name="Standard" style:family="paragraph">
      <style:text-properties fo:color="#000000" fo:font-size="13pt" style:font-size-asian="13pt" style:font-size-complex="13pt"/>
    </style:style>
    <style:style style:name="T150" style:parent-style-name="Policepardéfaut" style:family="text">
      <style:text-properties fo:color="#000000" fo:font-size="13pt" style:font-size-asian="13pt" style:font-size-complex="13pt"/>
    </style:style>
    <style:style style:name="T151"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152" style:parent-style-name="Policepardéfaut" style:family="text">
      <style:text-properties fo:color="#000000" fo:font-size="13pt" style:font-size-asian="13pt" style:font-size-complex="13pt"/>
    </style:style>
    <style:style style:name="P153" style:parent-style-name="Standard" style:family="paragraph">
      <style:text-properties fo:color="#0084D1" fo:font-size="13pt" style:font-size-asian="13pt" style:font-size-complex="13pt"/>
    </style:style>
    <style:style style:name="P154" style:parent-style-name="Standard" style:family="paragraph">
      <style:text-properties fo:color="#3399FF" fo:font-size="13pt" style:font-size-asian="13pt" style:font-size-complex="13pt"/>
    </style:style>
    <style:style style:name="P155" style:parent-style-name="Standard" style:family="paragraph">
      <style:text-properties fo:color="#FF0000" fo:font-size="13pt" style:font-size-asian="13pt" style:font-size-complex="13pt"/>
    </style:style>
    <style:style style:name="P156" style:parent-style-name="Standard" style:family="paragraph">
      <style:text-properties fo:font-weight="bold" style:font-weight-asian="bold" style:font-weight-complex="bold" fo:color="#000000" fo:font-size="13pt" style:font-size-asian="13pt" style:font-size-complex="13pt"/>
    </style:style>
    <style:style style:name="P157" style:parent-style-name="Standard" style:family="paragraph">
      <style:text-properties fo:color="#000000" fo:font-size="13pt" style:font-size-asian="13pt" style:font-size-complex="13pt"/>
    </style:style>
    <style:style style:name="T158" style:parent-style-name="Policepardéfaut" style:family="text">
      <style:text-properties fo:color="#000000" fo:font-size="13pt" style:font-size-asian="13pt" style:font-size-complex="13pt"/>
    </style:style>
    <style:style style:name="T159" style:parent-style-name="Policepardéfaut" style:family="text">
      <style:text-properties fo:font-style="italic" style:font-style-asian="italic" style:font-style-complex="italic" fo:color="#000000" fo:font-size="13pt" style:font-size-asian="13pt" style:font-size-complex="13pt"/>
    </style:style>
    <style:style style:name="T160" style:parent-style-name="Policepardéfaut" style:family="text">
      <style:text-properties fo:color="#000000" fo:font-size="13pt" style:font-size-asian="13pt" style:font-size-complex="13pt"/>
    </style:style>
    <style:style style:name="T161" style:parent-style-name="Policepardéfaut" style:family="text">
      <style:text-properties fo:color="#000000" fo:font-size="13pt" style:font-size-asian="13pt" style:font-size-complex="13pt"/>
    </style:style>
    <style:style style:name="T162" style:parent-style-name="Policepardéfaut" style:family="text">
      <style:text-properties fo:color="#000000" fo:font-size="13pt" style:font-size-asian="13pt" style:font-size-complex="13pt"/>
    </style:style>
    <style:style style:name="T163" style:parent-style-name="Policepardéfaut" style:family="text">
      <style:text-properties fo:font-style="italic" style:font-style-asian="italic" style:font-style-complex="italic" fo:color="#000000" fo:font-size="13pt" style:font-size-asian="13pt" style:font-size-complex="13pt"/>
    </style:style>
    <style:style style:name="T164" style:parent-style-name="Policepardéfaut" style:family="text">
      <style:text-properties fo:color="#000000" fo:font-size="13pt" style:font-size-asian="13pt" style:font-size-complex="13pt"/>
    </style:style>
    <style:style style:name="P165" style:parent-style-name="Standard" style:family="paragraph">
      <style:text-properties fo:color="#000000" fo:font-size="13pt" style:font-size-asian="13pt" style:font-size-complex="13pt"/>
    </style:style>
    <style:style style:name="P166" style:parent-style-name="Standard" style:family="paragraph">
      <style:text-properties fo:color="#000000" fo:font-size="13pt" style:font-size-asian="13pt" style:font-size-complex="13pt"/>
    </style:style>
    <style:style style:name="P167" style:parent-style-name="Standard" style:family="paragraph">
      <style:text-properties fo:color="#000000" fo:font-size="13pt" style:font-size-asian="13pt" style:font-size-complex="13pt"/>
    </style:style>
    <style:style style:name="T168" style:parent-style-name="Policepardéfaut" style:family="text">
      <style:text-properties fo:color="#000000" fo:font-size="13pt" style:font-size-asian="13pt" style:font-size-complex="13pt"/>
    </style:style>
    <style:style style:name="T169" style:parent-style-name="Policepardéfaut" style:family="text">
      <style:text-properties fo:font-style="italic" style:font-style-asian="italic" style:font-style-complex="italic" fo:color="#000000" fo:font-size="13pt" style:font-size-asian="13pt" style:font-size-complex="13pt"/>
    </style:style>
    <style:style style:name="T170" style:parent-style-name="Policepardéfaut" style:family="text">
      <style:text-properties fo:color="#000000" fo:font-size="13pt" style:font-size-asian="13pt" style:font-size-complex="13pt"/>
    </style:style>
    <style:style style:name="T171" style:parent-style-name="Policepardéfaut" style:family="text">
      <style:text-properties fo:font-style="italic" style:font-style-asian="italic" style:font-style-complex="italic" fo:color="#000000" fo:font-size="13pt" style:font-size-asian="13pt" style:font-size-complex="13pt"/>
    </style:style>
    <style:style style:name="T172" style:parent-style-name="Policepardéfaut" style:family="text">
      <style:text-properties fo:color="#000000" fo:font-size="13pt" style:font-size-asian="13pt" style:font-size-complex="13pt"/>
    </style:style>
    <style:style style:name="P173" style:parent-style-name="Standard" style:family="paragraph">
      <style:text-properties fo:color="#000000" fo:font-size="13pt" style:font-size-asian="13pt" style:font-size-complex="13pt"/>
    </style:style>
    <style:style style:name="P174" style:parent-style-name="Standard" style:family="paragraph">
      <style:text-properties fo:color="#000000" fo:font-size="13pt" style:font-size-asian="13pt" style:font-size-complex="13pt"/>
    </style:style>
    <style:style style:name="P175" style:parent-style-name="Standard" style:family="paragraph">
      <style:text-properties fo:color="#000000" fo:font-size="13pt" style:font-size-asian="13pt" style:font-size-complex="13pt"/>
    </style:style>
    <style:style style:name="P176" style:parent-style-name="Standard" style:family="paragraph">
      <style:text-properties fo:font-weight="bold" style:font-weight-asian="bold" style:font-weight-complex="bold" fo:color="#000000" fo:font-size="13pt" style:font-size-asian="13pt" style:font-size-complex="13pt"/>
    </style:style>
    <style:style style:name="P177" style:parent-style-name="Standard" style:family="paragraph">
      <style:text-properties fo:color="#000000" fo:font-size="13pt" style:font-size-asian="13pt" style:font-size-complex="13pt"/>
    </style:style>
    <style:style style:name="P178" style:parent-style-name="Standard" style:family="paragraph">
      <style:text-properties fo:color="#000000" fo:font-size="13pt" style:font-size-asian="13pt" style:font-size-complex="13pt"/>
    </style:style>
    <style:style style:name="P179" style:parent-style-name="Standard" style:family="paragraph">
      <style:text-properties fo:font-weight="bold" style:font-weight-asian="bold" style:font-weight-complex="bold" fo:color="#000000" fo:font-size="13pt" style:font-size-asian="13pt" style:font-size-complex="13pt"/>
    </style:style>
    <style:style style:name="P180" style:parent-style-name="Standard" style:family="paragraph">
      <style:text-properties fo:color="#000000" fo:font-size="13pt" style:font-size-asian="13pt" style:font-size-complex="13pt"/>
    </style:style>
    <style:style style:name="P181" style:parent-style-name="Standard" style:family="paragraph">
      <style:text-properties fo:color="#000000" fo:font-size="13pt" style:font-size-asian="13pt" style:font-size-complex="13pt"/>
    </style:style>
    <style:style style:name="P182" style:parent-style-name="Standard" style:family="paragraph">
      <style:text-properties fo:color="#000000" fo:font-size="13pt" style:font-size-asian="13pt" style:font-size-complex="13pt"/>
    </style:style>
    <style:style style:name="P183" style:parent-style-name="Standard" style:family="paragraph">
      <style:text-properties fo:color="#3399FF" fo:font-size="13pt" style:font-size-asian="13pt" style:font-size-complex="13pt"/>
    </style:style>
    <style:style style:name="P184" style:parent-style-name="Standard" style:family="paragraph">
      <style:text-properties fo:color="#000000" fo:font-size="13pt" style:font-size-asian="13pt" style:font-size-complex="13pt"/>
    </style:style>
    <style:style style:name="P185" style:parent-style-name="Standard" style:family="paragraph">
      <style:text-properties fo:font-weight="bold" style:font-weight-asian="bold" style:font-weight-complex="bold" fo:color="#000000" fo:font-size="13pt" style:font-size-asian="13pt" style:font-size-complex="13pt"/>
    </style:style>
    <style:style style:name="T186" style:parent-style-name="Policepardéfaut" style:family="text">
      <style:text-properties fo:color="#00FF00" fo:font-size="13pt" style:font-size-asian="13pt" style:font-size-complex="13pt"/>
    </style:style>
    <style:style style:name="T187" style:parent-style-name="Policepardéfaut" style:family="text">
      <style:text-properties fo:color="#000000" fo:font-size="13pt" style:font-size-asian="13pt" style:font-size-complex="13pt"/>
    </style:style>
    <style:style style:name="T188" style:parent-style-name="Policepardéfaut" style:family="text">
      <style:text-properties fo:color="#000000" fo:font-size="13pt" style:font-size-asian="13pt" style:font-size-complex="13pt"/>
    </style:style>
    <style:style style:name="T189" style:parent-style-name="Policepardéfaut" style:family="text">
      <style:text-properties fo:color="#000000" fo:font-size="13pt" style:font-size-asian="13pt" style:font-size-complex="13pt"/>
    </style:style>
    <style:style style:name="T190" style:parent-style-name="Policepardéfaut" style:family="text">
      <style:text-properties fo:color="#FF3333" fo:font-size="13pt" style:font-size-asian="13pt" style:font-size-complex="13pt"/>
    </style:style>
    <style:style style:name="T191" style:parent-style-name="Policepardéfaut" style:family="text">
      <style:text-properties fo:color="#000000" fo:font-size="13pt" style:font-size-asian="13pt" style:font-size-complex="13pt"/>
    </style:style>
    <style:style style:name="T192" style:parent-style-name="Policepardéfaut" style:family="text">
      <style:text-properties fo:color="#FF3333" fo:font-size="13pt" style:font-size-asian="13pt" style:font-size-complex="13pt"/>
    </style:style>
    <style:style style:name="T193" style:parent-style-name="Policepardéfaut" style:family="text">
      <style:text-properties fo:color="#000000" fo:font-size="13pt" style:font-size-asian="13pt" style:font-size-complex="13pt"/>
    </style:style>
    <style:style style:name="T194" style:parent-style-name="Policepardéfaut" style:family="text">
      <style:text-properties fo:color="#FF3333" fo:font-size="13pt" style:font-size-asian="13pt" style:font-size-complex="13pt"/>
    </style:style>
    <style:style style:name="T195" style:parent-style-name="Policepardéfaut" style:family="text">
      <style:text-properties fo:color="#000000" fo:font-size="13pt" style:font-size-asian="13pt" style:font-size-complex="13pt"/>
    </style:style>
    <style:style style:name="T196" style:parent-style-name="Policepardéfaut" style:family="text">
      <style:text-properties fo:color="#000000" fo:font-size="13pt" style:font-size-asian="13pt" style:font-size-complex="13pt"/>
    </style:style>
    <style:style style:name="T197" style:parent-style-name="Policepardéfaut" style:family="text">
      <style:text-properties fo:color="#FF3333" fo:font-size="13pt" style:font-size-asian="13pt" style:font-size-complex="13pt"/>
    </style:style>
    <style:style style:name="T198" style:parent-style-name="Policepardéfaut" style:family="text">
      <style:text-properties fo:color="#000000" fo:font-size="13pt" style:font-size-asian="13pt" style:font-size-complex="13pt"/>
    </style:style>
    <style:style style:name="T199" style:parent-style-name="Policepardéfaut" style:family="text">
      <style:text-properties fo:color="#000000" fo:font-size="13pt" style:font-size-asian="13pt" style:font-size-complex="13pt"/>
    </style:style>
    <style:style style:name="T200" style:parent-style-name="Policepardéfaut" style:family="text">
      <style:text-properties fo:color="#FF3333" fo:font-size="13pt" style:font-size-asian="13pt" style:font-size-complex="13pt"/>
    </style:style>
    <style:style style:name="T201" style:parent-style-name="Policepardéfaut" style:family="text">
      <style:text-properties fo:color="#000000" fo:font-size="13pt" style:font-size-asian="13pt" style:font-size-complex="13pt"/>
    </style:style>
    <style:style style:name="T202" style:parent-style-name="Policepardéfaut" style:family="text">
      <style:text-properties fo:color="#FF3333" fo:font-size="13pt" style:font-size-asian="13pt" style:font-size-complex="13pt"/>
    </style:style>
    <style:style style:name="T203" style:parent-style-name="Policepardéfaut" style:family="text">
      <style:text-properties fo:color="#000000" fo:font-size="13pt" style:font-size-asian="13pt" style:font-size-complex="13pt"/>
    </style:style>
    <style:style style:name="P204" style:parent-style-name="Standard" style:family="paragraph">
      <style:text-properties fo:color="#000000" fo:font-size="13pt" style:font-size-asian="13pt" style:font-size-complex="13pt"/>
    </style:style>
    <style:style style:name="P205" style:parent-style-name="Standard" style:family="paragraph">
      <style:text-properties fo:color="#000000" fo:font-size="13pt" style:font-size-asian="13pt" style:font-size-complex="13pt"/>
    </style:style>
    <style:style style:name="P206" style:parent-style-name="Standard" style:family="paragraph">
      <style:text-properties fo:color="#3399FF" fo:font-size="13pt" style:font-size-asian="13pt" style:font-size-complex="13pt"/>
    </style:style>
    <style:style style:name="P207" style:parent-style-name="Standard" style:family="paragraph">
      <style:text-properties fo:color="#3399FF" fo:font-size="13pt" style:font-size-asian="13pt" style:font-size-complex="13pt"/>
    </style:style>
    <style:style style:name="P208" style:parent-style-name="Standard" style:family="paragraph">
      <style:text-properties fo:color="#000000" fo:font-size="13pt" style:font-size-asian="13pt" style:font-size-complex="13pt"/>
    </style:style>
    <style:style style:name="P209" style:parent-style-name="Standard" style:family="paragraph">
      <style:text-properties fo:color="#000000" fo:font-size="13pt" style:font-size-asian="13pt" style:font-size-complex="13pt"/>
    </style:style>
    <style:style style:name="P210" style:parent-style-name="Standard" style:family="paragraph">
      <style:text-properties fo:color="#000000" fo:font-size="13pt" style:font-size-asian="13pt" style:font-size-complex="13pt"/>
    </style:style>
    <style:style style:name="P211" style:parent-style-name="Standard" style:family="paragraph">
      <style:text-properties fo:color="#000000" fo:font-size="13pt" style:font-size-asian="13pt" style:font-size-complex="13pt"/>
    </style:style>
    <style:style style:name="P212" style:parent-style-name="Standard" style:family="paragraph">
      <style:text-properties fo:font-weight="bold" style:font-weight-asian="bold" style:font-weight-complex="bold" fo:color="#000000" fo:font-size="13pt" style:font-size-asian="13pt" style:font-size-complex="13pt"/>
    </style:style>
    <style:style style:name="P213" style:parent-style-name="Standard" style:family="paragraph">
      <style:text-properties fo:color="#000000" fo:font-size="13pt" style:font-size-asian="13pt" style:font-size-complex="13pt"/>
    </style:style>
    <style:style style:name="P214" style:parent-style-name="Standard" style:family="paragraph">
      <style:paragraph-properties fo:margin-left="0.4923in">
        <style:tab-stops/>
      </style:paragraph-properties>
      <style:text-properties fo:color="#000000" fo:font-size="13pt" style:font-size-asian="13pt" style:font-size-complex="13pt"/>
    </style:style>
    <style:style style:name="P215" style:parent-style-name="Standard" style:family="paragraph">
      <style:text-properties fo:color="#000000" fo:font-size="13pt" style:font-size-asian="13pt" style:font-size-complex="13pt"/>
    </style:style>
    <style:style style:name="P216" style:parent-style-name="Standard" style:family="paragraph">
      <style:text-properties fo:color="#000000" fo:font-size="13pt" style:font-size-asian="13pt" style:font-size-complex="13pt"/>
    </style:style>
    <style:style style:name="P217" style:parent-style-name="Standard" style:family="paragraph">
      <style:text-properties fo:color="#000000" fo:font-size="13pt" style:font-size-asian="13pt" style:font-size-complex="13pt"/>
    </style:style>
    <style:style style:name="P218" style:parent-style-name="Standard" style:family="paragraph">
      <style:text-properties fo:font-size="13pt" style:font-size-asian="13pt" style:font-size-complex="13pt"/>
    </style:style>
    <style:style style:name="T219" style:parent-style-name="Policepardéfaut" style:family="text">
      <style:text-properties fo:color="#000000" fo:font-size="13pt" style:font-size-asian="13pt" style:font-size-complex="13pt"/>
    </style:style>
    <style:style style:name="T220"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21" style:parent-style-name="Policepardéfaut" style:family="text">
      <style:text-properties fo:color="#000000" fo:font-size="13pt" style:font-size-asian="13pt" style:font-size-complex="13pt"/>
    </style:style>
    <style:style style:name="T222" style:parent-style-name="Policepardéfaut" style:family="text">
      <style:text-properties fo:color="#000000" fo:font-size="13pt" style:font-size-asian="13pt" style:font-size-complex="13pt"/>
    </style:style>
    <style:style style:name="T223"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24"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25" style:parent-style-name="Policepardéfaut" style:family="text">
      <style:text-properties fo:color="#000000" fo:font-size="13pt" style:font-size-asian="13pt" style:font-size-complex="13pt"/>
    </style:style>
    <style:style style:name="T226" style:parent-style-name="Policepardéfaut" style:family="text">
      <style:text-properties fo:color="#000000" fo:font-size="13pt" style:font-size-asian="13pt" style:font-size-complex="13pt"/>
    </style:style>
    <style:style style:name="T227" style:parent-style-name="Policepardéfaut" style:family="text">
      <style:text-properties fo:color="#000000" fo:font-size="13pt" style:font-size-asian="13pt" style:font-size-complex="13pt"/>
    </style:style>
    <style:style style:name="T228"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29" style:parent-style-name="Policepardéfaut" style:family="text">
      <style:text-properties fo:color="#000000" fo:font-size="13pt" style:font-size-asian="13pt" style:font-size-complex="13pt"/>
    </style:style>
    <style:style style:name="T230" style:parent-style-name="Policepardéfaut" style:family="text">
      <style:text-properties fo:color="#000000" fo:font-size="13pt" style:font-size-asian="13pt" style:font-size-complex="13pt"/>
    </style:style>
    <style:style style:name="T231"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32" style:parent-style-name="Policepardéfaut" style:family="text">
      <style:text-properties fo:color="#000000" fo:font-size="13pt" style:font-size-asian="13pt" style:font-size-complex="13pt"/>
    </style:style>
    <style:style style:name="T233" style:parent-style-name="Policepardéfaut" style:family="text">
      <style:text-properties fo:color="#000000" fo:font-size="13pt" style:font-size-asian="13pt" style:font-size-complex="13pt"/>
    </style:style>
    <style:style style:name="T234" style:parent-style-name="Policepardéfaut" style:family="text">
      <style:text-properties fo:color="#000000" fo:font-size="13pt" style:font-size-asian="13pt" style:font-size-complex="13pt"/>
    </style:style>
    <style:style style:name="T235"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236" style:parent-style-name="Policepardéfaut" style:family="text">
      <style:text-properties fo:color="#000000" fo:font-size="13pt" style:font-size-asian="13pt" style:font-size-complex="13pt"/>
    </style:style>
    <style:style style:name="P237" style:parent-style-name="Standard" style:family="paragraph">
      <style:text-properties fo:color="#000000" fo:font-size="13pt" style:font-size-asian="13pt" style:font-size-complex="13pt"/>
    </style:style>
    <style:style style:name="P238" style:parent-style-name="Standard" style:family="paragraph">
      <style:text-properties fo:font-style="italic" style:font-style-asian="italic" style:font-style-complex="italic" fo:color="#000000" fo:font-size="13pt" style:font-size-asian="13pt" style:font-size-complex="13pt"/>
    </style:style>
    <style:style style:name="P239" style:parent-style-name="Standard" style:family="paragraph">
      <style:text-properties fo:color="#000000" fo:font-size="13pt" style:font-size-asian="13pt" style:font-size-complex="13pt"/>
    </style:style>
    <style:style style:name="P240" style:parent-style-name="Standard" style:family="paragraph">
      <style:text-properties fo:color="#000000" fo:font-size="13pt" style:font-size-asian="13pt" style:font-size-complex="13pt"/>
    </style:style>
    <style:style style:name="P241" style:parent-style-name="Standard" style:family="paragraph">
      <style:text-properties fo:color="#000000" fo:font-size="13pt" style:font-size-asian="13pt" style:font-size-complex="13pt"/>
    </style:style>
    <style:style style:name="P242" style:parent-style-name="Standard" style:family="paragraph">
      <style:text-properties fo:color="#000000" fo:font-size="13pt" style:font-size-asian="13pt" style:font-size-complex="13pt"/>
    </style:style>
    <style:style style:name="P243" style:parent-style-name="Standard" style:family="paragraph">
      <style:text-properties fo:color="#000000" fo:font-size="13pt" style:font-size-asian="13pt" style:font-size-complex="13pt"/>
    </style:style>
    <style:style style:name="P244" style:parent-style-name="Standard" style:family="paragraph">
      <style:text-properties fo:color="#000000" fo:font-size="13pt" style:font-size-asian="13pt" style:font-size-complex="13pt"/>
    </style:style>
    <style:style style:name="P245" style:parent-style-name="Standard" style:family="paragraph">
      <style:text-properties fo:color="#3399FF" fo:font-size="13pt" style:font-size-asian="13pt" style:font-size-complex="13pt"/>
    </style:style>
    <style:style style:name="P246" style:parent-style-name="Standard" style:family="paragraph">
      <style:text-properties fo:color="#FF0000" fo:font-size="13pt" style:font-size-asian="13pt" style:font-size-complex="13pt"/>
    </style:style>
    <style:style style:name="P247" style:parent-style-name="Standard" style:family="paragraph">
      <style:text-properties fo:font-weight="bold" style:font-weight-asian="bold" style:font-weight-complex="bold" fo:color="#000000" fo:font-size="13pt" style:font-size-asian="13pt" style:font-size-complex="13pt"/>
    </style:style>
    <style:style style:name="T248" style:parent-style-name="Policepardéfaut" style:family="text">
      <style:text-properties fo:color="#00FF00" fo:font-size="13pt" style:font-size-asian="13pt" style:font-size-complex="13pt"/>
    </style:style>
    <style:style style:name="T249" style:parent-style-name="Policepardéfaut" style:family="text">
      <style:text-properties fo:color="#000000" fo:font-size="13pt" style:font-size-asian="13pt" style:font-size-complex="13pt"/>
    </style:style>
    <style:style style:name="P250" style:parent-style-name="Standard" style:family="paragraph">
      <style:text-properties fo:color="#000000" fo:font-size="13pt" style:font-size-asian="13pt" style:font-size-complex="13pt"/>
    </style:style>
    <style:style style:name="P251" style:parent-style-name="Standard" style:family="paragraph">
      <style:text-properties fo:color="#000000" fo:font-size="13pt" style:font-size-asian="13pt" style:font-size-complex="13pt"/>
    </style:style>
    <style:style style:name="T252" style:parent-style-name="Policepardéfaut" style:family="text">
      <style:text-properties fo:font-weight="bold" style:font-weight-asian="bold" style:font-weight-complex="bold" fo:color="#000000" fo:font-size="13pt" style:font-size-asian="13pt" style:font-size-complex="13pt"/>
    </style:style>
    <style:style style:name="T253" style:parent-style-name="Policepardéfaut" style:family="text">
      <style:text-properties fo:color="#00FF00" fo:font-size="13pt" style:font-size-asian="13pt" style:font-size-complex="13pt"/>
    </style:style>
    <style:style style:name="T254" style:parent-style-name="Policepardéfaut" style:family="text">
      <style:text-properties fo:color="#000000" fo:font-size="13pt" style:font-size-asian="13pt" style:font-size-complex="13pt"/>
    </style:style>
    <style:style style:name="T255" style:parent-style-name="Policepardéfaut" style:family="text">
      <style:text-properties fo:color="#000000" fo:font-size="13pt" style:font-size-asian="13pt" style:font-size-complex="13pt"/>
    </style:style>
    <style:style style:name="P256" style:parent-style-name="Standard" style:family="paragraph">
      <style:text-properties fo:color="#000000" fo:font-size="13pt" style:font-size-asian="13pt" style:font-size-complex="13pt"/>
    </style:style>
    <style:style style:name="P257" style:parent-style-name="Standard" style:family="paragraph">
      <style:text-properties fo:color="#000000" fo:font-size="13pt" style:font-size-asian="13pt" style:font-size-complex="13pt"/>
    </style:style>
    <style:style style:name="P258" style:parent-style-name="Standard" style:family="paragraph">
      <style:text-properties fo:color="#000000" fo:font-size="13pt" style:font-size-asian="13pt" style:font-size-complex="13pt"/>
    </style:style>
    <style:style style:name="P259" style:parent-style-name="Standard" style:family="paragraph">
      <style:text-properties fo:font-weight="bold" style:font-weight-asian="bold" style:font-weight-complex="bold" fo:color="#000000" fo:font-size="13pt" style:font-size-asian="13pt" style:font-size-complex="13pt"/>
    </style:style>
    <style:style style:name="P260" style:parent-style-name="Standard" style:family="paragraph">
      <style:text-properties fo:color="#000000" fo:font-size="13pt" style:font-size-asian="13pt" style:font-size-complex="13pt"/>
    </style:style>
    <style:style style:name="P261" style:parent-style-name="Standard" style:family="paragraph">
      <style:text-properties fo:color="#000000" fo:font-size="13pt" style:font-size-asian="13pt" style:font-size-complex="13pt"/>
    </style:style>
    <style:style style:name="P262" style:parent-style-name="Standard" style:family="paragraph">
      <style:text-properties fo:color="#000000" fo:font-size="13pt" style:font-size-asian="13pt" style:font-size-complex="13pt"/>
    </style:style>
    <style:style style:name="P263" style:parent-style-name="Standard" style:family="paragraph">
      <style:text-properties fo:color="#000000" fo:font-size="13pt" style:font-size-asian="13pt" style:font-size-complex="13pt"/>
    </style:style>
    <style:style style:name="P264" style:parent-style-name="Standard" style:family="paragraph">
      <style:text-properties fo:font-weight="bold" style:font-weight-asian="bold" style:font-weight-complex="bold" fo:color="#000000" fo:font-size="13pt" style:font-size-asian="13pt" style:font-size-complex="13pt"/>
    </style:style>
    <style:style style:name="T265" style:parent-style-name="Policepardéfaut" style:family="text">
      <style:text-properties fo:color="#00FF00" fo:font-size="13pt" style:font-size-asian="13pt" style:font-size-complex="13pt"/>
    </style:style>
    <style:style style:name="T266" style:parent-style-name="Policepardéfaut" style:family="text">
      <style:text-properties fo:color="#000000" fo:font-size="13pt" style:font-size-asian="13pt" style:font-size-complex="13pt"/>
    </style:style>
    <style:style style:name="T267" style:parent-style-name="Policepardéfaut" style:family="text">
      <style:text-properties fo:color="#000000" fo:font-size="13pt" style:font-size-asian="13pt" style:font-size-complex="13pt"/>
    </style:style>
    <style:style style:name="P268" style:parent-style-name="Standard" style:family="paragraph">
      <style:text-properties fo:color="#000000" fo:font-size="13pt" style:font-size-asian="13pt" style:font-size-complex="13pt"/>
    </style:style>
    <style:style style:name="P269" style:parent-style-name="Standard" style:family="paragraph">
      <style:text-properties fo:color="#000000" fo:font-size="13pt" style:font-size-asian="13pt" style:font-size-complex="13pt"/>
    </style:style>
    <style:style style:name="P270" style:parent-style-name="Standard" style:family="paragraph">
      <style:text-properties fo:color="#000000" fo:font-size="13pt" style:font-size-asian="13pt" style:font-size-complex="13pt"/>
    </style:style>
    <style:style style:name="P271" style:parent-style-name="Standard" style:family="paragraph">
      <style:text-properties fo:color="#000000" fo:font-size="13pt" style:font-size-asian="13pt" style:font-size-complex="13pt"/>
    </style:style>
    <style:style style:name="P272" style:parent-style-name="Standard" style:family="paragraph">
      <style:text-properties fo:color="#000000" fo:font-size="13pt" style:font-size-asian="13pt" style:font-size-complex="13pt"/>
    </style:style>
    <style:style style:name="P273" style:parent-style-name="Standard" style:family="paragraph">
      <style:text-properties fo:color="#000000" fo:font-size="13pt" style:font-size-asian="13pt" style:font-size-complex="13pt"/>
    </style:style>
    <style:style style:name="P274" style:parent-style-name="Standard" style:family="paragraph">
      <style:text-properties fo:color="#000000" fo:font-size="13pt" style:font-size-asian="13pt" style:font-size-complex="13pt"/>
    </style:style>
    <style:style style:name="P275" style:parent-style-name="Standard" style:family="paragraph">
      <style:text-properties fo:color="#000000" fo:font-size="13pt" style:font-size-asian="13pt" style:font-size-complex="13pt"/>
    </style:style>
    <style:style style:name="P276" style:parent-style-name="Standard" style:family="paragraph">
      <style:text-properties fo:color="#000000" fo:font-size="13pt" style:font-size-asian="13pt" style:font-size-complex="13pt"/>
    </style:style>
    <style:style style:name="P277" style:parent-style-name="Standard" style:family="paragraph">
      <style:text-properties fo:color="#000000" fo:font-size="13pt" style:font-size-asian="13pt" style:font-size-complex="13pt"/>
    </style:style>
    <style:style style:name="P278" style:parent-style-name="Standard" style:family="paragraph">
      <style:text-properties fo:color="#000000" fo:font-size="13pt" style:font-size-asian="13pt" style:font-size-complex="13pt"/>
    </style:style>
    <style:style style:name="P279" style:parent-style-name="Standard" style:family="paragraph">
      <style:text-properties fo:color="#000000" fo:font-size="13pt" style:font-size-asian="13pt" style:font-size-complex="13pt"/>
    </style:style>
    <style:style style:name="P280" style:parent-style-name="Standard" style:family="paragraph">
      <style:text-properties fo:color="#000000" fo:font-size="13pt" style:font-size-asian="13pt" style:font-size-complex="13pt"/>
    </style:style>
    <style:style style:name="P281" style:parent-style-name="Standard" style:family="paragraph">
      <style:text-properties fo:color="#000000" fo:font-size="13pt" style:font-size-asian="13pt" style:font-size-complex="13pt"/>
    </style:style>
    <style:style style:name="P282" style:parent-style-name="Standard" style:family="paragraph">
      <style:text-properties fo:color="#000000" fo:font-size="13pt" style:font-size-asian="13pt" style:font-size-complex="13pt"/>
    </style:style>
    <style:style style:name="P283" style:parent-style-name="Standard" style:family="paragraph">
      <style:text-properties fo:color="#000000" fo:font-size="13pt" style:font-size-asian="13pt" style:font-size-complex="13pt"/>
    </style:style>
    <style:style style:name="P284" style:parent-style-name="Standard" style:family="paragraph">
      <style:text-properties fo:color="#000000" fo:font-size="13pt" style:font-size-asian="13pt" style:font-size-complex="13pt"/>
    </style:style>
    <style:style style:name="P285" style:parent-style-name="Standard" style:family="paragraph">
      <style:text-properties fo:color="#000000" fo:font-size="13pt" style:font-size-asian="13pt" style:font-size-complex="13pt"/>
    </style:style>
    <style:style style:name="P286" style:parent-style-name="Standard" style:family="paragraph">
      <style:text-properties fo:color="#000000" fo:font-size="13pt" style:font-size-asian="13pt" style:font-size-complex="13pt"/>
    </style:style>
    <style:style style:name="P287" style:parent-style-name="Standard" style:family="paragraph">
      <style:text-properties fo:color="#000000" fo:font-size="13pt" style:font-size-asian="13pt" style:font-size-complex="13pt"/>
    </style:style>
    <style:style style:name="P288" style:parent-style-name="Standard" style:family="paragraph">
      <style:text-properties fo:color="#000000" fo:font-size="13pt" style:font-size-asian="13pt" style:font-size-complex="13pt"/>
    </style:style>
    <style:style style:name="P289" style:parent-style-name="Standard" style:family="paragraph">
      <style:text-properties fo:color="#000000" fo:font-size="13pt" style:font-size-asian="13pt" style:font-size-complex="13pt"/>
    </style:style>
    <style:style style:name="P290" style:parent-style-name="Standard" style:family="paragraph">
      <style:text-properties fo:color="#000000" fo:font-size="13pt" style:font-size-asian="13pt" style:font-size-complex="13pt"/>
    </style:style>
    <style:style style:name="T291" style:parent-style-name="Policepardéfaut" style:family="text">
      <style:text-properties fo:font-weight="bold" style:font-weight-asian="bold" style:font-weight-complex="bold" fo:color="#000000" fo:font-size="13pt" style:font-size-asian="13pt" style:font-size-complex="13pt"/>
    </style:style>
    <style:style style:name="T292" style:parent-style-name="Policepardéfaut" style:family="text">
      <style:text-properties fo:color="#00FF00" fo:font-size="13pt" style:font-size-asian="13pt" style:font-size-complex="13pt"/>
    </style:style>
    <style:style style:name="P293" style:parent-style-name="Standard" style:family="paragraph">
      <style:text-properties fo:color="#000000" fo:font-size="13pt" style:font-size-asian="13pt" style:font-size-complex="13pt"/>
    </style:style>
    <style:style style:name="P294" style:parent-style-name="Standard" style:family="paragraph">
      <style:text-properties fo:color="#000000" fo:font-size="13pt" style:font-size-asian="13pt" style:font-size-complex="13pt"/>
    </style:style>
    <style:style style:name="P295" style:parent-style-name="Standard" style:family="paragraph">
      <style:text-properties fo:color="#000000" fo:font-size="13pt" style:font-size-asian="13pt" style:font-size-complex="13pt"/>
    </style:style>
    <style:style style:name="P296" style:parent-style-name="Standard" style:family="paragraph">
      <style:text-properties fo:color="#000000" fo:font-size="13pt" style:font-size-asian="13pt" style:font-size-complex="13pt"/>
    </style:style>
    <style:style style:name="P297" style:parent-style-name="Standard" style:family="paragraph">
      <style:text-properties fo:color="#000000" fo:font-size="13pt" style:font-size-asian="13pt" style:font-size-complex="13pt"/>
    </style:style>
    <style:style style:name="P298" style:parent-style-name="Standard" style:family="paragraph">
      <style:text-properties fo:color="#000000" fo:font-size="13pt" style:font-size-asian="13pt" style:font-size-complex="13pt"/>
    </style:style>
    <style:style style:name="P299" style:parent-style-name="Standard" style:family="paragraph">
      <style:text-properties fo:color="#000000" fo:font-size="13pt" style:font-size-asian="13pt" style:font-size-complex="13pt"/>
    </style:style>
    <style:style style:name="P300" style:parent-style-name="Standard" style:family="paragraph">
      <style:text-properties fo:color="#000000" fo:font-size="13pt" style:font-size-asian="13pt" style:font-size-complex="13pt"/>
    </style:style>
    <style:style style:name="P301" style:parent-style-name="Standard" style:family="paragraph">
      <style:text-properties fo:color="#000000" fo:font-size="13pt" style:font-size-asian="13pt" style:font-size-complex="13pt"/>
    </style:style>
    <style:style style:name="P302" style:parent-style-name="Standard" style:family="paragraph">
      <style:text-properties fo:color="#000000" fo:font-size="13pt" style:font-size-asian="13pt" style:font-size-complex="13pt"/>
    </style:style>
    <style:style style:name="P303" style:parent-style-name="Standard" style:family="paragraph">
      <style:text-properties fo:color="#000000" fo:font-size="13pt" style:font-size-asian="13pt" style:font-size-complex="13pt"/>
    </style:style>
    <style:style style:name="P304" style:parent-style-name="Standard" style:family="paragraph">
      <style:text-properties fo:color="#000000" fo:font-size="13pt" style:font-size-asian="13pt" style:font-size-complex="13pt"/>
    </style:style>
    <style:style style:name="T305"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306" style:parent-style-name="Policepardéfaut" style:family="text">
      <style:text-properties fo:color="#000000" fo:font-size="13pt" style:font-size-asian="13pt" style:font-size-complex="13pt"/>
    </style:style>
    <style:style style:name="P307" style:parent-style-name="Standard" style:family="paragraph">
      <style:text-properties fo:color="#000000" fo:font-size="13pt" style:font-size-asian="13pt" style:font-size-complex="13pt"/>
    </style:style>
    <style:style style:name="P308" style:parent-style-name="Standard" style:family="paragraph">
      <style:text-properties fo:color="#000000" fo:font-size="13pt" style:font-size-asian="13pt" style:font-size-complex="13pt"/>
    </style:style>
    <style:style style:name="P309" style:parent-style-name="Standard" style:family="paragraph">
      <style:text-properties fo:color="#000000" fo:font-size="13pt" style:font-size-asian="13pt" style:font-size-complex="13pt"/>
    </style:style>
    <style:style style:name="P310" style:parent-style-name="Standard" style:family="paragraph">
      <style:text-properties fo:color="#000000" fo:font-size="13pt" style:font-size-asian="13pt" style:font-size-complex="13pt"/>
    </style:style>
    <style:style style:name="P311" style:parent-style-name="Standard" style:family="paragraph">
      <style:text-properties fo:color="#000000" fo:font-size="13pt" style:font-size-asian="13pt" style:font-size-complex="13pt"/>
    </style:style>
    <style:style style:name="P312" style:parent-style-name="Standard" style:family="paragraph">
      <style:text-properties fo:color="#000000" fo:font-size="13pt" style:font-size-asian="13pt" style:font-size-complex="13pt"/>
    </style:style>
    <style:style style:name="P313" style:parent-style-name="Standard" style:family="paragraph">
      <style:text-properties fo:color="#000000" fo:font-size="13pt" style:font-size-asian="13pt" style:font-size-complex="13pt"/>
    </style:style>
    <style:style style:name="P314" style:parent-style-name="Standard" style:family="paragraph">
      <style:text-properties fo:color="#000000" fo:font-size="13pt" style:font-size-asian="13pt" style:font-size-complex="13pt"/>
    </style:style>
    <style:style style:name="P315" style:parent-style-name="Standard" style:family="paragraph">
      <style:text-properties fo:color="#000000" fo:font-size="13pt" style:font-size-asian="13pt" style:font-size-complex="13pt"/>
    </style:style>
    <style:style style:name="P316" style:parent-style-name="Standard" style:family="paragraph">
      <style:text-properties fo:color="#000000" fo:font-size="13pt" style:font-size-asian="13pt" style:font-size-complex="13pt"/>
    </style:style>
    <style:style style:name="P317" style:parent-style-name="Standard" style:family="paragraph">
      <style:text-properties fo:color="#000000" fo:font-size="13pt" style:font-size-asian="13pt" style:font-size-complex="13pt"/>
    </style:style>
    <style:style style:name="P318" style:parent-style-name="Standard" style:family="paragraph">
      <style:text-properties fo:color="#000000" fo:font-size="13pt" style:font-size-asian="13pt" style:font-size-complex="13pt"/>
    </style:style>
    <style:style style:name="P319" style:parent-style-name="Standard" style:family="paragraph">
      <style:text-properties fo:color="#000000" fo:font-size="13pt" style:font-size-asian="13pt" style:font-size-complex="13pt"/>
    </style:style>
    <style:style style:name="P320" style:parent-style-name="Standard" style:family="paragraph">
      <style:text-properties fo:color="#000000" fo:font-size="13pt" style:font-size-asian="13pt" style:font-size-complex="13pt"/>
    </style:style>
    <style:style style:name="P321" style:parent-style-name="Standard" style:family="paragraph">
      <style:text-properties fo:color="#000000" fo:font-size="13pt" style:font-size-asian="13pt" style:font-size-complex="13pt"/>
    </style:style>
    <style:style style:name="P322" style:parent-style-name="Standard" style:family="paragraph">
      <style:text-properties fo:color="#000000" fo:font-size="13pt" style:font-size-asian="13pt" style:font-size-complex="13pt"/>
    </style:style>
    <style:style style:name="P323" style:parent-style-name="Standard" style:family="paragraph">
      <style:text-properties fo:color="#000000" fo:font-size="13pt" style:font-size-asian="13pt" style:font-size-complex="13pt"/>
    </style:style>
    <style:style style:name="P324" style:parent-style-name="Standard" style:family="paragraph">
      <style:text-properties fo:color="#000000" fo:font-size="13pt" style:font-size-asian="13pt" style:font-size-complex="13pt"/>
    </style:style>
    <style:style style:name="P325" style:parent-style-name="Standard" style:family="paragraph">
      <style:text-properties fo:color="#000000" fo:font-size="13pt" style:font-size-asian="13pt" style:font-size-complex="13pt"/>
    </style:style>
    <style:style style:name="P326" style:parent-style-name="Standard" style:family="paragraph">
      <style:text-properties fo:color="#000000" fo:font-size="13pt" style:font-size-asian="13pt" style:font-size-complex="13pt"/>
    </style:style>
    <style:style style:name="P327" style:parent-style-name="Standard" style:family="paragraph">
      <style:text-properties fo:color="#000000" fo:font-size="13pt" style:font-size-asian="13pt" style:font-size-complex="13pt"/>
    </style:style>
    <style:style style:name="P328" style:parent-style-name="Standard" style:family="paragraph">
      <style:text-properties fo:color="#000000" fo:font-size="13pt" style:font-size-asian="13pt" style:font-size-complex="13pt"/>
    </style:style>
    <style:style style:name="P329" style:parent-style-name="Standard" style:family="paragraph">
      <style:text-properties fo:color="#000000" fo:font-size="13pt" style:font-size-asian="13pt" style:font-size-complex="13pt"/>
    </style:style>
    <style:style style:name="P330" style:parent-style-name="Standard" style:family="paragraph">
      <style:text-properties fo:color="#000000" fo:font-size="13pt" style:font-size-asian="13pt" style:font-size-complex="13pt"/>
    </style:style>
    <style:style style:name="P331" style:parent-style-name="Standard" style:family="paragraph">
      <style:text-properties fo:color="#000000" fo:font-size="13pt" style:font-size-asian="13pt" style:font-size-complex="13pt"/>
    </style:style>
    <style:style style:name="P332" style:parent-style-name="Standard" style:family="paragraph">
      <style:text-properties fo:color="#000000" fo:font-size="13pt" style:font-size-asian="13pt" style:font-size-complex="13pt"/>
    </style:style>
    <style:style style:name="P333" style:parent-style-name="Standard" style:family="paragraph">
      <style:text-properties fo:color="#000000" fo:font-size="13pt" style:font-size-asian="13pt" style:font-size-complex="13pt"/>
    </style:style>
    <style:style style:name="P334" style:parent-style-name="Standard" style:family="paragraph">
      <style:text-properties fo:color="#000000" fo:font-size="13pt" style:font-size-asian="13pt" style:font-size-complex="13pt"/>
    </style:style>
    <style:style style:name="P335" style:parent-style-name="Standard" style:family="paragraph">
      <style:text-properties fo:color="#000000" fo:font-size="13pt" style:font-size-asian="13pt" style:font-size-complex="13pt"/>
    </style:style>
    <style:style style:name="P336" style:parent-style-name="Standard" style:family="paragraph">
      <style:text-properties fo:color="#000000" fo:font-size="13pt" style:font-size-asian="13pt" style:font-size-complex="13pt"/>
    </style:style>
    <style:style style:name="T337" style:parent-style-name="Policepardéfaut" style:family="text">
      <style:text-properties fo:font-weight="bold" style:font-weight-asian="bold" style:font-weight-complex="bold" fo:color="#000000" fo:font-size="13pt" style:font-size-asian="13pt" style:font-size-complex="13pt"/>
    </style:style>
    <style:style style:name="P338" style:parent-style-name="Standard" style:family="paragraph">
      <style:text-properties fo:color="#000000" fo:font-size="13pt" style:font-size-asian="13pt" style:font-size-complex="13pt"/>
    </style:style>
    <style:style style:name="P339" style:parent-style-name="Standard" style:family="paragraph">
      <style:text-properties fo:color="#000000" fo:font-size="13pt" style:font-size-asian="13pt" style:font-size-complex="13pt"/>
    </style:style>
    <style:style style:name="P340" style:parent-style-name="Standard" style:family="paragraph">
      <style:text-properties fo:font-weight="bold" style:font-weight-asian="bold" style:font-weight-complex="bold" fo:color="#000000" fo:font-size="13pt" style:font-size-asian="13pt" style:font-size-complex="13pt"/>
    </style:style>
    <style:style style:name="P341" style:parent-style-name="Standard" style:family="paragraph">
      <style:text-properties fo:color="#000000" fo:font-size="13pt" style:font-size-asian="13pt" style:font-size-complex="13pt"/>
    </style:style>
    <style:style style:name="P342" style:parent-style-name="Standard" style:family="paragraph">
      <style:text-properties fo:color="#000000" fo:font-size="13pt" style:font-size-asian="13pt" style:font-size-complex="13pt"/>
    </style:style>
    <style:style style:name="P343" style:parent-style-name="Standard" style:family="paragraph">
      <style:text-properties fo:color="#000000" fo:font-size="13pt" style:font-size-asian="13pt" style:font-size-complex="13pt"/>
    </style:style>
    <style:style style:name="P344" style:parent-style-name="Standard" style:family="paragraph">
      <style:text-properties fo:color="#000000" fo:font-size="13pt" style:font-size-asian="13pt" style:font-size-complex="13pt"/>
    </style:style>
    <style:style style:name="P345" style:parent-style-name="Standard" style:family="paragraph">
      <style:text-properties fo:color="#000000" fo:font-size="13pt" style:font-size-asian="13pt" style:font-size-complex="13pt"/>
    </style:style>
    <style:style style:name="P346" style:parent-style-name="Standard" style:family="paragraph">
      <style:text-properties fo:color="#000000" fo:font-size="13pt" style:font-size-asian="13pt" style:font-size-complex="13pt"/>
    </style:style>
    <style:style style:name="T347" style:parent-style-name="Policepardéfaut" style:family="text">
      <style:text-properties fo:color="#000000" fo:font-size="13pt" style:font-size-asian="13pt" style:font-size-complex="13pt"/>
    </style:style>
    <style:style style:name="T348" style:parent-style-name="Policepardéfaut" style:family="text">
      <style:text-properties fo:color="#FF0000" fo:font-size="13pt" style:font-size-asian="13pt" style:font-size-complex="13pt"/>
    </style:style>
    <style:style style:name="T349"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P350"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351"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T352" style:parent-style-name="Policepardéfaut" style:family="text">
      <style:text-properties fo:color="#0084D1" fo:font-size="13pt" style:font-size-asian="13pt" style:font-size-complex="13pt"/>
    </style:style>
    <style:style style:name="T353" style:parent-style-name="Policepardéfaut" style:family="text">
      <style:text-properties fo:color="#0084D1" fo:font-size="13pt" style:font-size-asian="13pt" style:font-size-complex="13pt" style:text-underline-type="single" style:text-underline-style="solid" style:text-underline-width="auto" style:text-underline-mode="continuous"/>
    </style:style>
    <style:style style:name="T354" style:parent-style-name="Policepardéfaut" style:family="text">
      <style:text-properties fo:color="#0084D1" fo:font-size="13pt" style:font-size-asian="13pt" style:font-size-complex="13pt"/>
    </style:style>
    <style:style style:name="T355" style:parent-style-name="Policepardéfaut" style:family="text">
      <style:text-properties fo:color="#FF0000" fo:font-size="13pt" style:font-size-asian="13pt" style:font-size-complex="13pt"/>
    </style:style>
    <style:style style:name="P356" style:parent-style-name="Standard" style:family="paragraph">
      <style:text-properties fo:color="#FF0000" fo:font-size="13pt" style:font-size-asian="13pt" style:font-size-complex="13pt"/>
    </style:style>
    <style:style style:name="P357" style:parent-style-name="Standard" style:family="paragraph">
      <style:text-properties fo:color="#000000" fo:font-size="13pt" style:font-size-asian="13pt" style:font-size-complex="13pt"/>
    </style:style>
    <style:style style:name="P358" style:parent-style-name="Standard" style:family="paragraph">
      <style:text-properties fo:color="#000000" fo:font-size="13pt" style:font-size-asian="13pt" style:font-size-complex="13pt"/>
    </style:style>
    <style:style style:name="P359" style:parent-style-name="Standard" style:family="paragraph">
      <style:text-properties fo:color="#000000" fo:font-size="13pt" style:font-size-asian="13pt" style:font-size-complex="13pt"/>
    </style:style>
    <style:style style:name="P360" style:parent-style-name="Standard" style:family="paragraph">
      <style:text-properties fo:color="#000000" fo:font-size="13pt" style:font-size-asian="13pt" style:font-size-complex="13pt"/>
    </style:style>
    <style:style style:name="P361" style:parent-style-name="Standard" style:family="paragraph">
      <style:text-properties fo:color="#000000" fo:font-size="13pt" style:font-size-asian="13pt" style:font-size-complex="13pt"/>
    </style:style>
    <style:style style:name="P362" style:parent-style-name="Standard" style:family="paragraph">
      <style:text-properties fo:color="#000000" fo:font-size="13pt" style:font-size-asian="13pt" style:font-size-complex="13pt"/>
    </style:style>
    <style:style style:name="P363" style:parent-style-name="Standard" style:family="paragraph">
      <style:text-properties fo:color="#000000" fo:font-size="13pt" style:font-size-asian="13pt" style:font-size-complex="13pt"/>
    </style:style>
    <style:style style:name="P364" style:parent-style-name="Standard" style:family="paragraph">
      <style:text-properties fo:color="#000000" fo:font-size="13pt" style:font-size-asian="13pt" style:font-size-complex="13pt"/>
    </style:style>
    <style:style style:name="T365" style:parent-style-name="Policepardéfaut" style:family="text">
      <style:text-properties fo:color="#0084D1" fo:font-size="13pt" style:font-size-asian="13pt" style:font-size-complex="13pt"/>
    </style:style>
    <style:style style:name="T366" style:parent-style-name="Policepardéfaut" style:family="text">
      <style:text-properties fo:color="#0084D1" fo:font-size="13pt" style:font-size-asian="13pt" style:font-size-complex="13pt" style:text-underline-type="single" style:text-underline-style="solid" style:text-underline-width="auto" style:text-underline-mode="continuous"/>
    </style:style>
    <style:style style:name="T367" style:parent-style-name="Policepardéfaut" style:family="text">
      <style:text-properties fo:color="#0084D1" fo:font-size="13pt" style:font-size-asian="13pt" style:font-size-complex="13pt"/>
    </style:style>
    <style:style style:name="T368" style:parent-style-name="Policepardéfaut" style:family="text">
      <style:text-properties fo:color="#FF0000" fo:font-size="13pt" style:font-size-asian="13pt" style:font-size-complex="13pt"/>
    </style:style>
    <style:style style:name="P369" style:parent-style-name="Standard" style:family="paragraph">
      <style:text-properties fo:color="#FF0000" fo:font-size="13pt" style:font-size-asian="13pt" style:font-size-complex="13pt"/>
    </style:style>
    <style:style style:name="P370" style:parent-style-name="Standard" style:family="paragraph">
      <style:text-properties fo:color="#000000" fo:font-size="13pt" style:font-size-asian="13pt" style:font-size-complex="13pt"/>
    </style:style>
    <style:style style:name="P371" style:parent-style-name="Standard" style:family="paragraph">
      <style:text-properties fo:color="#000000" fo:font-size="13pt" style:font-size-asian="13pt" style:font-size-complex="13pt"/>
    </style:style>
    <style:style style:name="T372" style:parent-style-name="Policepardéfaut" style:family="text">
      <style:text-properties fo:color="#0084D1" fo:font-size="13pt" style:font-size-asian="13pt" style:font-size-complex="13pt"/>
    </style:style>
    <style:style style:name="T373" style:parent-style-name="Policepardéfaut" style:family="text">
      <style:text-properties fo:color="#0084D1" fo:font-size="13pt" style:font-size-asian="13pt" style:font-size-complex="13pt" style:text-underline-type="single" style:text-underline-style="solid" style:text-underline-width="auto" style:text-underline-mode="continuous"/>
    </style:style>
    <style:style style:name="T374" style:parent-style-name="Policepardéfaut" style:family="text">
      <style:text-properties fo:color="#FF0000" fo:font-size="13pt" style:font-size-asian="13pt" style:font-size-complex="13pt"/>
    </style:style>
    <style:style style:name="P375" style:parent-style-name="Standard" style:family="paragraph">
      <style:text-properties fo:color="#FF0000" fo:font-size="13pt" style:font-size-asian="13pt" style:font-size-complex="13pt"/>
    </style:style>
    <style:style style:name="P376" style:parent-style-name="Standard" style:family="paragraph">
      <style:text-properties fo:color="#000000" fo:font-size="13pt" style:font-size-asian="13pt" style:font-size-complex="13pt"/>
    </style:style>
    <style:style style:name="P377" style:parent-style-name="Standard" style:family="paragraph">
      <style:text-properties fo:color="#000000" fo:font-size="13pt" style:font-size-asian="13pt" style:font-size-complex="13pt"/>
    </style:style>
    <style:style style:name="P378" style:parent-style-name="Standard" style:family="paragraph">
      <style:text-properties fo:color="#000000" fo:font-size="13pt" style:font-size-asian="13pt" style:font-size-complex="13pt"/>
    </style:style>
    <style:style style:name="T379"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380" style:parent-style-name="Policepardéfaut" style:family="text">
      <style:text-properties fo:color="#00FF00" fo:font-size="13pt" style:font-size-asian="13pt" style:font-size-complex="13pt"/>
    </style:style>
    <style:style style:name="P381" style:parent-style-name="Standard" style:family="paragraph">
      <style:text-properties fo:color="#000000" fo:font-size="13pt" style:font-size-asian="13pt" style:font-size-complex="13pt"/>
    </style:style>
    <style:style style:name="P382" style:parent-style-name="Standard" style:family="paragraph">
      <style:text-properties fo:color="#000000" fo:font-size="13pt" style:font-size-asian="13pt" style:font-size-complex="13pt"/>
    </style:style>
    <style:style style:name="P383" style:parent-style-name="Standard" style:family="paragraph">
      <style:text-properties fo:color="#000000" fo:font-size="13pt" style:font-size-asian="13pt" style:font-size-complex="13pt"/>
    </style:style>
    <style:style style:name="P384" style:parent-style-name="Standard" style:family="paragraph">
      <style:text-properties fo:color="#000000" fo:font-size="13pt" style:font-size-asian="13pt" style:font-size-complex="13pt"/>
    </style:style>
    <style:style style:name="P385" style:parent-style-name="Standard" style:family="paragraph">
      <style:text-properties fo:color="#000000" fo:font-size="13pt" style:font-size-asian="13pt" style:font-size-complex="13pt"/>
    </style:style>
    <style:style style:name="P386" style:parent-style-name="Standard" style:family="paragraph">
      <style:text-properties fo:color="#000000" fo:font-size="13pt" style:font-size-asian="13pt" style:font-size-complex="13pt"/>
    </style:style>
    <style:style style:name="T387"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388" style:parent-style-name="Policepardéfaut" style:family="text">
      <style:text-properties fo:color="#00FF00" fo:font-size="13pt" style:font-size-asian="13pt" style:font-size-complex="13pt"/>
    </style:style>
    <style:style style:name="T389" style:parent-style-name="Policepardéfaut" style:family="text">
      <style:text-properties fo:color="#00FF00" fo:font-size="13pt" style:font-size-asian="13pt" style:font-size-complex="13pt"/>
    </style:style>
    <style:style style:name="T390" style:parent-style-name="Policepardéfaut" style:family="text">
      <style:text-properties fo:color="#000000" fo:font-size="13pt" style:font-size-asian="13pt" style:font-size-complex="13pt"/>
    </style:style>
    <style:style style:name="P391" style:parent-style-name="Standard" style:family="paragraph">
      <style:text-properties fo:color="#000000" fo:font-size="13pt" style:font-size-asian="13pt" style:font-size-complex="13pt"/>
    </style:style>
    <style:style style:name="P392" style:parent-style-name="Standard" style:family="paragraph">
      <style:text-properties fo:color="#000000" fo:font-size="13pt" style:font-size-asian="13pt" style:font-size-complex="13pt"/>
    </style:style>
    <style:style style:name="T393" style:parent-style-name="Policepardéfaut" style:family="text">
      <style:text-properties fo:color="#000000" fo:font-size="13pt" style:font-size-asian="13pt" style:font-size-complex="13pt"/>
    </style:style>
    <style:style style:name="T394"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395" style:parent-style-name="Policepardéfaut" style:family="text">
      <style:text-properties fo:color="#000000" fo:font-size="13pt" style:font-size-asian="13pt" style:font-size-complex="13pt"/>
    </style:style>
    <style:style style:name="P396" style:parent-style-name="Standard" style:family="paragraph">
      <style:text-properties fo:color="#000000" fo:font-size="13pt" style:font-size-asian="13pt" style:font-size-complex="13pt"/>
    </style:style>
    <style:style style:name="P397" style:parent-style-name="Standard" style:family="paragraph">
      <style:text-properties fo:color="#000000" fo:font-size="13pt" style:font-size-asian="13pt" style:font-size-complex="13pt"/>
    </style:style>
    <style:style style:name="P398" style:parent-style-name="Standard" style:family="paragraph">
      <style:text-properties fo:color="#000000" fo:font-size="13pt" style:font-size-asian="13pt" style:font-size-complex="13pt"/>
    </style:style>
    <style:style style:name="P399" style:parent-style-name="Standard" style:family="paragraph">
      <style:text-properties fo:color="#000000" fo:font-size="13pt" style:font-size-asian="13pt" style:font-size-complex="13pt"/>
    </style:style>
    <style:style style:name="P400" style:parent-style-name="Standard" style:family="paragraph">
      <style:text-properties fo:color="#000000" fo:font-size="13pt" style:font-size-asian="13pt" style:font-size-complex="13pt"/>
    </style:style>
    <style:style style:name="P401" style:parent-style-name="Standard" style:family="paragraph">
      <style:text-properties fo:color="#000000" fo:font-size="13pt" style:font-size-asian="13pt" style:font-size-complex="13pt"/>
    </style:style>
    <style:style style:name="P402" style:parent-style-name="Standard" style:family="paragraph">
      <style:text-properties fo:color="#000000" fo:font-size="13pt" style:font-size-asian="13pt" style:font-size-complex="13pt"/>
    </style:style>
    <style:style style:name="P403" style:parent-style-name="Standard" style:family="paragraph">
      <style:text-properties fo:color="#000000" fo:font-size="13pt" style:font-size-asian="13pt" style:font-size-complex="13pt"/>
    </style:style>
    <style:style style:name="P404" style:parent-style-name="Standard" style:family="paragraph">
      <style:text-properties fo:color="#000000" fo:font-size="13pt" style:font-size-asian="13pt" style:font-size-complex="13pt"/>
    </style:style>
    <style:style style:name="T405" style:parent-style-name="Policepardéfaut" style:family="text">
      <style:text-properties fo:color="#000000" fo:font-size="13pt" style:font-size-asian="13pt" style:font-size-complex="13pt"/>
    </style:style>
    <style:style style:name="T406" style:parent-style-name="Policepardéfaut" style:family="text">
      <style:text-properties fo:color="#000000" fo:font-size="13pt" style:font-size-asian="13pt" style:font-size-complex="13pt"/>
    </style:style>
    <style:style style:name="T407" style:parent-style-name="Policepardéfaut" style:family="text">
      <style:text-properties fo:color="#FF0000" fo:font-size="13pt" style:font-size-asian="13pt" style:font-size-complex="13pt"/>
    </style:style>
    <style:style style:name="T408"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P409"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410" style:parent-style-name="Standard" style:family="paragraph">
      <style:text-properties fo:color="#FF0000" fo:font-size="13pt" style:font-size-asian="13pt" style:font-size-complex="13pt"/>
    </style:style>
    <style:style style:name="P411" style:parent-style-name="Standard" style:family="paragraph">
      <style:text-properties fo:color="#FF0000" fo:font-size="13pt" style:font-size-asian="13pt" style:font-size-complex="13pt"/>
    </style:style>
    <style:style style:name="P412" style:parent-style-name="Standard" style:family="paragraph">
      <style:text-properties fo:color="#FF0000" fo:font-size="13pt" style:font-size-asian="13pt" style:font-size-complex="13pt"/>
    </style:style>
    <style:style style:name="P413" style:parent-style-name="Standard" style:family="paragraph">
      <style:text-properties fo:color="#FF0000" fo:font-size="13pt" style:font-size-asian="13pt" style:font-size-complex="13pt"/>
    </style:style>
    <style:style style:name="P414" style:parent-style-name="Standard" style:family="paragraph">
      <style:text-properties fo:color="#FF0000" fo:font-size="13pt" style:font-size-asian="13pt" style:font-size-complex="13pt"/>
    </style:style>
    <style:style style:name="T415" style:parent-style-name="Policepardéfaut" style:family="text">
      <style:text-properties fo:color="#0084D1" fo:font-size="13pt" style:font-size-asian="13pt" style:font-size-complex="13pt"/>
    </style:style>
    <style:style style:name="T416" style:parent-style-name="Policepardéfaut" style:family="text">
      <style:text-properties fo:color="#0084D1" fo:font-size="13pt" style:font-size-asian="13pt" style:font-size-complex="13pt" style:text-underline-type="single" style:text-underline-style="solid" style:text-underline-width="auto" style:text-underline-mode="continuous"/>
    </style:style>
    <style:style style:name="T417" style:parent-style-name="Policepardéfaut" style:family="text">
      <style:text-properties fo:color="#0084D1" fo:font-size="13pt" style:font-size-asian="13pt" style:font-size-complex="13pt"/>
    </style:style>
    <style:style style:name="P418"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419" style:parent-style-name="Standard" style:family="paragraph">
      <style:text-properties fo:color="#000000" fo:font-size="13pt" style:font-size-asian="13pt" style:font-size-complex="13pt"/>
    </style:style>
    <style:style style:name="T420" style:parent-style-name="Policepardéfaut" style:family="text">
      <style:text-properties fo:color="#000000" fo:font-size="13pt" style:font-size-asian="13pt" style:font-size-complex="13pt"/>
    </style:style>
    <style:style style:name="T421"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422" style:parent-style-name="Policepardéfaut" style:family="text">
      <style:text-properties fo:color="#000000" fo:font-size="13pt" style:font-size-asian="13pt" style:font-size-complex="13pt"/>
    </style:style>
    <style:style style:name="P423" style:parent-style-name="Standard" style:family="paragraph">
      <style:text-properties fo:color="#000000" fo:font-size="13pt" style:font-size-asian="13pt" style:font-size-complex="13pt"/>
    </style:style>
    <style:style style:name="P424" style:parent-style-name="Standard" style:family="paragraph">
      <style:text-properties fo:color="#000000" fo:font-size="13pt" style:font-size-asian="13pt" style:font-size-complex="13pt"/>
    </style:style>
    <style:style style:name="P425" style:parent-style-name="Standard" style:family="paragraph">
      <style:text-properties fo:color="#000000" fo:font-size="13pt" style:font-size-asian="13pt" style:font-size-complex="13pt"/>
    </style:style>
    <style:style style:name="P426" style:parent-style-name="Standard" style:family="paragraph">
      <style:text-properties fo:color="#000000" fo:font-size="13pt" style:font-size-asian="13pt" style:font-size-complex="13pt"/>
    </style:style>
    <style:style style:name="P427" style:parent-style-name="Standard" style:family="paragraph">
      <style:text-properties fo:color="#000000" fo:font-size="13pt" style:font-size-asian="13pt" style:font-size-complex="13pt"/>
    </style:style>
    <style:style style:name="P428" style:parent-style-name="Standard" style:family="paragraph">
      <style:text-properties fo:color="#000000" fo:font-size="13pt" style:font-size-asian="13pt" style:font-size-complex="13pt"/>
    </style:style>
    <style:style style:name="T429"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30" style:parent-style-name="Policepardéfaut" style:family="text">
      <style:text-properties fo:color="#00FF00" fo:font-size="13pt" style:font-size-asian="13pt" style:font-size-complex="13pt"/>
    </style:style>
    <style:style style:name="T431" style:parent-style-name="Policepardéfaut" style:family="text">
      <style:text-properties fo:color="#00FF00" fo:font-size="13pt" style:font-size-asian="13pt" style:font-size-complex="13pt"/>
    </style:style>
    <style:style style:name="T432" style:parent-style-name="Policepardéfaut" style:family="text">
      <style:text-properties fo:color="#000000" fo:font-size="13pt" style:font-size-asian="13pt" style:font-size-complex="13pt"/>
    </style:style>
    <style:style style:name="P433" style:parent-style-name="Standard" style:family="paragraph">
      <style:text-properties fo:color="#000000" fo:font-size="13pt" style:font-size-asian="13pt" style:font-size-complex="13pt"/>
    </style:style>
    <style:style style:name="P434" style:parent-style-name="Standard" style:family="paragraph">
      <style:text-properties fo:color="#000000" fo:font-size="13pt" style:font-size-asian="13pt" style:font-size-complex="13pt"/>
    </style:style>
    <style:style style:name="T435"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36" style:parent-style-name="Policepardéfaut" style:family="text">
      <style:text-properties fo:color="#00FF00" fo:font-size="13pt" style:font-size-asian="13pt" style:font-size-complex="13pt"/>
    </style:style>
    <style:style style:name="T437" style:parent-style-name="Policepardéfaut" style:family="text">
      <style:text-properties fo:color="#00FF00" fo:font-size="13pt" style:font-size-asian="13pt" style:font-size-complex="13pt"/>
    </style:style>
    <style:style style:name="T438" style:parent-style-name="Policepardéfaut" style:family="text">
      <style:text-properties fo:color="#000000" fo:font-size="13pt" style:font-size-asian="13pt" style:font-size-complex="13pt"/>
    </style:style>
    <style:style style:name="T439" style:parent-style-name="Policepardéfaut" style:family="text">
      <style:text-properties fo:color="#000000" fo:font-size="13pt" style:font-size-asian="13pt" style:font-size-complex="13pt"/>
    </style:style>
    <style:style style:name="P440" style:parent-style-name="Standard" style:family="paragraph">
      <style:text-properties fo:color="#000000" fo:font-size="13pt" style:font-size-asian="13pt" style:font-size-complex="13pt"/>
    </style:style>
    <style:style style:name="P441" style:parent-style-name="Standard" style:family="paragraph">
      <style:text-properties fo:color="#000000" fo:font-size="13pt" style:font-size-asian="13pt" style:font-size-complex="13pt"/>
    </style:style>
    <style:style style:name="P442" style:parent-style-name="Standard" style:family="paragraph">
      <style:text-properties fo:color="#000000" fo:font-size="13pt" style:font-size-asian="13pt" style:font-size-complex="13pt"/>
    </style:style>
    <style:style style:name="P443" style:parent-style-name="Standard" style:family="paragraph">
      <style:text-properties fo:color="#000000" fo:font-size="13pt" style:font-size-asian="13pt" style:font-size-complex="13pt"/>
    </style:style>
    <style:style style:name="P444" style:parent-style-name="Standard" style:family="paragraph">
      <style:text-properties fo:color="#000000" fo:font-size="13pt" style:font-size-asian="13pt" style:font-size-complex="13pt"/>
    </style:style>
    <style:style style:name="P445" style:parent-style-name="Standard" style:family="paragraph">
      <style:text-properties fo:color="#000000" fo:font-size="13pt" style:font-size-asian="13pt" style:font-size-complex="13pt"/>
    </style:style>
    <style:style style:name="P446" style:parent-style-name="Standard" style:family="paragraph">
      <style:text-properties fo:color="#000000" fo:font-size="13pt" style:font-size-asian="13pt" style:font-size-complex="13pt"/>
    </style:style>
    <style:style style:name="P447" style:parent-style-name="Standard" style:family="paragraph">
      <style:text-properties fo:color="#000000" fo:font-size="13pt" style:font-size-asian="13pt" style:font-size-complex="13pt"/>
    </style:style>
    <style:style style:name="T448"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49" style:parent-style-name="Policepardéfaut" style:family="text">
      <style:text-properties fo:color="#00FF00" fo:font-size="13pt" style:font-size-asian="13pt" style:font-size-complex="13pt"/>
    </style:style>
    <style:style style:name="T450" style:parent-style-name="Policepardéfaut" style:family="text">
      <style:text-properties fo:color="#00FF00" fo:font-size="13pt" style:font-size-asian="13pt" style:font-size-complex="13pt"/>
    </style:style>
    <style:style style:name="T451" style:parent-style-name="Policepardéfaut" style:family="text">
      <style:text-properties fo:font-size="13pt" style:font-size-asian="13pt" style:font-size-complex="13pt"/>
    </style:style>
    <style:style style:name="T452" style:parent-style-name="Policepardéfaut" style:family="text">
      <style:text-properties fo:color="#000000" fo:font-size="13pt" style:font-size-asian="13pt" style:font-size-complex="13pt"/>
    </style:style>
    <style:style style:name="P453" style:parent-style-name="Standard" style:family="paragraph">
      <style:text-properties fo:color="#000000" fo:font-size="13pt" style:font-size-asian="13pt" style:font-size-complex="13pt"/>
    </style:style>
    <style:style style:name="P454" style:parent-style-name="Standard" style:family="paragraph">
      <style:text-properties fo:color="#000000" fo:font-size="13pt" style:font-size-asian="13pt" style:font-size-complex="13pt"/>
    </style:style>
    <style:style style:name="P455" style:parent-style-name="Standard" style:family="paragraph">
      <style:text-properties fo:color="#000000" fo:font-size="13pt" style:font-size-asian="13pt" style:font-size-complex="13pt"/>
    </style:style>
    <style:style style:name="P456" style:parent-style-name="Standard" style:family="paragraph">
      <style:text-properties fo:color="#000000" fo:font-size="13pt" style:font-size-asian="13pt" style:font-size-complex="13pt"/>
    </style:style>
    <style:style style:name="P457" style:parent-style-name="Standard" style:family="paragraph">
      <style:text-properties fo:color="#000000" fo:font-size="13pt" style:font-size-asian="13pt" style:font-size-complex="13pt"/>
    </style:style>
    <style:style style:name="T458" style:parent-style-name="Policepardéfaut" style:family="text">
      <style:text-properties fo:color="#000000" fo:font-size="13pt" style:font-size-asian="13pt" style:font-size-complex="13pt"/>
    </style:style>
    <style:style style:name="T459" style:parent-style-name="Policepardéfaut" style:family="text">
      <style:text-properties fo:color="#000000" fo:font-size="13pt" style:font-size-asian="13pt" style:font-size-complex="13pt" style:text-underline-type="single" style:text-underline-style="solid" style:text-underline-width="auto" style:text-underline-mode="continuous"/>
    </style:style>
    <style:style style:name="T460" style:parent-style-name="Policepardéfaut" style:family="text">
      <style:text-properties fo:color="#000000" fo:font-size="13pt" style:font-size-asian="13pt" style:font-size-complex="13pt"/>
    </style:style>
    <style:style style:name="P461"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462" style:parent-style-name="Policepardéfaut" style:family="text">
      <style:text-properties fo:color="#000000" fo:font-size="13pt" style:font-size-asian="13pt" style:font-size-complex="13pt"/>
    </style:style>
    <style:style style:name="T463" style:parent-style-name="Policepardéfaut" style:family="text">
      <style:text-properties fo:font-style="italic" style:font-style-asian="italic" style:font-style-complex="italic" fo:color="#000000" fo:font-size="13pt" style:font-size-asian="13pt" style:font-size-complex="13pt"/>
    </style:style>
    <style:style style:name="T464" style:parent-style-name="Policepardéfaut" style:family="text">
      <style:text-properties fo:color="#000000" fo:font-size="13pt" style:font-size-asian="13pt" style:font-size-complex="13pt"/>
    </style:style>
    <style:style style:name="P465" style:parent-style-name="Standard" style:family="paragraph">
      <style:text-properties fo:color="#000000" fo:font-size="13pt" style:font-size-asian="13pt" style:font-size-complex="13pt"/>
    </style:style>
    <style:style style:name="T466"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67" style:parent-style-name="Policepardéfaut" style:family="text">
      <style:text-properties fo:color="#00FF00" fo:font-size="13pt" style:font-size-asian="13pt" style:font-size-complex="13pt"/>
    </style:style>
    <style:style style:name="T468" style:parent-style-name="Policepardéfaut" style:family="text">
      <style:text-properties fo:color="#00FF00" fo:font-size="13pt" style:font-size-asian="13pt" style:font-size-complex="13pt"/>
    </style:style>
    <style:style style:name="T469" style:parent-style-name="Policepardéfaut" style:family="text">
      <style:text-properties fo:color="#000000" fo:font-size="13pt" style:font-size-asian="13pt" style:font-size-complex="13pt"/>
    </style:style>
    <style:style style:name="T470" style:parent-style-name="Policepardéfaut" style:family="text">
      <style:text-properties fo:color="#000000" fo:font-size="13pt" style:font-size-asian="13pt" style:font-size-complex="13pt"/>
    </style:style>
    <style:style style:name="T471" style:parent-style-name="Policepardéfaut" style:family="text">
      <style:text-properties fo:color="#000000" fo:font-size="13pt" style:font-size-asian="13pt" style:font-size-complex="13pt"/>
    </style:style>
    <style:style style:name="P472" style:parent-style-name="Standard" style:family="paragraph">
      <style:text-properties fo:color="#000000" fo:font-size="13pt" style:font-size-asian="13pt" style:font-size-complex="13pt"/>
    </style:style>
    <style:style style:name="P473" style:parent-style-name="Standard" style:family="paragraph">
      <style:text-properties fo:color="#000000" fo:font-size="13pt" style:font-size-asian="13pt" style:font-size-complex="13pt"/>
    </style:style>
    <style:style style:name="P474" style:parent-style-name="Standard" style:family="paragraph">
      <style:text-properties fo:color="#000000" fo:font-size="13pt" style:font-size-asian="13pt" style:font-size-complex="13pt"/>
    </style:style>
    <style:style style:name="T475" style:parent-style-name="Policepardéfaut" style:family="text">
      <style:text-properties fo:color="#000000" fo:font-size="13pt" style:font-size-asian="13pt" style:font-size-complex="13pt"/>
    </style:style>
    <style:style style:name="T476" style:parent-style-name="Policepardéfaut" style:family="text">
      <style:text-properties fo:font-style="italic" style:font-style-asian="italic" style:font-style-complex="italic" fo:color="#000000" fo:font-size="13pt" style:font-size-asian="13pt" style:font-size-complex="13pt"/>
    </style:style>
    <style:style style:name="T477" style:parent-style-name="Policepardéfaut" style:family="text">
      <style:text-properties fo:color="#000000" fo:font-size="13pt" style:font-size-asian="13pt" style:font-size-complex="13pt"/>
    </style:style>
    <style:style style:name="T478" style:parent-style-name="Policepardéfaut" style:family="text">
      <style:text-properties fo:color="#000000" fo:font-size="13pt" style:font-size-asian="13pt" style:font-size-complex="13pt"/>
    </style:style>
    <style:style style:name="P479" style:parent-style-name="Standard" style:family="paragraph">
      <style:text-properties fo:color="#000000" fo:font-size="13pt" style:font-size-asian="13pt" style:font-size-complex="13pt"/>
    </style:style>
    <style:style style:name="T480"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81" style:parent-style-name="Policepardéfaut" style:family="text">
      <style:text-properties fo:color="#00FF00" fo:font-size="13pt" style:font-size-asian="13pt" style:font-size-complex="13pt"/>
    </style:style>
    <style:style style:name="T482" style:parent-style-name="Policepardéfaut" style:family="text">
      <style:text-properties fo:color="#00FF00" fo:font-size="13pt" style:font-size-asian="13pt" style:font-size-complex="13pt"/>
    </style:style>
    <style:style style:name="T483" style:parent-style-name="Policepardéfaut" style:family="text">
      <style:text-properties fo:color="#000000" fo:font-size="13pt" style:font-size-asian="13pt" style:font-size-complex="13pt"/>
    </style:style>
    <style:style style:name="P484" style:parent-style-name="Standard" style:family="paragraph">
      <style:text-properties fo:color="#000000" fo:font-size="13pt" style:font-size-asian="13pt" style:font-size-complex="13pt"/>
    </style:style>
    <style:style style:name="P485" style:parent-style-name="Standard" style:family="paragraph">
      <style:text-properties fo:color="#000000" fo:font-size="13pt" style:font-size-asian="13pt" style:font-size-complex="13pt"/>
    </style:style>
    <style:style style:name="T486" style:parent-style-name="Policepardéfaut" style:family="text">
      <style:text-properties fo:color="#000000" fo:font-size="13pt" style:font-size-asian="13pt" style:font-size-complex="13pt"/>
    </style:style>
    <style:style style:name="T487" style:parent-style-name="Policepardéfaut" style:family="text">
      <style:text-properties fo:font-style="italic" style:font-style-asian="italic" style:font-style-complex="italic" fo:color="#000000" fo:font-size="13pt" style:font-size-asian="13pt" style:font-size-complex="13pt"/>
    </style:style>
    <style:style style:name="T488" style:parent-style-name="Policepardéfaut" style:family="text">
      <style:text-properties fo:color="#000000" fo:font-size="13pt" style:font-size-asian="13pt" style:font-size-complex="13pt"/>
    </style:style>
    <style:style style:name="T489" style:parent-style-name="Policepardéfaut" style:family="text">
      <style:text-properties fo:color="#000000" fo:font-size="13pt" style:font-size-asian="13pt" style:font-size-complex="13pt"/>
    </style:style>
    <style:style style:name="P490" style:parent-style-name="Standard" style:family="paragraph">
      <style:text-properties fo:color="#000000" fo:font-size="13pt" style:font-size-asian="13pt" style:font-size-complex="13pt"/>
    </style:style>
    <style:style style:name="T491" style:parent-style-name="Policepardéfaut" style:family="text">
      <style:text-properties fo:color="#0084D1" fo:font-size="13pt" style:font-size-asian="13pt" style:font-size-complex="13pt"/>
    </style:style>
    <style:style style:name="T492" style:parent-style-name="Policepardéfaut" style:family="text">
      <style:text-properties fo:color="#0084D1" fo:font-size="13pt" style:font-size-asian="13pt" style:font-size-complex="13pt" style:text-underline-type="single" style:text-underline-style="solid" style:text-underline-width="auto" style:text-underline-mode="continuous"/>
    </style:style>
    <style:style style:name="T493" style:parent-style-name="Policepardéfaut" style:family="text">
      <style:text-properties fo:color="#0084D1" fo:font-size="13pt" style:font-size-asian="13pt" style:font-size-complex="13pt"/>
    </style:style>
    <style:style style:name="P494" style:parent-style-name="Standard" style:family="paragraph">
      <style:text-properties fo:color="#FF0000" fo:font-size="13pt" style:font-size-asian="13pt" style:font-size-complex="13pt" style:text-underline-type="single" style:text-underline-style="solid" style:text-underline-width="auto" style:text-underline-mode="continuous"/>
    </style:style>
    <style:style style:name="P495" style:parent-style-name="Standard" style:family="paragraph">
      <style:text-properties fo:color="#000000" fo:font-size="13pt" style:font-size-asian="13pt" style:font-size-complex="13pt"/>
    </style:style>
    <style:style style:name="P496" style:parent-style-name="Standard" style:family="paragraph">
      <style:text-properties fo:color="#000000" fo:font-size="13pt" style:font-size-asian="13pt" style:font-size-complex="13pt"/>
    </style:style>
    <style:style style:name="P497" style:parent-style-name="Standard" style:family="paragraph">
      <style:text-properties fo:color="#000000" fo:font-size="13pt" style:font-size-asian="13pt" style:font-size-complex="13pt"/>
    </style:style>
    <style:style style:name="T498"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499" style:parent-style-name="Policepardéfaut" style:family="text">
      <style:text-properties fo:color="#00FF00" fo:font-size="13pt" style:font-size-asian="13pt" style:font-size-complex="13pt"/>
    </style:style>
    <style:style style:name="P500" style:parent-style-name="Standard" style:family="paragraph">
      <style:text-properties fo:color="#000000" fo:font-size="13pt" style:font-size-asian="13pt" style:font-size-complex="13pt"/>
    </style:style>
    <style:style style:name="P501" style:parent-style-name="Standard" style:family="paragraph">
      <style:text-properties fo:color="#000000" fo:font-size="13pt" style:font-size-asian="13pt" style:font-size-complex="13pt"/>
    </style:style>
    <style:style style:name="P502" style:parent-style-name="Standard" style:family="paragraph">
      <style:text-properties fo:color="#000000" fo:font-size="13pt" style:font-size-asian="13pt" style:font-size-complex="13pt"/>
    </style:style>
    <style:style style:name="P503" style:parent-style-name="Standard" style:family="paragraph">
      <style:text-properties fo:color="#000000" fo:font-size="13pt" style:font-size-asian="13pt" style:font-size-complex="13pt"/>
    </style:style>
    <style:style style:name="P504" style:parent-style-name="Standard" style:family="paragraph">
      <style:text-properties fo:color="#000000" fo:font-size="13pt" style:font-size-asian="13pt" style:font-size-complex="13pt"/>
    </style:style>
    <style:style style:name="P505" style:parent-style-name="Standard" style:family="paragraph">
      <style:text-properties fo:color="#000000" fo:font-size="13pt" style:font-size-asian="13pt" style:font-size-complex="13pt"/>
    </style:style>
    <style:style style:name="P506" style:parent-style-name="Standard" style:family="paragraph">
      <style:text-properties fo:color="#000000" fo:font-size="13pt" style:font-size-asian="13pt" style:font-size-complex="13pt"/>
    </style:style>
    <style:style style:name="P507" style:parent-style-name="Standard" style:family="paragraph">
      <style:text-properties fo:color="#000000" fo:font-size="13pt" style:font-size-asian="13pt" style:font-size-complex="13pt"/>
    </style:style>
    <style:style style:name="P508" style:parent-style-name="Standard" style:family="paragraph">
      <style:text-properties fo:color="#000000" fo:font-size="13pt" style:font-size-asian="13pt" style:font-size-complex="13pt"/>
    </style:style>
    <style:style style:name="P509" style:parent-style-name="Standard" style:family="paragraph">
      <style:text-properties fo:color="#000000" fo:font-size="13pt" style:font-size-asian="13pt" style:font-size-complex="13pt"/>
    </style:style>
    <style:style style:name="P510" style:parent-style-name="Standard" style:family="paragraph">
      <style:text-properties fo:color="#000000" fo:font-size="13pt" style:font-size-asian="13pt" style:font-size-complex="13pt"/>
    </style:style>
    <style:style style:name="P511" style:parent-style-name="Standard" style:family="paragraph">
      <style:text-properties fo:color="#000000" fo:font-size="13pt" style:font-size-asian="13pt" style:font-size-complex="13pt"/>
    </style:style>
    <style:style style:name="P512" style:parent-style-name="Standard" style:family="paragraph">
      <style:text-properties fo:color="#000000" fo:font-size="13pt" style:font-size-asian="13pt" style:font-size-complex="13pt"/>
    </style:style>
    <style:style style:name="P513" style:parent-style-name="Standard" style:family="paragraph">
      <style:text-properties fo:color="#000000" fo:font-size="13pt" style:font-size-asian="13pt" style:font-size-complex="13pt"/>
    </style:style>
    <style:style style:name="P514" style:parent-style-name="Standard" style:family="paragraph">
      <style:text-properties fo:color="#000000" fo:font-size="13pt" style:font-size-asian="13pt" style:font-size-complex="13pt"/>
    </style:style>
    <style:style style:name="P515" style:parent-style-name="Standard" style:family="paragraph">
      <style:text-properties fo:color="#000000" fo:font-size="13pt" style:font-size-asian="13pt" style:font-size-complex="13pt"/>
    </style:style>
    <style:style style:name="P516" style:parent-style-name="Standard" style:family="paragraph">
      <style:text-properties fo:color="#000000" fo:font-size="13pt" style:font-size-asian="13pt" style:font-size-complex="13pt"/>
    </style:style>
    <style:style style:name="P517" style:parent-style-name="Standard" style:family="paragraph">
      <style:text-properties fo:color="#000000" fo:font-size="13pt" style:font-size-asian="13pt" style:font-size-complex="13pt"/>
    </style:style>
    <style:style style:name="P518" style:parent-style-name="Standard" style:family="paragraph">
      <style:text-properties fo:color="#000000" fo:font-size="13pt" style:font-size-asian="13pt" style:font-size-complex="13pt"/>
    </style:style>
    <style:style style:name="P519" style:parent-style-name="Standard" style:family="paragraph">
      <style:text-properties style:font-name-asian="Times New Roman" style:font-name-complex="Times New Roman" fo:font-size="13pt" style:font-size-asian="13pt" style:font-size-complex="13pt"/>
    </style:style>
    <style:style style:name="P520" style:parent-style-name="Standard" style:family="paragraph">
      <style:text-properties style:font-name-asian="Times New Roman" style:font-name-complex="Times New Roman" fo:font-size="13pt" style:font-size-asian="13pt" style:font-size-complex="13pt"/>
    </style:style>
    <style:style style:name="P521" style:parent-style-name="Standard" style:family="paragraph">
      <style:text-properties style:font-name-asian="Times New Roman" style:font-name-complex="Times New Roman" fo:font-size="13pt" style:font-size-asian="13pt" style:font-size-complex="13pt"/>
    </style:style>
    <style:style style:name="P522" style:parent-style-name="Standard" style:family="paragraph">
      <style:text-properties style:font-name-asian="Times New Roman" style:font-name-complex="Times New Roman" fo:font-size="13pt" style:font-size-asian="13pt" style:font-size-complex="13pt"/>
    </style:style>
    <style:style style:name="P523" style:parent-style-name="Standard" style:family="paragraph">
      <style:text-properties style:font-name-asian="Times New Roman" style:font-name-complex="Times New Roman" fo:font-size="13pt" style:font-size-asian="13pt" style:font-size-complex="13pt"/>
    </style:style>
    <style:style style:name="P524" style:parent-style-name="Standard" style:family="paragraph">
      <style:text-properties style:font-name-asian="Times New Roman" style:font-name-complex="Times New Roman" fo:font-size="13pt" style:font-size-asian="13pt" style:font-size-complex="13pt"/>
    </style:style>
    <style:style style:name="P525" style:parent-style-name="Standard" style:family="paragraph">
      <style:text-properties style:font-name-asian="Times New Roman" style:font-name-complex="Times New Roman" fo:font-size="13pt" style:font-size-asian="13pt" style:font-size-complex="13pt"/>
    </style:style>
    <style:style style:name="P526" style:parent-style-name="Standard" style:family="paragraph">
      <style:text-properties style:font-name-asian="Times New Roman" style:font-name-complex="Times New Roman" fo:font-size="13pt" style:font-size-asian="13pt" style:font-size-complex="13pt"/>
    </style:style>
    <style:style style:name="P527" style:parent-style-name="Standard" style:family="paragraph">
      <style:text-properties style:font-name-asian="Times New Roman" style:font-name-complex="Times New Roman" fo:font-size="13pt" style:font-size-asian="13pt" style:font-size-complex="13pt"/>
    </style:style>
    <style:style style:name="P528" style:parent-style-name="Standard" style:family="paragraph">
      <style:text-properties style:font-name-asian="Times New Roman" style:font-name-complex="Times New Roman" fo:font-size="13pt" style:font-size-asian="13pt" style:font-size-complex="13pt"/>
    </style:style>
    <style:style style:name="P529" style:parent-style-name="Standard" style:family="paragraph">
      <style:text-properties style:font-name-asian="Times New Roman" style:font-name-complex="Times New Roman" fo:font-size="13pt" style:font-size-asian="13pt" style:font-size-complex="13pt"/>
    </style:style>
    <style:style style:name="P530" style:parent-style-name="Standard" style:family="paragraph">
      <style:text-properties style:font-name-asian="Times New Roman" style:font-name-complex="Times New Roman" fo:font-size="13pt" style:font-size-asian="13pt" style:font-size-complex="13pt"/>
    </style:style>
    <style:style style:name="P531" style:parent-style-name="Standard" style:family="paragraph">
      <style:text-properties style:font-name-asian="Times New Roman" style:font-name-complex="Times New Roman" fo:font-size="13pt" style:font-size-asian="13pt" style:font-size-complex="13pt"/>
    </style:style>
    <style:style style:name="P532" style:parent-style-name="Standard" style:family="paragraph">
      <style:text-properties style:font-name-asian="Times New Roman" style:font-name-complex="Times New Roman" fo:font-size="13pt" style:font-size-asian="13pt" style:font-size-complex="13pt"/>
    </style:style>
    <style:style style:name="P533" style:parent-style-name="Standard" style:family="paragraph">
      <style:text-properties style:font-name-asian="Times New Roman" style:font-name-complex="Times New Roman" fo:font-size="13pt" style:font-size-asian="13pt" style:font-size-complex="13pt"/>
    </style:style>
    <style:style style:name="P534" style:parent-style-name="Standard" style:family="paragraph">
      <style:text-properties style:font-name-asian="Times New Roman" style:font-name-complex="Times New Roman" fo:font-size="13pt" style:font-size-asian="13pt" style:font-size-complex="13pt"/>
    </style:style>
    <style:style style:name="T535"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536" style:parent-style-name="Policepardéfaut" style:family="text">
      <style:text-properties style:font-name-asian="Times New Roman" style:font-name-complex="Times New Roman" fo:color="#00FF00" fo:font-size="13pt" style:font-size-asian="13pt" style:font-size-complex="13pt"/>
    </style:style>
    <style:style style:name="P537" style:parent-style-name="Standard" style:family="paragraph">
      <style:text-properties style:font-name-asian="Times New Roman" style:font-name-complex="Times New Roman" fo:font-size="13pt" style:font-size-asian="13pt" style:font-size-complex="13pt"/>
    </style:style>
    <style:style style:name="P538" style:parent-style-name="Standard" style:family="paragraph">
      <style:text-properties style:font-name-asian="Times New Roman" style:font-name-complex="Times New Roman" fo:font-size="13pt" style:font-size-asian="13pt" style:font-size-complex="13pt"/>
    </style:style>
    <style:style style:name="P539" style:parent-style-name="Standard" style:family="paragraph">
      <style:text-properties style:font-name-asian="Times New Roman" style:font-name-complex="Times New Roman" fo:font-size="13pt" style:font-size-asian="13pt" style:font-size-complex="13pt"/>
    </style:style>
    <style:style style:name="P540" style:parent-style-name="Standard" style:family="paragraph">
      <style:text-properties style:font-name-asian="Times New Roman" style:font-name-complex="Times New Roman" fo:font-size="13pt" style:font-size-asian="13pt" style:font-size-complex="13pt"/>
    </style:style>
    <style:style style:name="P541" style:parent-style-name="Standard" style:family="paragraph">
      <style:text-properties style:font-name-asian="Times New Roman" style:font-name-complex="Times New Roman" fo:font-size="13pt" style:font-size-asian="13pt" style:font-size-complex="13pt"/>
    </style:style>
    <style:style style:name="P542" style:parent-style-name="Standard" style:family="paragraph">
      <style:text-properties style:font-name-asian="Times New Roman" style:font-name-complex="Times New Roman" fo:font-size="13pt" style:font-size-asian="13pt" style:font-size-complex="13pt"/>
    </style:style>
    <style:style style:name="P543" style:parent-style-name="Standard" style:family="paragraph">
      <style:text-properties style:font-name-asian="Times New Roman" style:font-name-complex="Times New Roman" fo:font-size="13pt" style:font-size-asian="13pt" style:font-size-complex="13pt"/>
    </style:style>
    <style:style style:name="T544" style:parent-style-name="Policepardéfaut" style:family="text">
      <style:text-properties style:font-name-asian="Times New Roman" style:font-name-complex="Times New Roman" fo:font-size="13pt" style:font-size-asian="13pt" style:font-size-complex="13pt"/>
    </style:style>
    <style:style style:name="T545" style:parent-style-name="Policepardéfaut" style:family="text">
      <style:text-properties style:font-name-asian="Times New Roman" style:font-name-complex="Times New Roman" fo:color="#000000" fo:font-size="13pt" style:font-size-asian="13pt" style:font-size-complex="13pt"/>
    </style:style>
    <style:style style:name="T546" style:parent-style-name="Policepardéfaut" style:family="text">
      <style:text-properties style:font-name-asian="Times New Roman" style:font-name-complex="Times New Roman" fo:color="#000000" fo:font-size="13pt" style:font-size-asian="13pt" style:font-size-complex="13pt"/>
    </style:style>
    <style:style style:name="P547" style:parent-style-name="Standard" style:family="paragraph">
      <style:text-properties style:font-name-asian="Times New Roman" style:font-name-complex="Times New Roman" fo:color="#000000" fo:font-size="13pt" style:font-size-asian="13pt" style:font-size-complex="13pt"/>
    </style:style>
    <style:style style:name="T548"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549" style:parent-style-name="Policepardéfaut" style:family="text">
      <style:text-properties style:font-name-asian="Times New Roman" style:font-name-complex="Times New Roman" fo:color="#00FF00" fo:font-size="13pt" style:font-size-asian="13pt" style:font-size-complex="13pt"/>
    </style:style>
    <style:style style:name="T550" style:parent-style-name="Policepardéfaut" style:family="text">
      <style:text-properties style:font-name-asian="Times New Roman" style:font-name-complex="Times New Roman" fo:color="#00FF00" fo:font-size="13pt" style:font-size-asian="13pt" style:font-size-complex="13pt"/>
    </style:style>
    <style:style style:name="T551" style:parent-style-name="Policepardéfaut" style:family="text">
      <style:text-properties style:font-name-asian="Times New Roman" style:font-name-complex="Times New Roman" fo:color="#000000" fo:font-size="13pt" style:font-size-asian="13pt" style:font-size-complex="13pt"/>
    </style:style>
    <style:style style:name="P552" style:parent-style-name="Standard" style:family="paragraph">
      <style:text-properties style:font-name-asian="Times New Roman" style:font-name-complex="Times New Roman" fo:color="#000000" fo:font-size="13pt" style:font-size-asian="13pt" style:font-size-complex="13pt"/>
    </style:style>
    <style:style style:name="P553" style:parent-style-name="Standard" style:family="paragraph">
      <style:text-properties style:font-name-asian="Times New Roman" style:font-name-complex="Times New Roman" fo:color="#FF0000" fo:font-size="13pt" style:font-size-asian="13pt" style:font-size-complex="13pt"/>
    </style:style>
    <style:style style:name="P554" style:parent-style-name="Standard" style:family="paragraph">
      <style:text-properties style:font-name-asian="Times New Roman" style:font-name-complex="Times New Roman" fo:color="#FF0000" fo:font-size="13pt" style:font-size-asian="13pt" style:font-size-complex="13pt"/>
    </style:style>
    <style:style style:name="P555" style:parent-style-name="Standard" style:list-style-name="LFO3" style:family="paragraph">
      <style:text-properties style:font-name-asian="Times New Roman" style:font-name-complex="Times New Roman" fo:color="#FF0000" fo:font-size="13pt" style:font-size-asian="13pt" style:font-size-complex="13pt"/>
    </style:style>
    <style:style style:name="P556" style:parent-style-name="Standard" style:list-style-name="LFO3" style:family="paragraph">
      <style:text-properties style:font-name-asian="Times New Roman" style:font-name-complex="Times New Roman" fo:color="#FF0000" fo:font-size="13pt" style:font-size-asian="13pt" style:font-size-complex="13pt"/>
    </style:style>
    <style:style style:name="P557" style:parent-style-name="Standard" style:list-style-name="LFO3" style:family="paragraph">
      <style:text-properties style:font-name-asian="Times New Roman" style:font-name-complex="Times New Roman" fo:color="#FF0000" fo:font-size="13pt" style:font-size-asian="13pt" style:font-size-complex="13pt"/>
    </style:style>
    <style:style style:name="P558" style:parent-style-name="Standard" style:list-style-name="LFO3" style:family="paragraph">
      <style:text-properties style:font-name-asian="Times New Roman" style:font-name-complex="Times New Roman" fo:color="#FF0000" fo:font-size="13pt" style:font-size-asian="13pt" style:font-size-complex="13pt"/>
    </style:style>
    <style:style style:name="P559" style:parent-style-name="Standard" style:family="paragraph">
      <style:text-properties style:font-name-asian="Times New Roman" style:font-name-complex="Times New Roman" fo:color="#FF0000" fo:font-size="13pt" style:font-size-asian="13pt" style:font-size-complex="13pt"/>
    </style:style>
    <style:style style:name="T560"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561" style:parent-style-name="Policepardéfaut" style:family="text">
      <style:text-properties style:font-name-asian="Times New Roman" style:font-name-complex="Times New Roman" fo:color="#000000" fo:font-size="13pt" style:font-size-asian="13pt" style:font-size-complex="13pt"/>
    </style:style>
    <style:style style:name="P562" style:parent-style-name="Standard" style:family="paragraph">
      <style:text-properties style:font-name-asian="Times New Roman" style:font-name-complex="Times New Roman" fo:color="#000000" fo:font-size="13pt" style:font-size-asian="13pt" style:font-size-complex="13pt"/>
    </style:style>
    <style:style style:name="P563" style:parent-style-name="Standard" style:family="paragraph">
      <style:text-properties style:font-name-asian="Times New Roman" style:font-name-complex="Times New Roman" fo:color="#000000" fo:font-size="13pt" style:font-size-asian="13pt" style:font-size-complex="13pt"/>
    </style:style>
    <style:style style:name="P564" style:parent-style-name="Standard" style:family="paragraph">
      <style:text-properties style:font-name-asian="Times New Roman" style:font-name-complex="Times New Roman" fo:color="#000000" fo:font-size="13pt" style:font-size-asian="13pt" style:font-size-complex="13pt"/>
    </style:style>
    <style:style style:name="P565" style:parent-style-name="Standard" style:list-style-name="LFO4" style:family="paragraph">
      <style:text-properties style:font-name-asian="Times New Roman" style:font-name-complex="Times New Roman" fo:color="#FF0000" fo:font-size="13pt" style:font-size-asian="13pt" style:font-size-complex="13pt"/>
    </style:style>
    <style:style style:name="P566" style:parent-style-name="Standard" style:family="paragraph">
      <style:text-properties style:font-name-asian="Times New Roman" style:font-name-complex="Times New Roman" fo:color="#000000" fo:font-size="13pt" style:font-size-asian="13pt" style:font-size-complex="13pt"/>
    </style:style>
    <style:style style:name="T567"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568" style:parent-style-name="Policepardéfaut" style:family="text">
      <style:text-properties style:font-name-asian="Times New Roman" style:font-name-complex="Times New Roman" fo:color="#00FF00" fo:font-size="13pt" style:font-size-asian="13pt" style:font-size-complex="13pt"/>
    </style:style>
    <style:style style:name="P569" style:parent-style-name="Standard" style:family="paragraph">
      <style:text-properties style:font-name-asian="Times New Roman" style:font-name-complex="Times New Roman" fo:color="#000000" fo:font-size="13pt" style:font-size-asian="13pt" style:font-size-complex="13pt"/>
    </style:style>
    <style:style style:name="P570" style:parent-style-name="Standard" style:family="paragraph">
      <style:text-properties style:font-name-asian="Times New Roman" style:font-name-complex="Times New Roman" fo:color="#000000" fo:font-size="13pt" style:font-size-asian="13pt" style:font-size-complex="13pt"/>
    </style:style>
    <style:style style:name="P571" style:parent-style-name="Standard" style:family="paragraph">
      <style:text-properties style:font-name-asian="Times New Roman" style:font-name-complex="Times New Roman" fo:color="#000000" fo:font-size="13pt" style:font-size-asian="13pt" style:font-size-complex="13pt"/>
    </style:style>
    <style:style style:name="P572" style:parent-style-name="Standard" style:list-style-name="LFO5" style:family="paragraph">
      <style:text-properties style:font-name-asian="Times New Roman" style:font-name-complex="Times New Roman" fo:color="#FF0000" fo:font-size="13pt" style:font-size-asian="13pt" style:font-size-complex="13pt"/>
    </style:style>
    <style:style style:name="P573" style:parent-style-name="Standard" style:list-style-name="LFO5" style:family="paragraph">
      <style:text-properties style:font-name-asian="Times New Roman" style:font-name-complex="Times New Roman" fo:color="#FF0000" fo:font-size="13pt" style:font-size-asian="13pt" style:font-size-complex="13pt"/>
    </style:style>
    <style:style style:name="P574" style:parent-style-name="Standard" style:family="paragraph">
      <style:text-properties style:font-name-asian="Times New Roman" style:font-name-complex="Times New Roman" fo:color="#FF0000" fo:font-size="13pt" style:font-size-asian="13pt" style:font-size-complex="13pt"/>
    </style:style>
    <style:style style:name="T575"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576" style:parent-style-name="Policepardéfaut" style:family="text">
      <style:text-properties style:font-name-asian="Times New Roman" style:font-name-complex="Times New Roman" fo:color="#00FF00" fo:font-size="13pt" style:font-size-asian="13pt" style:font-size-complex="13pt"/>
    </style:style>
    <style:style style:name="P577" style:parent-style-name="Standard" style:family="paragraph">
      <style:text-properties style:font-name-asian="Times New Roman" style:font-name-complex="Times New Roman" fo:color="#000000" fo:font-size="13pt" style:font-size-asian="13pt" style:font-size-complex="13pt"/>
    </style:style>
    <style:style style:name="P578" style:parent-style-name="Standard" style:family="paragraph">
      <style:text-properties style:font-name-asian="Times New Roman" style:font-name-complex="Times New Roman" fo:color="#000000" fo:font-size="13pt" style:font-size-asian="13pt" style:font-size-complex="13pt"/>
    </style:style>
    <style:style style:name="P579" style:parent-style-name="Standard" style:family="paragraph">
      <style:text-properties style:font-name-asian="Times New Roman" style:font-name-complex="Times New Roman" fo:color="#000000" fo:font-size="13pt" style:font-size-asian="13pt" style:font-size-complex="13pt"/>
    </style:style>
    <style:style style:name="P580" style:parent-style-name="Standard" style:family="paragraph">
      <style:text-properties style:font-name-asian="Times New Roman" style:font-name-complex="Times New Roman" fo:color="#FF0000" fo:font-size="13pt" style:font-size-asian="13pt" style:font-size-complex="13pt"/>
    </style:style>
    <style:style style:name="P581" style:parent-style-name="Standard" style:list-style-name="LFO6" style:family="paragraph">
      <style:text-properties style:font-name-asian="Times New Roman" style:font-name-complex="Times New Roman" fo:color="#FF0000" fo:font-size="13pt" style:font-size-asian="13pt" style:font-size-complex="13pt"/>
    </style:style>
    <style:style style:name="P582" style:parent-style-name="Standard" style:list-style-name="LFO6" style:family="paragraph">
      <style:text-properties style:font-name-asian="Times New Roman" style:font-name-complex="Times New Roman" fo:color="#FF0000" fo:font-size="13pt" style:font-size-asian="13pt" style:font-size-complex="13pt"/>
    </style:style>
    <style:style style:name="P583" style:parent-style-name="Standard" style:family="paragraph">
      <style:text-properties style:font-name-asian="Times New Roman" style:font-name-complex="Times New Roman" fo:color="#000000" fo:font-size="13pt" style:font-size-asian="13pt" style:font-size-complex="13pt"/>
    </style:style>
    <style:style style:name="T584"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585" style:parent-style-name="Policepardéfaut" style:family="text">
      <style:text-properties style:font-name-asian="Times New Roman" style:font-name-complex="Times New Roman" fo:color="#00FF00" fo:font-size="13pt" style:font-size-asian="13pt" style:font-size-complex="13pt"/>
    </style:style>
    <style:style style:name="P586" style:parent-style-name="Standard" style:family="paragraph">
      <style:text-properties style:font-name-asian="Times New Roman" style:font-name-complex="Times New Roman" fo:color="#000000" fo:font-size="13pt" style:font-size-asian="13pt" style:font-size-complex="13pt"/>
    </style:style>
    <style:style style:name="P587" style:parent-style-name="Standard" style:family="paragraph">
      <style:text-properties style:font-name-asian="Times New Roman" style:font-name-complex="Times New Roman" fo:color="#000000" fo:font-size="13pt" style:font-size-asian="13pt" style:font-size-complex="13pt"/>
    </style:style>
    <style:style style:name="P588" style:parent-style-name="Standard" style:family="paragraph">
      <style:text-properties style:font-name-asian="Times New Roman" style:font-name-complex="Times New Roman" fo:color="#000000" fo:font-size="13pt" style:font-size-asian="13pt" style:font-size-complex="13pt"/>
    </style:style>
    <style:style style:name="P589" style:parent-style-name="Standard" style:family="paragraph">
      <style:text-properties style:font-name-asian="Times New Roman" style:font-name-complex="Times New Roman" fo:color="#000000" fo:font-size="13pt" style:font-size-asian="13pt" style:font-size-complex="13pt"/>
    </style:style>
    <style:style style:name="P590" style:parent-style-name="Standard" style:family="paragraph">
      <style:text-properties style:font-name-asian="Times New Roman" style:font-name-complex="Times New Roman" fo:color="#000000" fo:font-size="13pt" style:font-size-asian="13pt" style:font-size-complex="13pt"/>
    </style:style>
    <style:style style:name="P591" style:parent-style-name="Standard" style:family="paragraph">
      <style:text-properties style:font-name-asian="Times New Roman" style:font-name-complex="Times New Roman" fo:color="#000000" fo:font-size="13pt" style:font-size-asian="13pt" style:font-size-complex="13pt"/>
    </style:style>
    <style:style style:name="P592" style:parent-style-name="Standard" style:family="paragraph">
      <style:text-properties style:font-name-asian="Times New Roman" style:font-name-complex="Times New Roman" fo:color="#000000" fo:font-size="13pt" style:font-size-asian="13pt" style:font-size-complex="13pt"/>
    </style:style>
    <style:style style:name="P593" style:parent-style-name="Standard" style:family="paragraph">
      <style:text-properties style:font-name-asian="Times New Roman" style:font-name-complex="Times New Roman" fo:color="#000000" fo:font-size="13pt" style:font-size-asian="13pt" style:font-size-complex="13pt"/>
    </style:style>
    <style:style style:name="P594" style:parent-style-name="Standard" style:family="paragraph">
      <style:text-properties style:font-name-asian="Times New Roman" style:font-name-complex="Times New Roman" fo:color="#000000" fo:font-size="13pt" style:font-size-asian="13pt" style:font-size-complex="13pt"/>
    </style:style>
    <style:style style:name="T595" style:parent-style-name="Policepardéfaut" style:family="text">
      <style:text-properties style:font-name-asian="Times New Roman" style:font-name-complex="Times New Roman" fo:color="#FF0000" fo:font-size="13pt" style:font-size-asian="13pt" style:font-size-complex="13pt"/>
    </style:style>
    <style:style style:name="T596"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97" style:parent-style-name="Standard" style:family="paragraph">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598" style:parent-style-name="Standard" style:family="paragraph">
      <style:text-properties style:font-name-asian="Times New Roman" style:font-name-complex="Times New Roman" fo:color="#000000" fo:font-size="13pt" style:font-size-asian="13pt" style:font-size-complex="13pt"/>
    </style:style>
    <style:style style:name="P599" style:parent-style-name="Standard" style:family="paragraph">
      <style:text-properties style:font-name-asian="Times New Roman" style:font-name-complex="Times New Roman" fo:color="#FF0000" fo:font-size="13pt" style:font-size-asian="13pt" style:font-size-complex="13pt"/>
    </style:style>
    <style:style style:name="P600" style:parent-style-name="Standard" style:list-style-name="LFO7" style:family="paragraph">
      <style:text-properties style:font-name-asian="Times New Roman" style:font-name-complex="Times New Roman" fo:color="#0084D1" fo:font-size="13pt" style:font-size-asian="13pt" style:font-size-complex="13pt"/>
    </style:style>
    <style:style style:name="P601" style:parent-style-name="Standard" style:family="paragraph">
      <style:text-properties style:font-name-asian="Times New Roman" style:font-name-complex="Times New Roman" fo:color="#FF0000" fo:font-size="13pt" style:font-size-asian="13pt" style:font-size-complex="13pt"/>
    </style:style>
    <style:style style:name="T602"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603" style:parent-style-name="Policepardéfaut" style:family="text">
      <style:text-properties style:font-name-asian="Times New Roman" style:font-name-complex="Times New Roman" fo:color="#00FF00" fo:font-size="13pt" style:font-size-asian="13pt" style:font-size-complex="13pt"/>
    </style:style>
    <style:style style:name="P604" style:parent-style-name="Standard" style:family="paragraph">
      <style:text-properties style:font-name-asian="Times New Roman" style:font-name-complex="Times New Roman" fo:color="#000000" fo:font-size="13pt" style:font-size-asian="13pt" style:font-size-complex="13pt"/>
    </style:style>
    <style:style style:name="P605" style:parent-style-name="Standard" style:family="paragraph">
      <style:text-properties style:font-name-asian="Times New Roman" style:font-name-complex="Times New Roman" fo:color="#000000" fo:font-size="13pt" style:font-size-asian="13pt" style:font-size-complex="13pt"/>
    </style:style>
    <style:style style:name="P606" style:parent-style-name="Standard" style:family="paragraph">
      <style:text-properties style:font-name-asian="Times New Roman" style:font-name-complex="Times New Roman" fo:color="#000000" fo:font-size="13pt" style:font-size-asian="13pt" style:font-size-complex="13pt"/>
    </style:style>
    <style:style style:name="P607" style:parent-style-name="Standard" style:family="paragraph">
      <style:text-properties style:font-name-asian="Times New Roman" style:font-name-complex="Times New Roman" fo:color="#000000" fo:font-size="13pt" style:font-size-asian="13pt" style:font-size-complex="13pt"/>
    </style:style>
    <style:style style:name="P608" style:parent-style-name="Standard" style:list-style-name="LFO8" style:family="paragraph">
      <style:text-properties style:font-name-asian="Times New Roman" style:font-name-complex="Times New Roman" fo:color="#0084D1" fo:font-size="13pt" style:font-size-asian="13pt" style:font-size-complex="13pt"/>
    </style:style>
    <style:style style:name="P609" style:parent-style-name="Standard" style:family="paragraph">
      <style:text-properties style:font-name-asian="Times New Roman" style:font-name-complex="Times New Roman" fo:color="#FF0000" fo:font-size="13pt" style:font-size-asian="13pt" style:font-size-complex="13pt"/>
    </style:style>
    <style:style style:name="P610" style:parent-style-name="Standard" style:family="paragraph">
      <style:paragraph-properties fo:margin-left="0.5951in">
        <style:tab-stops/>
      </style:paragraph-properties>
      <style:text-properties style:font-name-asian="Times New Roman" style:font-name-complex="Times New Roman" fo:color="#000000" fo:font-size="13pt" style:font-size-asian="13pt" style:font-size-complex="13pt"/>
    </style:style>
    <style:style style:name="P611" style:parent-style-name="Standard" style:family="paragraph">
      <style:text-properties style:font-name-asian="Times New Roman" style:font-name-complex="Times New Roman" fo:color="#000000" fo:font-size="13pt" style:font-size-asian="13pt" style:font-size-complex="13pt"/>
    </style:style>
    <style:style style:name="P612" style:parent-style-name="Standard" style:family="paragraph">
      <style:text-properties style:font-name-asian="Times New Roman" style:font-name-complex="Times New Roman" fo:color="#000000" fo:font-size="13pt" style:font-size-asian="13pt" style:font-size-complex="13pt"/>
    </style:style>
    <style:style style:name="P613" style:parent-style-name="Standard" style:family="paragraph">
      <style:text-properties style:font-name-asian="Times New Roman" style:font-name-complex="Times New Roman" fo:color="#000000" fo:font-size="13pt" style:font-size-asian="13pt" style:font-size-complex="13pt"/>
    </style:style>
    <style:style style:name="P614" style:parent-style-name="Standard" style:family="paragraph">
      <style:text-properties style:font-name-asian="Times New Roman" style:font-name-complex="Times New Roman" fo:color="#FF0000" fo:font-size="13pt" style:font-size-asian="13pt" style:font-size-complex="13pt"/>
    </style:style>
    <style:style style:name="P615" style:parent-style-name="Standard" style:list-style-name="LFO9" style:family="paragraph">
      <style:text-properties style:font-name-asian="Times New Roman" style:font-name-complex="Times New Roman" fo:color="#0084D1" fo:font-size="13pt" style:font-size-asian="13pt" style:font-size-complex="13pt"/>
    </style:style>
    <style:style style:name="P616" style:parent-style-name="Standard" style:family="paragraph">
      <style:text-properties style:font-name-asian="Times New Roman" style:font-name-complex="Times New Roman" fo:color="#FF0000" fo:font-size="13pt" style:font-size-asian="13pt" style:font-size-complex="13pt"/>
    </style:style>
    <style:style style:name="P617" style:parent-style-name="Standard" style:family="paragraph">
      <style:text-properties style:font-name-asian="Times New Roman" style:font-name-complex="Times New Roman" fo:color="#000000" fo:font-size="13pt" style:font-size-asian="13pt" style:font-size-complex="13pt"/>
    </style:style>
    <style:style style:name="P618" style:parent-style-name="Standard" style:family="paragraph">
      <style:text-properties style:font-name-asian="Times New Roman" style:font-name-complex="Times New Roman" fo:color="#FF0000" fo:font-size="13pt" style:font-size-asian="13pt" style:font-size-complex="13pt"/>
    </style:style>
    <style:style style:name="P619" style:parent-style-name="Standard" style:list-style-name="LFO10" style:family="paragraph">
      <style:text-properties style:font-name-asian="Times New Roman" style:font-name-complex="Times New Roman" fo:color="#0084D1" fo:font-size="13pt" style:font-size-asian="13pt" style:font-size-complex="13pt"/>
    </style:style>
    <style:style style:name="P620" style:parent-style-name="Standard" style:list-style-name="LFO11" style:family="paragraph">
      <style:text-properties style:font-name-asian="Times New Roman" style:font-name-complex="Times New Roman" fo:color="#0084D1" fo:font-size="13pt" style:font-size-asian="13pt" style:font-size-complex="13pt"/>
    </style:style>
    <style:style style:name="P621" style:parent-style-name="Standard" style:family="paragraph">
      <style:text-properties style:font-name-asian="Times New Roman" style:font-name-complex="Times New Roman" fo:color="#FF0000" fo:font-size="13pt" style:font-size-asian="13pt" style:font-size-complex="13pt"/>
    </style:style>
    <style:style style:name="P622" style:parent-style-name="Standard" style:family="paragraph">
      <style:text-properties style:font-name-asian="Times New Roman" style:font-name-complex="Times New Roman" fo:color="#000000" fo:font-size="13pt" style:font-size-asian="13pt" style:font-size-complex="13pt"/>
    </style:style>
    <style:style style:name="P623" style:parent-style-name="Standard" style:family="paragraph">
      <style:text-properties style:font-name-asian="Times New Roman" style:font-name-complex="Times New Roman" fo:color="#000000" fo:font-size="13pt" style:font-size-asian="13pt" style:font-size-complex="13pt"/>
    </style:style>
    <style:style style:name="P624" style:parent-style-name="Standard" style:family="paragraph">
      <style:text-properties style:font-name-asian="Times New Roman" style:font-name-complex="Times New Roman" fo:color="#000000" fo:font-size="13pt" style:font-size-asian="13pt" style:font-size-complex="13pt"/>
    </style:style>
    <style:style style:name="P625" style:parent-style-name="Standard" style:family="paragraph">
      <style:text-properties style:font-name-asian="Times New Roman" style:font-name-complex="Times New Roman" fo:color="#000000" fo:font-size="13pt" style:font-size-asian="13pt" style:font-size-complex="13pt"/>
    </style:style>
    <style:style style:name="P626" style:parent-style-name="Standard" style:list-style-name="LFO12" style:family="paragraph">
      <style:text-properties style:font-name-asian="Times New Roman" style:font-name-complex="Times New Roman" fo:color="#0084D1" fo:font-size="13pt" style:font-size-asian="13pt" style:font-size-complex="13pt"/>
    </style:style>
    <style:style style:name="P627" style:parent-style-name="Standard" style:family="paragraph">
      <style:text-properties style:font-name-asian="Times New Roman" style:font-name-complex="Times New Roman" fo:color="#FF0000" fo:font-size="13pt" style:font-size-asian="13pt" style:font-size-complex="13pt"/>
    </style:style>
    <style:style style:name="P628" style:parent-style-name="Standard" style:family="paragraph">
      <style:text-properties style:font-name-asian="Times New Roman" style:font-name-complex="Times New Roman" fo:color="#000000" fo:font-size="13pt" style:font-size-asian="13pt" style:font-size-complex="13pt"/>
    </style:style>
    <style:style style:name="P629" style:parent-style-name="Standard" style:family="paragraph">
      <style:text-properties style:font-name-asian="Times New Roman" style:font-name-complex="Times New Roman" fo:color="#000000" fo:font-size="13pt" style:font-size-asian="13pt" style:font-size-complex="13pt"/>
    </style:style>
    <style:style style:name="P630" style:parent-style-name="Standard" style:family="paragraph">
      <style:text-properties style:font-name-asian="Times New Roman" style:font-name-complex="Times New Roman" fo:color="#000000" fo:font-size="13pt" style:font-size-asian="13pt" style:font-size-complex="13pt"/>
    </style:style>
    <style:style style:name="P631" style:parent-style-name="Standard" style:family="paragraph">
      <style:text-properties style:font-name-asian="Times New Roman" style:font-name-complex="Times New Roman" fo:color="#000000" fo:font-size="13pt" style:font-size-asian="13pt" style:font-size-complex="13pt"/>
    </style:style>
    <style:style style:name="P632" style:parent-style-name="Standard" style:family="paragraph">
      <style:text-properties style:font-name-asian="Times New Roman" style:font-name-complex="Times New Roman" fo:color="#000000" fo:font-size="13pt" style:font-size-asian="13pt" style:font-size-complex="13pt"/>
    </style:style>
    <style:style style:name="P633" style:parent-style-name="Standard" style:family="paragraph">
      <style:text-properties style:font-name-asian="Times New Roman" style:font-name-complex="Times New Roman" fo:color="#000000" fo:font-size="13pt" style:font-size-asian="13pt" style:font-size-complex="13pt"/>
    </style:style>
    <style:style style:name="P634" style:parent-style-name="Standard" style:family="paragraph">
      <style:text-properties style:font-name-asian="Times New Roman" style:font-name-complex="Times New Roman" fo:color="#000000" fo:font-size="13pt" style:font-size-asian="13pt" style:font-size-complex="13pt"/>
    </style:style>
    <style:style style:name="P635" style:parent-style-name="Standard" style:family="paragraph">
      <style:text-properties style:font-name-asian="Times New Roman" style:font-name-complex="Times New Roman" fo:color="#000000" fo:font-size="13pt" style:font-size-asian="13pt" style:font-size-complex="13pt"/>
    </style:style>
    <style:style style:name="P636" style:parent-style-name="Standard" style:family="paragraph">
      <style:text-properties style:font-name-asian="Times New Roman" style:font-name-complex="Times New Roman" fo:color="#000000" fo:font-size="13pt" style:font-size-asian="13pt" style:font-size-complex="13pt"/>
    </style:style>
    <style:style style:name="P637" style:parent-style-name="Standard" style:family="paragraph">
      <style:text-properties style:font-name-asian="Times New Roman" style:font-name-complex="Times New Roman" fo:color="#000000" fo:font-size="13pt" style:font-size-asian="13pt" style:font-size-complex="13pt"/>
    </style:style>
    <style:style style:name="P638" style:parent-style-name="Standard" style:family="paragraph">
      <style:text-properties style:font-name-asian="Times New Roman" style:font-name-complex="Times New Roman" fo:color="#000000" fo:font-size="13pt" style:font-size-asian="13pt" style:font-size-complex="13pt"/>
    </style:style>
    <style:style style:name="P639" style:parent-style-name="Standard" style:family="paragraph">
      <style:text-properties style:font-name-asian="Times New Roman" style:font-name-complex="Times New Roman" fo:color="#000000" fo:font-size="13pt" style:font-size-asian="13pt" style:font-size-complex="13pt"/>
    </style:style>
    <style:style style:name="P640" style:parent-style-name="Standard" style:family="paragraph">
      <style:text-properties style:font-name-asian="Times New Roman" style:font-name-complex="Times New Roman" fo:color="#000000" fo:font-size="13pt" style:font-size-asian="13pt" style:font-size-complex="13pt"/>
    </style:style>
    <style:style style:name="P641" style:parent-style-name="Standard" style:family="paragraph">
      <style:text-properties style:font-name-asian="Times New Roman" style:font-name-complex="Times New Roman" fo:color="#000000" fo:font-size="13pt" style:font-size-asian="13pt" style:font-size-complex="13pt"/>
    </style:style>
    <style:style style:name="P642" style:parent-style-name="Standard" style:family="paragraph">
      <style:text-properties style:font-name-asian="Times New Roman" style:font-name-complex="Times New Roman" fo:color="#000000" fo:font-size="13pt" style:font-size-asian="13pt" style:font-size-complex="13pt"/>
    </style:style>
    <style:style style:name="P643" style:parent-style-name="Standard" style:family="paragraph">
      <style:text-properties style:font-name-asian="Times New Roman" style:font-name-complex="Times New Roman" fo:color="#000000" fo:font-size="13pt" style:font-size-asian="13pt" style:font-size-complex="13pt"/>
    </style:style>
    <style:style style:name="P644" style:parent-style-name="Standard" style:family="paragraph">
      <style:text-properties style:font-name-asian="Times New Roman" style:font-name-complex="Times New Roman" fo:color="#000000" fo:font-size="13pt" style:font-size-asian="13pt" style:font-size-complex="13pt"/>
    </style:style>
    <style:style style:name="P645" style:parent-style-name="Standard" style:family="paragraph">
      <style:text-properties style:font-name-asian="Times New Roman" style:font-name-complex="Times New Roman" fo:color="#000000" fo:font-size="13pt" style:font-size-asian="13pt" style:font-size-complex="13pt"/>
    </style:style>
    <style:style style:name="P646" style:parent-style-name="Standard" style:family="paragraph">
      <style:text-properties style:font-name-asian="Times New Roman" style:font-name-complex="Times New Roman" fo:color="#000000" fo:font-size="13pt" style:font-size-asian="13pt" style:font-size-complex="13pt"/>
    </style:style>
    <style:style style:name="P647" style:parent-style-name="Standard" style:family="paragraph">
      <style:text-properties style:font-name-asian="Times New Roman" style:font-name-complex="Times New Roman" fo:color="#FF0000" fo:font-size="13pt" style:font-size-asian="13pt" style:font-size-complex="13pt"/>
    </style:style>
    <style:style style:name="P648" style:parent-style-name="Standard" style:list-style-name="LFO13" style:family="paragraph">
      <style:text-properties style:font-name-asian="Times New Roman" style:font-name-complex="Times New Roman" fo:color="#0084D1" fo:font-size="13pt" style:font-size-asian="13pt" style:font-size-complex="13pt"/>
    </style:style>
    <style:style style:name="P649" style:parent-style-name="Standard" style:family="paragraph">
      <style:text-properties style:font-name-asian="Times New Roman" style:font-name-complex="Times New Roman" fo:color="#FF0000" fo:font-size="13pt" style:font-size-asian="13pt" style:font-size-complex="13pt"/>
    </style:style>
    <style:style style:name="P650"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51"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52" style:parent-style-name="Standard" style:family="paragraph">
      <style:paragraph-properties>
        <style:tab-stops>
          <style:tab-stop style:type="left" style:position="3.802in"/>
        </style:tab-stops>
      </style:paragraph-properties>
    </style:style>
    <style:style style:name="T653"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654" style:parent-style-name="Policepardéfaut" style:family="text">
      <style:text-properties style:font-name-asian="Times New Roman" style:font-name-complex="Times New Roman" fo:color="#00FF00" fo:font-size="13pt" style:font-size-asian="13pt" style:font-size-complex="13pt"/>
    </style:style>
    <style:style style:name="P655"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656"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57"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58"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59"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0"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1"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2"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3"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4"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5"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6" style:parent-style-name="Standard" style:family="paragraph">
      <style:paragraph-properties>
        <style:tab-stops>
          <style:tab-stop style:type="left" style:position="3.802in"/>
        </style:tab-stops>
      </style:paragraph-properties>
      <style:text-properties style:font-name-asian="Times New Roman" style:font-name-complex="Times New Roman" fo:color="#000000" fo:font-size="13pt" style:font-size-asian="13pt" style:font-size-complex="13pt"/>
    </style:style>
    <style:style style:name="P667" style:parent-style-name="Standard" style:family="paragraph">
      <style:paragraph-properties>
        <style:tab-stops>
          <style:tab-stop style:type="left" style:position="0.4895in"/>
        </style:tab-stops>
      </style:paragraph-properties>
    </style:style>
    <style:style style:name="T668" style:parent-style-name="Policepardéfaut" style:family="text">
      <style:text-properties style:font-name-asian="Times New Roman" style:font-name-complex="Times New Roman" fo:color="#000000" fo:font-size="13pt" style:font-size-asian="13pt" style:font-size-complex="13pt"/>
    </style:style>
    <style:style style:name="T669" style:parent-style-name="Policepardéfaut" style:family="text">
      <style:text-properties style:font-name-asian="Times New Roman" style:font-name-complex="Times New Roman" fo:color="#FF0000" fo:font-size="13pt" style:font-size-asian="13pt" style:font-size-complex="13pt"/>
    </style:style>
    <style:style style:name="T670"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671" style:parent-style-name="Standard" style:family="paragraph">
      <style:paragraph-properties>
        <style:tab-stops>
          <style:tab-stop style:type="left" style:position="0.7812in"/>
        </style:tab-stops>
      </style:paragraph-properties>
      <style:text-properties style:font-name-asian="Times New Roman" style:font-name-complex="Times New Roman" fo:color="#FF0000" fo:font-size="13pt" style:font-size-asian="13pt" style:font-size-complex="13pt"/>
    </style:style>
    <style:style style:name="P672" style:parent-style-name="Standard" style:family="paragraph">
      <style:paragraph-properties>
        <style:tab-stops>
          <style:tab-stop style:type="left" style:position="0.7812in"/>
          <style:tab-stop style:type="left" style:position="3.8541in"/>
        </style:tab-stops>
      </style:paragraph-properties>
    </style:style>
    <style:style style:name="T673" style:parent-style-name="Policepardéfaut" style:family="text">
      <style:text-properties style:font-name-asian="Times New Roman" style:font-name-complex="Times New Roman" fo:color="#FF0000" fo:font-size="13pt" style:font-size-asian="13pt" style:font-size-complex="13pt"/>
    </style:style>
    <style:style style:name="T674" style:parent-style-name="Policepardéfaut" style:family="text">
      <style:text-properties style:font-name-asian="Times New Roman" style:font-name-complex="Times New Roman" fo:color="#000000" fo:font-size="13pt" style:font-size-asian="13pt" style:font-size-complex="13pt"/>
    </style:style>
    <style:style style:name="P675" style:parent-style-name="Standard" style:family="paragraph">
      <style:paragraph-properties>
        <style:tab-stops>
          <style:tab-stop style:type="left" style:position="0.7812in"/>
          <style:tab-stop style:type="left" style:position="3.8541in"/>
        </style:tab-stops>
      </style:paragraph-properties>
    </style:style>
    <style:style style:name="P676"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77"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78"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79"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80"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81" style:parent-style-name="Standard" style:family="paragraph">
      <style:paragraph-properties>
        <style:tab-stops>
          <style:tab-stop style:type="left" style:position="0.7812in"/>
          <style:tab-stop style:type="left" style:position="3.8541in"/>
        </style:tab-stops>
      </style:paragraph-properties>
    </style:style>
    <style:style style:name="T682" style:parent-style-name="Policepardéfaut" style:family="text">
      <style:text-properties style:font-name-asian="Times New Roman" style:font-name-complex="Times New Roman" fo:color="#000000" fo:font-size="13pt" style:font-size-asian="13pt" style:font-size-complex="13pt"/>
    </style:style>
    <style:style style:name="T683"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684" style:parent-style-name="Policepardéfaut" style:family="text">
      <style:text-properties style:font-name-asian="Times New Roman" style:font-name-complex="Times New Roman" fo:color="#000000" fo:font-size="13pt" style:font-size-asian="13pt" style:font-size-complex="13pt"/>
    </style:style>
    <style:style style:name="P685"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86"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87"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88" style:parent-style-name="Standard" style:family="paragraph">
      <style:paragraph-properties>
        <style:tab-stops>
          <style:tab-stop style:type="left" style:position="0.7812in"/>
          <style:tab-stop style:type="left" style:position="3.8541in"/>
        </style:tab-stops>
      </style:paragraph-properties>
    </style:style>
    <style:style style:name="T689" style:parent-style-name="Policepardéfaut" style:family="text">
      <style:text-properties style:font-name-asian="Times New Roman" style:font-name-complex="Times New Roman" fo:color="#000000" fo:font-size="13pt" style:font-size-asian="13pt" style:font-size-complex="13pt"/>
    </style:style>
    <style:style style:name="T690"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691" style:parent-style-name="Policepardéfaut" style:family="text">
      <style:text-properties style:font-name-asian="Times New Roman" style:font-name-complex="Times New Roman" fo:color="#000000" fo:font-size="13pt" style:font-size-asian="13pt" style:font-size-complex="13pt"/>
    </style:style>
    <style:style style:name="P692"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3"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4" style:parent-style-name="Standard" style:family="paragraph">
      <style:paragraph-properties>
        <style:tab-stops>
          <style:tab-stop style:type="left" style:position="0.781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5"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6"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7"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8"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699"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00"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01"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02" style:parent-style-name="Standard" style:family="paragraph">
      <style:paragraph-properties>
        <style:tab-stops>
          <style:tab-stop style:type="left" style:position="0.4895in"/>
          <style:tab-stop style:type="left" style:position="3.8541in"/>
        </style:tab-stops>
      </style:paragraph-properties>
    </style:style>
    <style:style style:name="T703" style:parent-style-name="Policepardéfaut" style:family="text">
      <style:text-properties style:font-name-asian="Times New Roman" style:font-name-complex="Times New Roman" fo:color="#FF0000" fo:font-size="13pt" style:font-size-asian="13pt" style:font-size-complex="13pt"/>
    </style:style>
    <style:style style:name="P704" style:parent-style-name="Standard" style:family="paragraph">
      <style:paragraph-properties>
        <style:tab-stops>
          <style:tab-stop style:type="left" style:position="0.4895in"/>
          <style:tab-stop style:type="left" style:position="3.8541in"/>
        </style:tab-stops>
      </style:paragraph-properties>
    </style:style>
    <style:style style:name="T705" style:parent-style-name="Policepardéfaut" style:family="text">
      <style:text-properties style:font-name-asian="Times New Roman" style:font-name-complex="Times New Roman" fo:color="#FF0000" fo:font-size="13pt" style:font-size-asian="13pt" style:font-size-complex="13pt"/>
    </style:style>
    <style:style style:name="T706"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07"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08"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09"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0"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1"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2"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3"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4"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5" style:parent-style-name="Standard" style:family="paragraph">
      <style:paragraph-properties>
        <style:tab-stops>
          <style:tab-stop style:type="left" style:position="0.4895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16" style:parent-style-name="Standard" style:family="paragraph">
      <style:paragraph-properties>
        <style:tab-stops>
          <style:tab-stop style:type="left" style:position="0.4895in"/>
          <style:tab-stop style:type="left" style:position="3.8541in"/>
        </style:tab-stops>
      </style:paragraph-properties>
    </style:style>
    <style:style style:name="T717"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718" style:parent-style-name="Policepardéfaut" style:family="text">
      <style:text-properties style:font-name-asian="Times New Roman" style:font-name-complex="Times New Roman" fo:color="#00FF00" fo:font-size="13pt" style:font-size-asian="13pt" style:font-size-complex="13pt"/>
    </style:style>
    <style:style style:name="P719"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20" style:parent-style-name="Policepardéfaut" style:family="text">
      <style:text-properties style:font-name-asian="Times New Roman" style:font-name-complex="Times New Roman" fo:color="#00FF00" fo:font-size="13pt" style:font-size-asian="13pt" style:font-size-complex="13pt"/>
    </style:style>
    <style:style style:name="T721" style:parent-style-name="Policepardéfaut" style:family="text">
      <style:text-properties style:font-name-asian="Times New Roman" style:font-name-complex="Times New Roman" fo:color="#000000" fo:font-size="13pt" style:font-size-asian="13pt" style:font-size-complex="13pt"/>
    </style:style>
    <style:style style:name="P72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2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3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3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32"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33" style:parent-style-name="Policepardéfaut" style:family="text">
      <style:text-properties style:font-name-asian="Times New Roman" style:font-name-complex="Times New Roman" fo:color="#000000" fo:font-size="13pt" style:font-size-asian="13pt" style:font-size-complex="13pt"/>
    </style:style>
    <style:style style:name="T734" style:parent-style-name="Policepardéfaut" style:family="text">
      <style:text-properties style:font-name-asian="Times New Roman" style:font-name-complex="Times New Roman" fo:color="#FF0000" fo:font-size="13pt" style:font-size-asian="13pt" style:font-size-complex="13pt"/>
    </style:style>
    <style:style style:name="T735"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3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FF00" fo:font-size="13pt" style:font-size-asian="13pt" style:font-size-complex="13pt"/>
    </style:style>
    <style:style style:name="P73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3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3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4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55"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56"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757" style:parent-style-name="Policepardéfaut" style:family="text">
      <style:text-properties style:font-name-asian="Times New Roman" style:font-name-complex="Times New Roman" fo:color="#00FF00" fo:font-size="13pt" style:font-size-asian="13pt" style:font-size-complex="13pt"/>
    </style:style>
    <style:style style:name="P758"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59" style:parent-style-name="Policepardéfaut" style:family="text">
      <style:text-properties style:font-name-asian="Times New Roman" style:font-name-complex="Times New Roman" fo:color="#00FF00" fo:font-size="13pt" style:font-size-asian="13pt" style:font-size-complex="13pt"/>
    </style:style>
    <style:style style:name="T760" style:parent-style-name="Policepardéfaut" style:family="text">
      <style:text-properties style:font-name-asian="Times New Roman" style:font-name-complex="Times New Roman" fo:color="#000000" fo:font-size="13pt" style:font-size-asian="13pt" style:font-size-complex="13pt"/>
    </style:style>
    <style:style style:name="P76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6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77"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78" style:parent-style-name="Policepardéfaut" style:family="text">
      <style:text-properties style:font-name-asian="Times New Roman" style:font-name-complex="Times New Roman" fo:color="#FF00FF" fo:font-size="13pt" style:font-size-asian="13pt" style:font-size-complex="13pt"/>
    </style:style>
    <style:style style:name="T779" style:parent-style-name="Policepardéfaut" style:family="text">
      <style:text-properties style:font-name-asian="Times New Roman" style:font-name-complex="Times New Roman" fo:color="#FF00FF" fo:font-size="13pt" style:font-size-asian="13pt" style:font-size-complex="13pt" style:text-underline-type="single" style:text-underline-style="solid" style:text-underline-width="auto" style:text-underline-mode="continuous"/>
    </style:style>
    <style:style style:name="P78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81" style:parent-style-name="Standard" style:list-style-name="LFO14" style:family="paragraph">
      <style:paragraph-properties>
        <style:tab-stops>
          <style:tab-stop style:type="left" style:position="-2.5104in"/>
          <style:tab-stop style:type="left" style:position="0.802in"/>
          <style:tab-stop style:type="left" style:position="0.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8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8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84"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785" style:parent-style-name="Policepardéfaut" style:family="text">
      <style:text-properties style:font-name-asian="Times New Roman" style:font-name-complex="Times New Roman" fo:color="#FF0000" fo:font-size="13pt" style:font-size-asian="13pt" style:font-size-complex="13pt"/>
    </style:style>
    <style:style style:name="T786"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78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78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8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794" style:parent-style-name="Policepardéfaut" style:family="text">
      <style:text-properties style:font-name-asian="Times New Roman" style:font-name-complex="Times New Roman" fo:color="#0084D1" fo:font-size="13pt" style:font-size-asian="13pt" style:font-size-complex="13pt"/>
    </style:style>
    <style:style style:name="T795" style:parent-style-name="Policepardéfaut" style:family="text">
      <style:text-properties style:font-name-asian="Times New Roman" style:font-name-complex="Times New Roman" fo:color="#0084D1" fo:font-size="13pt" style:font-size-asian="13pt" style:font-size-complex="13pt" style:text-underline-type="single" style:text-underline-style="solid" style:text-underline-width="auto" style:text-underline-mode="continuous"/>
    </style:style>
    <style:style style:name="P79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font-style="italic" style:font-style-asian="italic" style:font-style-complex="italic" fo:color="#000000" fo:font-size="13pt" style:font-size-asian="13pt" style:font-size-complex="13pt"/>
    </style:style>
    <style:style style:name="P79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79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00"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01" style:parent-style-name="Policepardéfaut" style:family="text">
      <style:text-properties style:font-name-asian="Times New Roman" style:font-name-complex="Times New Roman" fo:color="#000000" fo:font-size="13pt" style:font-size-asian="13pt" style:font-size-complex="13pt"/>
    </style:style>
    <style:style style:name="T802"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P80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04" style:parent-style-name="Policepardéfaut" style:family="text">
      <style:text-properties style:font-name-asian="Times New Roman" style:font-name-complex="Times New Roman" fo:color="#000000" fo:font-size="13pt" style:font-size-asian="13pt" style:font-size-complex="13pt"/>
    </style:style>
    <style:style style:name="P80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font-style="italic" style:font-style-asian="italic" style:font-style-complex="italic" fo:color="#000000" fo:font-size="13pt" style:font-size-asian="13pt" style:font-size-complex="13pt"/>
    </style:style>
    <style:style style:name="P806"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07" style:parent-style-name="Policepardéfaut" style:family="text">
      <style:text-properties style:font-name-asian="Times New Roman" style:font-name-complex="Times New Roman" fo:color="#000000" fo:font-size="13pt" style:font-size-asian="13pt" style:font-size-complex="13pt"/>
    </style:style>
    <style:style style:name="T808"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P80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1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1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font-style="italic" style:font-style-asian="italic" style:font-style-complex="italic" fo:color="#000000" fo:font-size="13pt" style:font-size-asian="13pt" style:font-size-complex="13pt"/>
    </style:style>
    <style:style style:name="P812"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13" style:parent-style-name="Policepardéfaut" style:family="text">
      <style:text-properties style:font-name-asian="Times New Roman" style:font-name-complex="Times New Roman" fo:color="#000000" fo:font-size="13pt" style:font-size-asian="13pt" style:font-size-complex="13pt"/>
    </style:style>
    <style:style style:name="T814" style:parent-style-name="Policepardéfaut" style:family="text">
      <style:text-properties style:font-name-asian="Times New Roman" style:font-name-complex="Times New Roman" fo:color="#000000" fo:font-size="13pt" style:font-size-asian="13pt" style:font-size-complex="13pt"/>
    </style:style>
    <style:style style:name="T815" style:parent-style-name="Policepardéfaut" style:family="text">
      <style:text-properties style:font-name-asian="Times New Roman" style:font-name-complex="Times New Roman" fo:font-style="italic" style:font-style-asian="italic" style:font-style-complex="italic" fo:color="#000000" fo:font-size="13pt" style:font-size-asian="13pt" style:font-size-complex="13pt"/>
    </style:style>
    <style:style style:name="P81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1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1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1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2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2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2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82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24" style:parent-style-name="Policepardéfaut" style:family="text">
      <style:text-properties style:font-name-asian="Times New Roman" style:font-name-complex="Times New Roman" fo:color="#000000" fo:font-size="13pt" style:font-size-asian="13pt" style:font-size-complex="13pt"/>
    </style:style>
    <style:style style:name="T825" style:parent-style-name="Policepardéfaut" style:family="text">
      <style:text-properties style:font-name-asian="Times New Roman" style:font-name-complex="Times New Roman" fo:color="#FF0000" fo:font-size="13pt" style:font-size-asian="13pt" style:font-size-complex="13pt"/>
    </style:style>
    <style:style style:name="T826" style:parent-style-name="Policepardéfaut" style:family="text">
      <style:text-properties style:font-name-asian="Times New Roman" style:font-name-complex="Times New Roman" fo:color="#000000" fo:font-size="13pt" style:font-size-asian="13pt" style:font-size-complex="13pt"/>
    </style:style>
    <style:style style:name="T827" style:parent-style-name="Policepardéfaut" style:family="text">
      <style:text-properties style:font-name-asian="Times New Roman" style:font-name-complex="Times New Roman" fo:color="#000000" fo:font-size="13pt" style:font-size-asian="13pt" style:font-size-complex="13pt"/>
    </style:style>
    <style:style style:name="P828"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29" style:parent-style-name="Policepardéfaut" style:family="text">
      <style:text-properties style:font-name-asian="Times New Roman" style:font-name-complex="Times New Roman" fo:color="#000000" fo:font-size="13pt" style:font-size-asian="13pt" style:font-size-complex="13pt"/>
    </style:style>
    <style:style style:name="T830" style:parent-style-name="Policepardéfaut" style:family="text">
      <style:text-properties style:font-name-asian="Times New Roman" style:font-name-complex="Times New Roman" fo:color="#FF0000" fo:font-size="13pt" style:font-size-asian="13pt" style:font-size-complex="13pt"/>
    </style:style>
    <style:style style:name="T831" style:parent-style-name="Policepardéfaut" style:family="text">
      <style:text-properties style:font-name-asian="Times New Roman" style:font-name-complex="Times New Roman" fo:color="#000000" fo:font-size="13pt" style:font-size-asian="13pt" style:font-size-complex="13pt"/>
    </style:style>
    <style:style style:name="P832"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33" style:parent-style-name="Policepardéfaut" style:family="text">
      <style:text-properties style:font-name-asian="Times New Roman" style:font-name-complex="Times New Roman" fo:color="#000000" fo:font-size="13pt" style:font-size-asian="13pt" style:font-size-complex="13pt"/>
    </style:style>
    <style:style style:name="T834" style:parent-style-name="Policepardéfaut" style:family="text">
      <style:text-properties style:font-name-asian="Times New Roman" style:font-name-complex="Times New Roman" fo:color="#FF0000" fo:font-size="13pt" style:font-size-asian="13pt" style:font-size-complex="13pt"/>
    </style:style>
    <style:style style:name="T835" style:parent-style-name="Policepardéfaut" style:family="text">
      <style:text-properties style:font-name-asian="Times New Roman" style:font-name-complex="Times New Roman" fo:color="#000000" fo:font-size="13pt" style:font-size-asian="13pt" style:font-size-complex="13pt"/>
    </style:style>
    <style:style style:name="P836"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37" style:parent-style-name="Policepardéfaut" style:family="text">
      <style:text-properties style:font-name-asian="Times New Roman" style:font-name-complex="Times New Roman" fo:color="#000000" fo:font-size="13pt" style:font-size-asian="13pt" style:font-size-complex="13pt"/>
    </style:style>
    <style:style style:name="T838" style:parent-style-name="Policepardéfaut" style:family="text">
      <style:text-properties style:font-name-asian="Times New Roman" style:font-name-complex="Times New Roman" fo:color="#FF0000" fo:font-size="13pt" style:font-size-asian="13pt" style:font-size-complex="13pt"/>
    </style:style>
    <style:style style:name="T839" style:parent-style-name="Policepardéfaut" style:family="text">
      <style:text-properties style:font-name-asian="Times New Roman" style:font-name-complex="Times New Roman" fo:color="#000000" fo:font-size="13pt" style:font-size-asian="13pt" style:font-size-complex="13pt"/>
    </style:style>
    <style:style style:name="P84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41"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42" style:parent-style-name="Policepardéfaut" style:family="text">
      <style:text-properties style:font-name-asian="Times New Roman" style:font-name-complex="Times New Roman" fo:color="#000000" fo:font-size="13pt" style:font-size-asian="13pt" style:font-size-complex="13pt"/>
    </style:style>
    <style:style style:name="T843"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844" style:parent-style-name="Policepardéfaut" style:family="text">
      <style:text-properties style:font-name-asian="Times New Roman" style:font-name-complex="Times New Roman" fo:color="#000000" fo:font-size="13pt" style:font-size-asian="13pt" style:font-size-complex="13pt"/>
    </style:style>
    <style:style style:name="P84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4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4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4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4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5"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56"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857" style:parent-style-name="Policepardéfaut" style:family="text">
      <style:text-properties style:font-name-asian="Times New Roman" style:font-name-complex="Times New Roman" fo:color="#00FF00" fo:font-size="13pt" style:font-size-asian="13pt" style:font-size-complex="13pt"/>
    </style:style>
    <style:style style:name="P85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5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865"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866" style:parent-style-name="Policepardéfaut" style:family="text">
      <style:text-properties style:font-name-asian="Times New Roman" style:font-name-complex="Times New Roman" fo:color="#000000" fo:font-size="13pt" style:font-size-asian="13pt" style:font-size-complex="13pt"/>
    </style:style>
    <style:style style:name="T867"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868" style:parent-style-name="Policepardéfaut" style:family="text">
      <style:text-properties style:font-name-asian="Times New Roman" style:font-name-complex="Times New Roman" fo:color="#000000" fo:font-size="13pt" style:font-size-asian="13pt" style:font-size-complex="13pt"/>
    </style:style>
    <style:style style:name="T869" style:parent-style-name="Policepardéfaut" style:family="text">
      <style:text-properties style:font-name-asian="Times New Roman" style:font-name-complex="Times New Roman" fo:color="#000000" fo:font-size="13pt" style:font-size-asian="13pt" style:font-size-complex="13pt"/>
    </style:style>
    <style:style style:name="P870"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71"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7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7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74"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75"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76"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77"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78"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79"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0"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1"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2"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3"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4"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5"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6"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7" style:parent-style-name="Paragraphedeliste" style:family="paragraph">
      <style:paragraph-properties fo:margin-left="0in">
        <style:tab-stops>
          <style:tab-stop style:type="left" style:position="4.5069in"/>
        </style:tab-stops>
      </style:paragraph-properties>
      <style:text-properties fo:font-size="13pt" style:font-size-asian="13pt" style:font-size-complex="13pt"/>
    </style:style>
    <style:style style:name="P888" style:parent-style-name="Paragraphedeliste" style:family="paragraph">
      <style:paragraph-properties fo:margin-left="1.975in">
        <style:tab-stops>
          <style:tab-stop style:type="left" style:position="4.5069in"/>
        </style:tab-stops>
      </style:paragraph-properties>
      <style:text-properties fo:font-size="13pt" style:font-size-asian="13pt" style:font-size-complex="13pt"/>
    </style:style>
    <style:style style:name="P889" style:parent-style-name="Standard" style:family="paragraph">
      <style:paragraph-properties>
        <style:tab-stops>
          <style:tab-stop style:type="left" style:position="4.5069in"/>
        </style:tab-stops>
      </style:paragraph-properties>
    </style:style>
    <style:style style:name="T890" style:parent-style-name="Policepardéfaut" style:family="text">
      <style:text-properties fo:font-size="13pt" style:font-size-asian="13pt" style:font-size-complex="13pt"/>
    </style:style>
    <style:style style:name="T891"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892" style:parent-style-name="Policepardéfaut" style:family="text">
      <style:text-properties fo:font-size="13pt" style:font-size-asian="13pt" style:font-size-complex="13pt"/>
    </style:style>
    <style:style style:name="P89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4"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5"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6"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7"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899"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900" style:parent-style-name="Standard" style:family="paragraph">
      <style:paragraph-properties>
        <style:tab-stops>
          <style:tab-stop style:type="left" style:position="4.5069in"/>
        </style:tab-stops>
      </style:paragraph-properties>
    </style:style>
    <style:style style:name="T901" style:parent-style-name="Policepardéfaut" style:family="text">
      <style:text-properties fo:color="#00FF00" fo:font-size="13pt" style:font-size-asian="13pt" style:font-size-complex="13pt" style:text-underline-type="single" style:text-underline-style="solid" style:text-underline-width="auto" style:text-underline-mode="continuous"/>
    </style:style>
    <style:style style:name="T902" style:parent-style-name="Policepardéfaut" style:family="text">
      <style:text-properties fo:color="#00FF00" fo:font-size="13pt" style:font-size-asian="13pt" style:font-size-complex="13pt"/>
    </style:style>
    <style:style style:name="P903" style:parent-style-name="Standard" style:family="paragraph">
      <style:paragraph-properties>
        <style:tab-stops>
          <style:tab-stop style:type="left" style:position="0.4895in"/>
        </style:tab-stops>
      </style:paragraph-properties>
      <style:text-properties fo:font-size="13pt" style:font-size-asian="13pt" style:font-size-complex="13pt"/>
    </style:style>
    <style:style style:name="P904" style:parent-style-name="Standard" style:family="paragraph">
      <style:paragraph-properties>
        <style:tab-stops>
          <style:tab-stop style:type="left" style:position="0.4895in"/>
        </style:tab-stops>
      </style:paragraph-properties>
      <style:text-properties fo:font-size="13pt" style:font-size-asian="13pt" style:font-size-complex="13pt"/>
    </style:style>
    <style:style style:name="P905" style:parent-style-name="Standard" style:family="paragraph">
      <style:paragraph-properties>
        <style:tab-stops>
          <style:tab-stop style:type="left" style:position="0.4895in"/>
        </style:tab-stops>
      </style:paragraph-properties>
      <style:text-properties fo:font-size="13pt" style:font-size-asian="13pt" style:font-size-complex="13pt"/>
    </style:style>
    <style:style style:name="P906" style:parent-style-name="Standard" style:family="paragraph">
      <style:paragraph-properties>
        <style:tab-stops>
          <style:tab-stop style:type="left" style:position="0.4895in"/>
        </style:tab-stops>
      </style:paragraph-properties>
      <style:text-properties fo:font-size="13pt" style:font-size-asian="13pt" style:font-size-complex="13pt"/>
    </style:style>
    <style:style style:name="P907"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90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909"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910" style:parent-style-name="Standard" style:family="paragraph">
      <style:paragraph-properties fo:text-align="center">
        <style:tab-stops>
          <style:tab-stop style:type="left" style:position="4.5069in"/>
        </style:tab-stops>
      </style:paragraph-properties>
    </style:style>
    <style:style style:name="T911"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912" style:parent-style-name="Policepardéfaut" style:family="text">
      <style:text-properties fo:color="#FF0000" fo:font-size="13pt" style:font-size-asian="13pt" style:font-size-complex="13pt" style:text-underline-type="single" style:text-underline-style="solid" style:text-underline-width="auto" style:text-underline-mode="continuous"/>
    </style:style>
    <style:style style:name="T913" style:parent-style-name="Policepardéfaut" style:family="text">
      <style:text-properties fo:color="#FF0000" fo:font-size="13pt" style:font-size-asian="13pt" style:font-size-complex="13pt"/>
    </style:style>
    <style:style style:name="P914" style:parent-style-name="Standard" style:family="paragraph">
      <style:paragraph-properties fo:text-align="center">
        <style:tab-stops>
          <style:tab-stop style:type="left" style:position="4.5069in"/>
        </style:tab-stops>
      </style:paragraph-properties>
      <style:text-properties fo:color="#FF0000" fo:font-size="13pt" style:font-size-asian="13pt" style:font-size-complex="13pt"/>
    </style:style>
    <style:style style:name="TableColumn916" style:family="table-column">
      <style:table-column-properties style:column-width="1.2604in" style:use-optimal-column-width="false"/>
    </style:style>
    <style:style style:name="TableColumn917" style:family="table-column">
      <style:table-column-properties style:column-width="1.4062in" style:use-optimal-column-width="false"/>
    </style:style>
    <style:style style:name="TableColumn918" style:family="table-column">
      <style:table-column-properties style:column-width="1.4166in" style:use-optimal-column-width="false"/>
    </style:style>
    <style:style style:name="TableColumn919" style:family="table-column">
      <style:table-column-properties style:column-width="1.3854in" style:use-optimal-column-width="false"/>
    </style:style>
    <style:style style:name="TableColumn920" style:family="table-column">
      <style:table-column-properties style:column-width="1.875in" style:use-optimal-column-width="false"/>
    </style:style>
    <style:style style:name="Table915" style:family="table">
      <style:table-properties style:width="7.3437in" fo:margin-left="-0.3604in" table:align="left"/>
    </style:style>
    <style:style style:name="TableRow921" style:family="table-row">
      <style:table-row-properties style:min-row-height="0.3854in" style:use-optimal-row-height="false"/>
    </style:style>
    <style:style style:name="TableCell922" style:family="table-cell">
      <style:table-cell-properties fo:border="0.0069in solid #00000A" style:writing-mode="lr-tb" fo:padding-top="0.075in" fo:padding-left="0.075in" fo:padding-bottom="0.075in" fo:padding-right="0.075in"/>
    </style:style>
    <style:style style:name="P92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24" style:family="table-cell">
      <style:table-cell-properties fo:border="0.0069in solid #00000A" style:writing-mode="lr-tb" fo:padding-top="0in" fo:padding-left="0.075in" fo:padding-bottom="0in" fo:padding-right="0.075in"/>
    </style:style>
    <style:style style:name="P925" style:parent-style-name="Standard" style:family="paragraph">
      <style:paragraph-properties fo:text-align="center">
        <style:tab-stops>
          <style:tab-stop style:type="left" style:position="4.5069in"/>
        </style:tab-stops>
      </style:paragraph-properties>
      <style:text-properties fo:color="#FF0000" fo:font-size="13pt" style:font-size-asian="13pt" style:font-size-complex="13pt"/>
    </style:style>
    <style:style style:name="TableCell926" style:family="table-cell">
      <style:table-cell-properties fo:border="0.0069in solid #00000A" style:writing-mode="lr-tb" fo:padding-top="0in" fo:padding-left="0.075in" fo:padding-bottom="0in" fo:padding-right="0.075in"/>
    </style:style>
    <style:style style:name="P927" style:parent-style-name="Standard" style:family="paragraph">
      <style:paragraph-properties fo:text-align="center">
        <style:tab-stops>
          <style:tab-stop style:type="left" style:position="4.5069in"/>
        </style:tab-stops>
      </style:paragraph-properties>
      <style:text-properties fo:color="#FF0000" fo:font-size="13pt" style:font-size-asian="13pt" style:font-size-complex="13pt"/>
    </style:style>
    <style:style style:name="TableCell928" style:family="table-cell">
      <style:table-cell-properties fo:border="0.0069in solid #00000A" style:writing-mode="lr-tb" fo:padding-top="0in" fo:padding-left="0.075in" fo:padding-bottom="0in" fo:padding-right="0.075in"/>
    </style:style>
    <style:style style:name="P929" style:parent-style-name="Standard" style:family="paragraph">
      <style:paragraph-properties fo:text-align="center">
        <style:tab-stops>
          <style:tab-stop style:type="left" style:position="4.5069in"/>
        </style:tab-stops>
      </style:paragraph-properties>
      <style:text-properties fo:color="#FF0000" fo:font-size="13pt" style:font-size-asian="13pt" style:font-size-complex="13pt"/>
    </style:style>
    <style:style style:name="TableCell930" style:family="table-cell">
      <style:table-cell-properties fo:border="0.0069in solid #00000A" style:writing-mode="lr-tb" fo:padding-top="0in" fo:padding-left="0.075in" fo:padding-bottom="0in" fo:padding-right="0.075in"/>
    </style:style>
    <style:style style:name="P931" style:parent-style-name="Standard" style:family="paragraph">
      <style:paragraph-properties fo:text-align="center">
        <style:tab-stops>
          <style:tab-stop style:type="left" style:position="4.5069in"/>
        </style:tab-stops>
      </style:paragraph-properties>
      <style:text-properties fo:color="#FF0000" fo:font-size="13pt" style:font-size-asian="13pt" style:font-size-complex="13pt"/>
    </style:style>
    <style:style style:name="TableRow932" style:family="table-row">
      <style:table-row-properties style:min-row-height="0.4791in" style:use-optimal-row-height="false"/>
    </style:style>
    <style:style style:name="TableCell933" style:family="table-cell">
      <style:table-cell-properties fo:border="0.0069in solid #00000A" style:writing-mode="lr-tb" fo:padding-top="0in" fo:padding-left="0.075in" fo:padding-bottom="0in" fo:padding-right="0.075in"/>
    </style:style>
    <style:style style:name="P934"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35" style:family="table-cell">
      <style:table-cell-properties fo:border="0.0069in solid #00000A" style:writing-mode="lr-tb" fo:padding-top="0in" fo:padding-left="0.075in" fo:padding-bottom="0in" fo:padding-right="0.075in"/>
    </style:style>
    <style:style style:name="P936"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37" style:family="table-cell">
      <style:table-cell-properties fo:border="0.0069in solid #00000A" style:writing-mode="lr-tb" fo:padding-top="0in" fo:padding-left="0.075in" fo:padding-bottom="0in" fo:padding-right="0.075in"/>
    </style:style>
    <style:style style:name="P93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39" style:family="table-cell">
      <style:table-cell-properties fo:border="0.0069in solid #00000A" style:writing-mode="lr-tb" fo:padding-top="0in" fo:padding-left="0.075in" fo:padding-bottom="0in" fo:padding-right="0.075in"/>
    </style:style>
    <style:style style:name="P940"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41" style:family="table-cell">
      <style:table-cell-properties fo:border="0.0069in solid #00000A" style:writing-mode="lr-tb" fo:padding-top="0in" fo:padding-left="0.075in" fo:padding-bottom="0in" fo:padding-right="0.075in"/>
    </style:style>
    <style:style style:name="P94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943" style:family="table-row">
      <style:table-row-properties style:min-row-height="1.0937in" style:use-optimal-row-height="false"/>
    </style:style>
    <style:style style:name="TableCell944" style:family="table-cell">
      <style:table-cell-properties fo:border="0.0069in solid #00000A" style:writing-mode="lr-tb" fo:padding-top="0in" fo:padding-left="0.075in" fo:padding-bottom="0in" fo:padding-right="0.075in"/>
    </style:style>
    <style:style style:name="P945"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46" style:family="table-cell">
      <style:table-cell-properties fo:border="0.0069in solid #00000A" style:writing-mode="lr-tb" fo:padding-top="0in" fo:padding-left="0.075in" fo:padding-bottom="0in" fo:padding-right="0.075in"/>
    </style:style>
    <style:style style:name="P947"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48" style:family="table-cell">
      <style:table-cell-properties fo:border="0.0069in solid #00000A" style:writing-mode="lr-tb" fo:padding-top="0in" fo:padding-left="0.075in" fo:padding-bottom="0in" fo:padding-right="0.075in"/>
    </style:style>
    <style:style style:name="P949"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50" style:family="table-cell">
      <style:table-cell-properties fo:border="0.0069in solid #00000A" style:writing-mode="lr-tb" fo:padding-top="0in" fo:padding-left="0.075in" fo:padding-bottom="0in" fo:padding-right="0.075in"/>
    </style:style>
    <style:style style:name="P951"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52" style:family="table-cell">
      <style:table-cell-properties fo:border="0.0069in solid #00000A" style:writing-mode="lr-tb" fo:padding-top="0in" fo:padding-left="0.075in" fo:padding-bottom="0in" fo:padding-right="0.075in"/>
    </style:style>
    <style:style style:name="P95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954" style:family="table-row">
      <style:table-row-properties style:min-row-height="1.0729in" style:use-optimal-row-height="false"/>
    </style:style>
    <style:style style:name="TableCell955" style:family="table-cell">
      <style:table-cell-properties fo:border="0.0069in solid #00000A" style:writing-mode="lr-tb" fo:padding-top="0in" fo:padding-left="0.075in" fo:padding-bottom="0in" fo:padding-right="0.075in"/>
    </style:style>
    <style:style style:name="P956"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57" style:family="table-cell">
      <style:table-cell-properties fo:border="0.0069in solid #00000A" style:writing-mode="lr-tb" fo:padding-top="0in" fo:padding-left="0.075in" fo:padding-bottom="0in" fo:padding-right="0.075in"/>
    </style:style>
    <style:style style:name="P958" style:parent-style-name="Standard" style:family="paragraph">
      <style:paragraph-properties>
        <style:tab-stops>
          <style:tab-stop style:type="left" style:position="4.5069in"/>
        </style:tab-stops>
      </style:paragraph-properties>
    </style:style>
    <style:style style:name="T959" style:parent-style-name="Policepardéfaut" style:family="text">
      <style:text-properties fo:font-size="13pt" style:font-size-asian="13pt" style:font-size-complex="13pt"/>
    </style:style>
    <style:style style:name="T960" style:parent-style-name="Policepardéfaut" style:family="text">
      <style:text-properties fo:color="#000000" fo:font-size="13pt" style:font-size-asian="13pt" style:font-size-complex="13pt"/>
    </style:style>
    <style:style style:name="T961" style:parent-style-name="Policepardéfaut" style:family="text">
      <style:text-properties fo:font-size="13pt" style:font-size-asian="13pt" style:font-size-complex="13pt"/>
    </style:style>
    <style:style style:name="TableCell962" style:family="table-cell">
      <style:table-cell-properties fo:border="0.0069in solid #00000A" style:writing-mode="lr-tb" fo:padding-top="0in" fo:padding-left="0.075in" fo:padding-bottom="0in" fo:padding-right="0.075in"/>
    </style:style>
    <style:style style:name="P96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64" style:family="table-cell">
      <style:table-cell-properties fo:border="0.0069in solid #00000A" style:writing-mode="lr-tb" fo:padding-top="0in" fo:padding-left="0.075in" fo:padding-bottom="0in" fo:padding-right="0.075in"/>
    </style:style>
    <style:style style:name="P965"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66" style:family="table-cell">
      <style:table-cell-properties fo:border="0.0069in solid #00000A" style:writing-mode="lr-tb" fo:padding-top="0in" fo:padding-left="0.075in" fo:padding-bottom="0in" fo:padding-right="0.075in"/>
    </style:style>
    <style:style style:name="P967"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968" style:family="table-row">
      <style:table-row-properties style:min-row-height="1.0625in" style:use-optimal-row-height="false"/>
    </style:style>
    <style:style style:name="TableCell969" style:family="table-cell">
      <style:table-cell-properties fo:border="0.0069in solid #00000A" style:writing-mode="lr-tb" fo:padding-top="0in" fo:padding-left="0.075in" fo:padding-bottom="0in" fo:padding-right="0.075in"/>
    </style:style>
    <style:style style:name="P970"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71" style:family="table-cell">
      <style:table-cell-properties fo:border="0.0069in solid #00000A" style:writing-mode="lr-tb" fo:padding-top="0in" fo:padding-left="0.075in" fo:padding-bottom="0in" fo:padding-right="0.075in"/>
    </style:style>
    <style:style style:name="P97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73" style:family="table-cell">
      <style:table-cell-properties fo:border="0.0069in solid #00000A" style:writing-mode="lr-tb" fo:padding-top="0in" fo:padding-left="0.075in" fo:padding-bottom="0in" fo:padding-right="0.075in"/>
    </style:style>
    <style:style style:name="P974"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75" style:family="table-cell">
      <style:table-cell-properties fo:border="0.0069in solid #00000A" style:writing-mode="lr-tb" fo:padding-top="0in" fo:padding-left="0.075in" fo:padding-bottom="0in" fo:padding-right="0.075in"/>
    </style:style>
    <style:style style:name="P976"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77" style:family="table-cell">
      <style:table-cell-properties fo:border="0.0069in solid #00000A" style:writing-mode="lr-tb" fo:padding-top="0in" fo:padding-left="0.075in" fo:padding-bottom="0in" fo:padding-right="0.075in"/>
    </style:style>
    <style:style style:name="P97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979" style:family="table-row">
      <style:table-row-properties style:min-row-height="1.302in" style:use-optimal-row-height="false"/>
    </style:style>
    <style:style style:name="TableCell980" style:family="table-cell">
      <style:table-cell-properties fo:border="0.0069in solid #00000A" style:writing-mode="lr-tb" fo:padding-top="0in" fo:padding-left="0.075in" fo:padding-bottom="0in" fo:padding-right="0.075in"/>
    </style:style>
    <style:style style:name="P981"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82" style:family="table-cell">
      <style:table-cell-properties fo:border="0.0069in solid #00000A" style:writing-mode="lr-tb" fo:padding-top="0in" fo:padding-left="0.075in" fo:padding-bottom="0in" fo:padding-right="0.075in"/>
    </style:style>
    <style:style style:name="P98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84" style:family="table-cell">
      <style:table-cell-properties fo:border="0.0069in solid #00000A" style:writing-mode="lr-tb" fo:padding-top="0in" fo:padding-left="0.075in" fo:padding-bottom="0in" fo:padding-right="0.075in"/>
    </style:style>
    <style:style style:name="P985"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86" style:family="table-cell">
      <style:table-cell-properties fo:border="0.0069in solid #00000A" style:writing-mode="lr-tb" fo:padding-top="0in" fo:padding-left="0.075in" fo:padding-bottom="0in" fo:padding-right="0.075in"/>
    </style:style>
    <style:style style:name="P987" style:parent-style-name="Standard" style:family="paragraph">
      <style:paragraph-properties>
        <style:tab-stops>
          <style:tab-stop style:type="left" style:position="4.5069in"/>
        </style:tab-stops>
      </style:paragraph-properties>
    </style:style>
    <style:style style:name="T988" style:parent-style-name="Policepardéfaut" style:family="text">
      <style:text-properties fo:font-size="11pt" style:font-size-asian="11pt" style:font-size-complex="11pt"/>
    </style:style>
    <style:style style:name="T989" style:parent-style-name="Policepardéfaut" style:family="text">
      <style:text-properties fo:font-size="13pt" style:font-size-asian="13pt" style:font-size-complex="13pt"/>
    </style:style>
    <style:style style:name="TableCell990" style:family="table-cell">
      <style:table-cell-properties fo:border="0.0069in solid #00000A" style:writing-mode="lr-tb" fo:padding-top="0in" fo:padding-left="0.075in" fo:padding-bottom="0in" fo:padding-right="0.075in"/>
    </style:style>
    <style:style style:name="P991"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992" style:family="table-row">
      <style:table-row-properties style:min-row-height="0.8854in" style:use-optimal-row-height="false"/>
    </style:style>
    <style:style style:name="TableCell993" style:family="table-cell">
      <style:table-cell-properties fo:border="0.0069in solid #00000A" style:writing-mode="lr-tb" fo:padding-top="0in" fo:padding-left="0.075in" fo:padding-bottom="0in" fo:padding-right="0.075in"/>
    </style:style>
    <style:style style:name="P994"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995" style:family="table-cell">
      <style:table-cell-properties fo:border="0.0069in solid #00000A" style:writing-mode="lr-tb" fo:padding-top="0in" fo:padding-left="0.075in" fo:padding-bottom="0in" fo:padding-right="0.075in"/>
    </style:style>
    <style:style style:name="P996"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97" style:family="table-cell">
      <style:table-cell-properties fo:border="0.0069in solid #00000A" style:writing-mode="lr-tb" fo:padding-top="0in" fo:padding-left="0.075in" fo:padding-bottom="0in" fo:padding-right="0.075in"/>
    </style:style>
    <style:style style:name="P99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999" style:family="table-cell">
      <style:table-cell-properties fo:border="0.0069in solid #00000A" style:writing-mode="lr-tb" fo:padding-top="0in" fo:padding-left="0.075in" fo:padding-bottom="0in" fo:padding-right="0.075in"/>
    </style:style>
    <style:style style:name="P1000"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01" style:family="table-cell">
      <style:table-cell-properties fo:border="0.0069in solid #00000A" style:writing-mode="lr-tb" fo:padding-top="0in" fo:padding-left="0.075in" fo:padding-bottom="0in" fo:padding-right="0.075in"/>
    </style:style>
    <style:style style:name="P100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1003" style:family="table-row">
      <style:table-row-properties style:min-row-height="1.0729in" style:use-optimal-row-height="false"/>
    </style:style>
    <style:style style:name="TableCell1004" style:family="table-cell">
      <style:table-cell-properties fo:border="0.0069in solid #00000A" style:writing-mode="lr-tb" fo:padding-top="0in" fo:padding-left="0.075in" fo:padding-bottom="0in" fo:padding-right="0.075in"/>
    </style:style>
    <style:style style:name="P1005"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1006" style:family="table-cell">
      <style:table-cell-properties fo:border="0.0069in solid #00000A" style:writing-mode="lr-tb" fo:padding-top="0in" fo:padding-left="0.075in" fo:padding-bottom="0in" fo:padding-right="0.075in"/>
    </style:style>
    <style:style style:name="P1007"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08" style:family="table-cell">
      <style:table-cell-properties fo:border="0.0069in solid #00000A" style:writing-mode="lr-tb" fo:padding-top="0in" fo:padding-left="0.075in" fo:padding-bottom="0in" fo:padding-right="0.075in"/>
    </style:style>
    <style:style style:name="P1009"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10" style:family="table-cell">
      <style:table-cell-properties fo:border="0.0069in solid #00000A" style:writing-mode="lr-tb" fo:padding-top="0in" fo:padding-left="0.075in" fo:padding-bottom="0in" fo:padding-right="0.075in"/>
    </style:style>
    <style:style style:name="P1011"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12" style:family="table-cell">
      <style:table-cell-properties fo:border="0.0069in solid #00000A" style:writing-mode="lr-tb" fo:padding-top="0in" fo:padding-left="0.075in" fo:padding-bottom="0in" fo:padding-right="0.075in"/>
    </style:style>
    <style:style style:name="P101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1014" style:family="table-row">
      <style:table-row-properties style:min-row-height="0.8645in" style:use-optimal-row-height="false"/>
    </style:style>
    <style:style style:name="TableCell1015" style:family="table-cell">
      <style:table-cell-properties fo:border="0.0069in solid #00000A" style:writing-mode="lr-tb" fo:padding-top="0in" fo:padding-left="0.075in" fo:padding-bottom="0in" fo:padding-right="0.075in"/>
    </style:style>
    <style:style style:name="P1016"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1017" style:family="table-cell">
      <style:table-cell-properties fo:border="0.0069in solid #00000A" style:writing-mode="lr-tb" fo:padding-top="0in" fo:padding-left="0.075in" fo:padding-bottom="0in" fo:padding-right="0.075in"/>
    </style:style>
    <style:style style:name="P1018"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19" style:family="table-cell">
      <style:table-cell-properties fo:border="0.0069in solid #00000A" style:writing-mode="lr-tb" fo:padding-top="0in" fo:padding-left="0.075in" fo:padding-bottom="0in" fo:padding-right="0.075in"/>
    </style:style>
    <style:style style:name="P1020"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21" style:family="table-cell">
      <style:table-cell-properties fo:border="0.0069in solid #00000A" style:writing-mode="lr-tb" fo:padding-top="0in" fo:padding-left="0.075in" fo:padding-bottom="0in" fo:padding-right="0.075in"/>
    </style:style>
    <style:style style:name="P102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23" style:family="table-cell">
      <style:table-cell-properties fo:border="0.0069in solid #00000A" style:writing-mode="lr-tb" fo:padding-top="0in" fo:padding-left="0.075in" fo:padding-bottom="0in" fo:padding-right="0.075in"/>
    </style:style>
    <style:style style:name="P1024"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1025" style:family="table-row">
      <style:table-row-properties style:min-row-height="0.8333in" style:use-optimal-row-height="false"/>
    </style:style>
    <style:style style:name="TableCell1026" style:family="table-cell">
      <style:table-cell-properties fo:border="0.0069in solid #00000A" style:writing-mode="lr-tb" fo:padding-top="0in" fo:padding-left="0.075in" fo:padding-bottom="0in" fo:padding-right="0.075in"/>
    </style:style>
    <style:style style:name="P1027"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1028" style:family="table-cell">
      <style:table-cell-properties fo:border="0.0069in solid #00000A" style:writing-mode="lr-tb" fo:padding-top="0in" fo:padding-left="0.075in" fo:padding-bottom="0in" fo:padding-right="0.075in"/>
    </style:style>
    <style:style style:name="P1029"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30" style:family="table-cell">
      <style:table-cell-properties fo:border="0.0069in solid #00000A" style:writing-mode="lr-tb" fo:padding-top="0in" fo:padding-left="0.075in" fo:padding-bottom="0in" fo:padding-right="0.075in"/>
    </style:style>
    <style:style style:name="P1031"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32" style:family="table-cell">
      <style:table-cell-properties fo:border="0.0069in solid #00000A" style:writing-mode="lr-tb" fo:padding-top="0in" fo:padding-left="0.075in" fo:padding-bottom="0in" fo:padding-right="0.075in"/>
    </style:style>
    <style:style style:name="P1033"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34" style:family="table-cell">
      <style:table-cell-properties fo:border="0.0069in solid #00000A" style:writing-mode="lr-tb" fo:padding-top="0in" fo:padding-left="0.075in" fo:padding-bottom="0in" fo:padding-right="0.075in"/>
    </style:style>
    <style:style style:name="P1035"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Row1036" style:family="table-row">
      <style:table-row-properties style:min-row-height="0.6145in" style:use-optimal-row-height="false"/>
    </style:style>
    <style:style style:name="TableCell1037" style:family="table-cell">
      <style:table-cell-properties fo:border="0.0069in solid #00000A" style:writing-mode="lr-tb" fo:padding-top="0in" fo:padding-left="0.075in" fo:padding-bottom="0in" fo:padding-right="0.075in"/>
    </style:style>
    <style:style style:name="P1038" style:parent-style-name="Standard" style:family="paragraph">
      <style:paragraph-properties>
        <style:tab-stops>
          <style:tab-stop style:type="left" style:position="4.5069in"/>
        </style:tab-stops>
      </style:paragraph-properties>
      <style:text-properties fo:color="#0000FF" fo:font-size="13pt" style:font-size-asian="13pt" style:font-size-complex="13pt"/>
    </style:style>
    <style:style style:name="TableCell1039" style:family="table-cell">
      <style:table-cell-properties fo:border="0.0069in solid #00000A" style:writing-mode="lr-tb" fo:padding-top="0in" fo:padding-left="0.075in" fo:padding-bottom="0in" fo:padding-right="0.075in"/>
    </style:style>
    <style:style style:name="P1040"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41" style:family="table-cell">
      <style:table-cell-properties fo:border="0.0069in solid #00000A" style:writing-mode="lr-tb" fo:padding-top="0in" fo:padding-left="0.075in" fo:padding-bottom="0in" fo:padding-right="0.075in"/>
    </style:style>
    <style:style style:name="P1042"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43" style:family="table-cell">
      <style:table-cell-properties fo:border="0.0069in solid #00000A" style:writing-mode="lr-tb" fo:padding-top="0in" fo:padding-left="0.075in" fo:padding-bottom="0in" fo:padding-right="0.075in"/>
    </style:style>
    <style:style style:name="P1044"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TableCell1045" style:family="table-cell">
      <style:table-cell-properties fo:border="0.0069in solid #00000A" style:writing-mode="lr-tb" fo:padding-top="0in" fo:padding-left="0.075in" fo:padding-bottom="0in" fo:padding-right="0.075in"/>
    </style:style>
    <style:style style:name="P1046" style:parent-style-name="Standard" style:family="paragraph">
      <style:paragraph-properties>
        <style:tab-stops>
          <style:tab-stop style:type="left" style:position="4.5069in"/>
        </style:tab-stops>
      </style:paragraph-properties>
      <style:text-properties fo:font-size="13pt" style:font-size-asian="13pt" style:font-size-complex="13pt"/>
    </style:style>
    <style:style style:name="P1047" style:parent-style-name="Standard" style:family="paragraph">
      <style:paragraph-properties>
        <style:tab-stops>
          <style:tab-stop style:type="left" style:position="4.5069in"/>
        </style:tab-stops>
      </style:paragraph-properties>
    </style:style>
    <style:style style:name="T1048" style:parent-style-name="Policepardéfaut" style:family="text">
      <style:text-properties style:font-name-asian="Times New Roman" style:font-name-complex="Times New Roman" fo:color="#0084D1" fo:font-size="13pt" style:font-size-asian="13pt" style:font-size-complex="13pt"/>
    </style:style>
    <style:style style:name="T1049" style:parent-style-name="Policepardéfaut" style:family="text">
      <style:text-properties style:font-name-asian="Times New Roman" style:font-name-complex="Times New Roman" fo:color="#0084D1" fo:font-size="13pt" style:font-size-asian="13pt" style:font-size-complex="13pt" style:text-underline-type="single" style:text-underline-style="solid" style:text-underline-width="auto" style:text-underline-mode="continuous"/>
    </style:style>
    <style:style style:name="P1050" style:parent-style-name="Standard" style:family="paragraph">
      <style:paragraph-properties>
        <style:tab-stops>
          <style:tab-stop style:type="left" style:position="4.5069in"/>
        </style:tab-stops>
      </style:paragraph-properties>
      <style:text-properties style:font-name-asian="Times New Roman" style:font-name-complex="Times New Roman" fo:color="#FF0000" fo:font-size="13pt" style:font-size-asian="13pt" style:font-size-complex="13pt"/>
    </style:style>
    <style:style style:name="P1051" style:parent-style-name="Standard" style:family="paragraph">
      <style:paragraph-properties>
        <style:tab-stops>
          <style:tab-stop style:type="left" style:position="4.5069in"/>
        </style:tab-stops>
      </style:paragraph-properties>
    </style:style>
    <style:style style:name="T1052" style:parent-style-name="Policepardéfaut" style:family="text">
      <style:text-properties style:font-name-asian="Times New Roman" style:font-name-complex="Times New Roman" fo:color="#FF0000" fo:font-size="13pt" style:font-size-asian="13pt" style:font-size-complex="13pt"/>
    </style:style>
    <style:style style:name="T1053"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1054" style:parent-style-name="Policepardéfaut" style:family="text">
      <style:text-properties style:font-name-asian="Times New Roman" style:font-name-complex="Times New Roman" fo:color="#FF0000" fo:font-size="13pt" style:font-size-asian="13pt" style:font-size-complex="13pt"/>
    </style:style>
    <style:style style:name="P1055" style:parent-style-name="Standard" style:family="paragraph">
      <style:paragraph-properties>
        <style:tab-stops>
          <style:tab-stop style:type="left" style:position="4.5069in"/>
        </style:tab-stops>
      </style:paragraph-properties>
      <style:text-properties style:font-name-asian="Times New Roman" style:font-name-complex="Times New Roman" fo:color="#FF0000" fo:font-size="13pt" style:font-size-asian="13pt" style:font-size-complex="13pt"/>
    </style:style>
    <style:style style:name="P1056" style:parent-style-name="Standard" style:family="paragraph">
      <style:paragraph-properties>
        <style:tab-stops>
          <style:tab-stop style:type="left" style:position="4.5069in"/>
        </style:tab-stops>
      </style:paragraph-properties>
      <style:text-properties style:font-name-asian="Times New Roman" style:font-name-complex="Times New Roman" fo:color="#000000" fo:font-size="13pt" style:font-size-asian="13pt" style:font-size-complex="13pt"/>
    </style:style>
    <style:style style:name="P1057" style:parent-style-name="Standard" style:family="paragraph">
      <style:paragraph-properties>
        <style:tab-stops>
          <style:tab-stop style:type="left" style:position="4.5069in"/>
        </style:tab-stops>
      </style:paragraph-properties>
      <style:text-properties style:font-name-asian="Times New Roman" style:font-name-complex="Times New Roman" fo:color="#FF0000" fo:font-size="13pt" style:font-size-asian="13pt" style:font-size-complex="13pt"/>
    </style:style>
    <style:style style:name="P1058" style:parent-style-name="Standard" style:family="paragraph">
      <style:paragraph-properties>
        <style:tab-stops>
          <style:tab-stop style:type="left" style:position="4.5069in"/>
        </style:tab-stops>
      </style:paragraph-properties>
    </style:style>
    <style:style style:name="T1059"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60" style:parent-style-name="Policepardéfaut" style:family="text">
      <style:text-properties style:font-name-asian="Times New Roman" style:font-name-complex="Times New Roman" fo:color="#00FF00" fo:font-size="13pt" style:font-size-asian="13pt" style:font-size-complex="13pt"/>
    </style:style>
    <style:style style:name="P1061"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6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6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64" style:parent-style-name="Standard" style:family="paragraph">
      <style:paragraph-properties>
        <style:tab-stops>
          <style:tab-stop style:type="left" style:position="0.4791in"/>
        </style:tab-stops>
      </style:paragraph-properties>
    </style:style>
    <style:style style:name="P1065" style:parent-style-name="Standard" style:family="paragraph">
      <style:paragraph-properties>
        <style:tab-stops>
          <style:tab-stop style:type="left" style:position="0.4791in"/>
        </style:tab-stops>
      </style:paragraph-properties>
    </style:style>
    <style:style style:name="T1066"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67"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68" style:parent-style-name="Policepardéfaut" style:family="text">
      <style:text-properties style:font-name-asian="Times New Roman" style:font-name-complex="Times New Roman" fo:color="#00FF00" fo:font-size="13pt" style:font-size-asian="13pt" style:font-size-complex="13pt"/>
    </style:style>
    <style:style style:name="P1069" style:parent-style-name="Standard" style:family="paragraph">
      <style:paragraph-properties>
        <style:tab-stops>
          <style:tab-stop style:type="left" style:position="0.4791in"/>
        </style:tab-stops>
      </style:paragraph-properties>
    </style:style>
    <style:style style:name="T1070" style:parent-style-name="Policepardéfaut" style:family="text">
      <style:text-properties style:font-name-asian="Times New Roman" style:font-name-complex="Times New Roman" fo:color="#00FF00" fo:font-size="13pt" style:font-size-asian="13pt" style:font-size-complex="13pt"/>
    </style:style>
    <style:style style:name="T1071" style:parent-style-name="Policepardéfaut" style:family="text">
      <style:text-properties style:font-name-asian="Times New Roman" style:font-name-complex="Times New Roman" fo:color="#000000" fo:font-size="13pt" style:font-size-asian="13pt" style:font-size-complex="13pt"/>
    </style:style>
    <style:style style:name="P107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5"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6"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7"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8"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79"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0"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1" style:parent-style-name="Standard" style:family="paragraph">
      <style:paragraph-properties>
        <style:tab-stops>
          <style:tab-stop style:type="left" style:position="0.4791in"/>
        </style:tab-stops>
      </style:paragraph-properties>
    </style:style>
    <style:style style:name="T1082"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83" style:parent-style-name="Policepardéfaut" style:family="text">
      <style:text-properties style:font-name-asian="Times New Roman" style:font-name-complex="Times New Roman" fo:color="#00FF00" fo:font-size="13pt" style:font-size-asian="13pt" style:font-size-complex="13pt"/>
    </style:style>
    <style:style style:name="P108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5"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6"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7"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8"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89" style:parent-style-name="Standard" style:family="paragraph">
      <style:paragraph-properties>
        <style:tab-stops>
          <style:tab-stop style:type="left" style:position="0.4791in"/>
        </style:tab-stops>
      </style:paragraph-properties>
    </style:style>
    <style:style style:name="T1090"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91" style:parent-style-name="Policepardéfaut" style:family="text">
      <style:text-properties style:font-name-asian="Times New Roman" style:font-name-complex="Times New Roman" fo:color="#00FF00" fo:font-size="13pt" style:font-size-asian="13pt" style:font-size-complex="13pt"/>
    </style:style>
    <style:style style:name="P109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9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9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95" style:parent-style-name="Standard" style:family="paragraph">
      <style:paragraph-properties>
        <style:tab-stops>
          <style:tab-stop style:type="left" style:position="0.4791in"/>
        </style:tab-stops>
      </style:paragraph-properties>
    </style:style>
    <style:style style:name="T1096"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097" style:parent-style-name="Policepardéfaut" style:family="text">
      <style:text-properties style:font-name-asian="Times New Roman" style:font-name-complex="Times New Roman" fo:color="#00FF00" fo:font-size="13pt" style:font-size-asian="13pt" style:font-size-complex="13pt"/>
    </style:style>
    <style:style style:name="P1098"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099"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0"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1"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05" style:parent-style-name="Standard" style:family="paragraph">
      <style:paragraph-properties>
        <style:tab-stops>
          <style:tab-stop style:type="left" style:position="0.4791in"/>
        </style:tab-stops>
      </style:paragraph-properties>
    </style:style>
    <style:style style:name="T1106" style:parent-style-name="Policepardéfaut" style:family="text">
      <style:text-properties style:font-name-asian="Times New Roman" style:font-name-complex="Times New Roman" fo:color="#FF0000" fo:font-size="13pt" style:font-size-asian="13pt" style:font-size-complex="13pt"/>
    </style:style>
    <style:style style:name="T1107"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1108" style:parent-style-name="Policepardéfaut" style:family="text">
      <style:text-properties style:font-name-asian="Times New Roman" style:font-name-complex="Times New Roman" fo:color="#FF0000" fo:font-size="13pt" style:font-size-asian="13pt" style:font-size-complex="13pt"/>
    </style:style>
    <style:style style:name="T1109"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1110"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111" style:parent-style-name="Standard" style:family="paragraph">
      <style:paragraph-properties>
        <style:tab-stops>
          <style:tab-stop style:type="left" style:position="0.4791in"/>
        </style:tab-stops>
      </style:paragraph-properties>
      <style:text-properties style:font-name-asian="Times New Roman" style:font-name-complex="Times New Roman" fo:color="#FF0000" fo:font-size="13pt" style:font-size-asian="13pt" style:font-size-complex="13pt"/>
    </style:style>
    <style:style style:name="P111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13" style:parent-style-name="Standard" style:family="paragraph">
      <style:paragraph-properties>
        <style:tab-stops>
          <style:tab-stop style:type="left" style:position="0.4791in"/>
        </style:tab-stops>
      </style:paragraph-properties>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P1114" style:parent-style-name="Standard" style:family="paragraph">
      <style:paragraph-properties>
        <style:tab-stops>
          <style:tab-stop style:type="left" style:position="0.4791in"/>
        </style:tab-stops>
      </style:paragraph-properties>
    </style:style>
    <style:style style:name="T1115"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116" style:parent-style-name="Policepardéfaut" style:family="text">
      <style:text-properties style:font-name-asian="Times New Roman" style:font-name-complex="Times New Roman" fo:color="#00FF00" fo:font-size="13pt" style:font-size-asian="13pt" style:font-size-complex="13pt"/>
    </style:style>
    <style:style style:name="P1117" style:parent-style-name="Standard" style:family="paragraph">
      <style:paragraph-properties>
        <style:tab-stops>
          <style:tab-stop style:type="left" style:position="0.4791in"/>
        </style:tab-stops>
      </style:paragraph-properties>
    </style:style>
    <style:style style:name="T1118" style:parent-style-name="Policepardéfaut" style:family="text">
      <style:text-properties style:font-name-asian="Times New Roman" style:font-name-complex="Times New Roman" fo:color="#00FF00" fo:font-size="13pt" style:font-size-asian="13pt" style:font-size-complex="13pt"/>
    </style:style>
    <style:style style:name="T1119" style:parent-style-name="Policepardéfaut" style:family="text">
      <style:text-properties style:font-name-asian="Times New Roman" style:font-name-complex="Times New Roman" fo:color="#000000" fo:font-size="13pt" style:font-size-asian="13pt" style:font-size-complex="13pt"/>
    </style:style>
    <style:style style:name="T1120" style:parent-style-name="Policepardéfaut" style:family="text">
      <style:text-properties style:font-name-asian="Times New Roman" style:font-name-complex="Times New Roman" fo:color="#000000" fo:font-size="13pt" style:font-size-asian="13pt" style:font-size-complex="13pt"/>
    </style:style>
    <style:style style:name="P1121"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5" style:parent-style-name="Standard" style:list-style-name="LFO15"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26"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7" style:parent-style-name="Standard" style:list-style-name="LFO16"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28"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29" style:parent-style-name="Standard" style:list-style-name="LFO17"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30"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31" style:parent-style-name="Standard" style:list-style-name="LFO18"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3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33" style:parent-style-name="Standard" style:list-style-name="LFO19"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34"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35" style:parent-style-name="Standard" style:list-style-name="LFO19" style:family="paragraph">
      <style:paragraph-properties>
        <style:tab-stops>
          <style:tab-stop style:type="left" style:position="-1.5208in"/>
        </style:tab-stops>
      </style:paragraph-properties>
      <style:text-properties style:font-name-asian="Times New Roman" style:font-name-complex="Times New Roman" fo:color="#000000" fo:font-size="13pt" style:font-size-asian="13pt" style:font-size-complex="13pt"/>
    </style:style>
    <style:style style:name="P1136" style:parent-style-name="Standard" style:family="paragraph">
      <style:paragraph-properties>
        <style:tab-stops>
          <style:tab-stop style:type="left" style:position="0.4791in"/>
        </style:tab-stops>
      </style:paragraph-properties>
      <style:text-properties style:font-name-asian="Times New Roman" style:font-name-complex="Times New Roman" fo:color="#00FF00" fo:font-size="13pt" style:font-size-asian="13pt" style:font-size-complex="13pt"/>
    </style:style>
    <style:style style:name="P1137"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38"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39"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40"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41"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42"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43" style:parent-style-name="Standard" style:family="paragraph">
      <style:paragraph-properties>
        <style:tab-stops>
          <style:tab-stop style:type="left" style:position="0.4791in"/>
        </style:tab-stops>
      </style:paragraph-properties>
      <style:text-properties style:font-name-asian="Times New Roman" style:font-name-complex="Times New Roman" fo:color="#000000" fo:font-size="13pt" style:font-size-asian="13pt" style:font-size-complex="13pt"/>
    </style:style>
    <style:style style:name="P1144" style:parent-style-name="Standard" style:family="paragraph">
      <style:paragraph-properties>
        <style:tab-stops>
          <style:tab-stop style:type="left" style:position="0.4791in"/>
        </style:tab-stops>
      </style:paragraph-properties>
      <style:text-properties style:font-name-asian="Times New Roman" style:font-name-complex="Times New Roman" fo:color="#FF0000" fo:font-size="13pt" style:font-size-asian="13pt" style:font-size-complex="13pt"/>
    </style:style>
    <style:style style:name="P1145"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46" style:parent-style-name="Policepardéfaut" style:family="text">
      <style:text-properties style:font-name-asian="Times New Roman" style:font-name-complex="Times New Roman" fo:color="#FF0000" fo:font-size="13pt" style:font-size-asian="13pt" style:font-size-complex="13pt"/>
    </style:style>
    <style:style style:name="T1147"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14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149"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50" style:parent-style-name="Policepardéfaut" style:family="text">
      <style:text-properties style:font-name-asian="Times New Roman" style:font-name-complex="Times New Roman" fo:color="#FF0000" fo:font-size="13pt" style:font-size-asian="13pt" style:font-size-complex="13pt"/>
    </style:style>
    <style:style style:name="T1151" style:parent-style-name="Policepardéfaut" style:family="text">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T1152" style:parent-style-name="Policepardéfaut" style:family="text">
      <style:text-properties style:font-name-asian="Times New Roman" style:font-name-complex="Times New Roman" fo:color="#FF0000" fo:font-size="13pt" style:font-size-asian="13pt" style:font-size-complex="13pt"/>
    </style:style>
    <style:style style:name="P115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154"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style>
    <style:style style:name="T1155" style:parent-style-name="Policepardéfaut" style:family="text">
      <style:text-properties style:font-name-asian="Times New Roman" style:font-name-complex="Times New Roman" fo:color="#FF0000" fo:font-size="13pt" style:font-size-asian="13pt" style:font-size-complex="13pt"/>
    </style:style>
    <style:style style:name="T1156" style:parent-style-name="Policepardéfaut" style:family="text">
      <style:text-properties style:font-name-asian="Times New Roman" style:font-name-complex="Times New Roman" fo:color="#000000" fo:font-size="13pt" style:font-size-asian="13pt" style:font-size-complex="13pt"/>
    </style:style>
    <style:style style:name="P1157"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158"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159"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16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61"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62" style:parent-style-name="Policepardéfaut" style:family="text">
      <style:text-properties style:font-name-asian="Times New Roman" style:font-name-complex="Times New Roman" fo:color="#FF0000" fo:font-size="13pt" style:font-size-asian="13pt" style:font-size-complex="13pt"/>
    </style:style>
    <style:style style:name="T1163" style:parent-style-name="Policepardéfaut" style:family="text">
      <style:text-properties style:font-name-asian="Times New Roman" style:font-name-complex="Times New Roman" fo:color="#000000" fo:font-size="13pt" style:font-size-asian="13pt" style:font-size-complex="13pt"/>
    </style:style>
    <style:style style:name="T1164" style:parent-style-name="Policepardéfaut" style:family="text">
      <style:text-properties style:font-name-asian="Times New Roman" style:font-name-complex="Times New Roman" fo:color="#000000" fo:font-size="13pt" style:font-size-asian="13pt" style:font-size-complex="13pt"/>
    </style:style>
    <style:style style:name="P1165"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P116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6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68"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69"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0" style:parent-style-name="Standard" style:family="paragraph">
      <style:paragraph-properties fo:text-align="center">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6"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77" style:parent-style-name="Policepardéfaut" style:family="text">
      <style:text-properties style:font-name-asian="Times New Roman" style:font-name-complex="Times New Roman" fo:color="#000000" fo:font-size="13pt" style:font-size-asian="13pt" style:font-size-complex="13pt"/>
    </style:style>
    <style:style style:name="P117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7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4"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85"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1186" style:parent-style-name="Policepardéfaut" style:family="text">
      <style:text-properties style:font-name-asian="Times New Roman" style:font-name-complex="Times New Roman" fo:color="#000000" fo:font-size="13pt" style:font-size-asian="13pt" style:font-size-complex="13pt"/>
    </style:style>
    <style:style style:name="P118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8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194" style:parent-style-name="Policepardéfaut" style:family="text">
      <style:text-properties style:font-name-asian="Times New Roman" style:font-name-complex="Times New Roman" fo:color="#000000" fo:font-size="13pt" style:font-size-asian="13pt" style:font-size-complex="13pt" style:text-underline-type="single" style:text-underline-style="solid" style:text-underline-width="auto" style:text-underline-mode="continuous"/>
    </style:style>
    <style:style style:name="T1195" style:parent-style-name="Policepardéfaut" style:family="text">
      <style:text-properties style:font-name-asian="Times New Roman" style:font-name-complex="Times New Roman" fo:color="#000000" fo:font-size="13pt" style:font-size-asian="13pt" style:font-size-complex="13pt"/>
    </style:style>
    <style:style style:name="P119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19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0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0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02"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03" style:parent-style-name="Policepardéfaut" style:family="text">
      <style:text-properties style:font-name-asian="Times New Roman" style:font-name-complex="Times New Roman" fo:color="#0084D1" fo:font-size="13pt" style:font-size-asian="13pt" style:font-size-complex="13pt"/>
    </style:style>
    <style:style style:name="T1204" style:parent-style-name="Policepardéfaut" style:family="text">
      <style:text-properties style:font-name-asian="Times New Roman" style:font-name-complex="Times New Roman" fo:color="#0084D1" fo:font-size="13pt" style:font-size-asian="13pt" style:font-size-complex="13pt" style:text-underline-type="single" style:text-underline-style="solid" style:text-underline-width="auto" style:text-underline-mode="continuous"/>
    </style:style>
    <style:style style:name="P120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20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0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0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0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1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1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20"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21" style:parent-style-name="Policepardéfaut" style:family="text">
      <style:text-properties style:font-name-asian="Times New Roman" style:font-name-complex="Times New Roman" fo:color="#0084D1" fo:font-size="13pt" style:font-size-asian="13pt" style:font-size-complex="13pt"/>
    </style:style>
    <style:style style:name="T1222" style:parent-style-name="Policepardéfaut" style:family="text">
      <style:text-properties style:font-name-asian="Times New Roman" style:font-name-complex="Times New Roman" fo:color="#0084D1" fo:font-size="13pt" style:font-size-asian="13pt" style:font-size-complex="13pt" style:text-underline-type="single" style:text-underline-style="solid" style:text-underline-width="auto" style:text-underline-mode="continuous"/>
    </style:style>
    <style:style style:name="P122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text-underline-type="single" style:text-underline-style="solid" style:text-underline-width="auto" style:text-underline-mode="continuous"/>
    </style:style>
    <style:style style:name="P1224"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25"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226"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227" style:parent-style-name="Policepardéfaut" style:family="text">
      <style:text-properties style:font-name-asian="Times New Roman" style:font-name-complex="Times New Roman" fo:color="#00FF00" fo:font-size="13pt" style:font-size-asian="13pt" style:font-size-complex="13pt"/>
    </style:style>
    <style:style style:name="P1228"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29" style:parent-style-name="Policepardéfaut" style:family="text">
      <style:text-properties style:font-name-asian="Times New Roman" style:font-name-complex="Times New Roman" fo:color="#00FF00" fo:font-size="13pt" style:font-size-asian="13pt" style:font-size-complex="13pt"/>
    </style:style>
    <style:style style:name="T1230" style:parent-style-name="Policepardéfaut" style:family="text">
      <style:text-properties style:font-name-asian="Times New Roman" style:font-name-complex="Times New Roman" fo:color="#000000" fo:font-size="13pt" style:font-size-asian="13pt" style:font-size-complex="13pt"/>
    </style:style>
    <style:style style:name="P123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FF00" fo:font-size="13pt" style:font-size-asian="13pt" style:font-size-complex="13pt"/>
    </style:style>
    <style:style style:name="P123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33"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34"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35"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36"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3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3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3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FF0000" fo:font-size="13pt" style:font-size-asian="13pt" style:font-size-complex="13pt"/>
    </style:style>
    <style:style style:name="P1240"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41"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42"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43"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44"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245" style:parent-style-name="Policepardéfaut" style:family="text">
      <style:text-properties style:font-name-asian="Times New Roman" style:font-name-complex="Times New Roman" fo:color="#00FF00" fo:font-size="13pt" style:font-size-asian="13pt" style:font-size-complex="13pt" style:text-underline-type="single" style:text-underline-style="solid" style:text-underline-width="auto" style:text-underline-mode="continuous"/>
    </style:style>
    <style:style style:name="T1246" style:parent-style-name="Policepardéfaut" style:family="text">
      <style:text-properties style:font-name-asian="Times New Roman" style:font-name-complex="Times New Roman" fo:color="#00FF00" fo:font-size="13pt" style:font-size-asian="13pt" style:font-size-complex="13pt"/>
    </style:style>
    <style:style style:name="P1247"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48"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49" style:parent-style-name="Standard" style:family="paragraph">
      <style:paragraph-properties>
        <style:tab-stops>
          <style:tab-stop style:type="left" style:position="0.4895in"/>
          <style:tab-stop style:type="left" style:position="3.802in"/>
          <style:tab-stop style:type="left" style:position="3.8541in"/>
        </style:tab-stops>
      </style:paragraph-properties>
      <style:text-properties style:font-name-asian="Times New Roman" style:font-name-complex="Times New Roman" fo:color="#000000" fo:font-size="13pt" style:font-size-asian="13pt" style:font-size-complex="13pt"/>
    </style:style>
    <style:style style:name="P1250"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P1251" style:parent-style-name="Standard" style:family="paragraph">
      <style:paragraph-properties>
        <style:tab-stops>
          <style:tab-stop style:type="left" style:position="0.4895in"/>
          <style:tab-stop style:type="left" style:position="3.802in"/>
          <style:tab-stop style:type="left" style:position="3.8541in"/>
        </style:tab-stops>
      </style:paragraph-properties>
    </style:style>
    <style:style style:name="T1252" style:parent-style-name="Policepardéfaut" style:family="text">
      <style:text-properties style:font-name-asian="Times New Roman" style:font-name-complex="Times New Roman" fo:color="#FF0000" fo:font-size="13pt" style:font-size-asian="13pt" style:font-size-complex="13pt"/>
    </style:style>
    <style:style style:name="T1253" style:parent-style-name="Policepardéfaut" style:family="text">
      <style:text-properties style:font-name-asian="Times New Roman" style:font-name-complex="Times New Roman" fo:color="#FF0000" fo:font-size="13pt" style:font-size-asian="13pt" style:font-size-complex="13pt"/>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Introduction à l'économie et à la gestion du sport</text:p>
          </table:table-cell>
        </table:table-row>
      </table:table>
      <text:p text:style-name="P6"/>
      <text:p text:style-name="Standard"><text:span text:style-name="T7">1- Avant-propos:</text:span></text:p>
      <text:p text:style-name="Standard"/>
      <text:p text:style-name="P8">- Inflation des coûts d'organisation des JO d'été: Sydney (2Ma), Athènes (12,5Ma), Londres (14Ma) puis Pékin<text:s/>(32Ma)</text:p>
      <text:p text:style-name="P9">Pour les chinois , ça a été l'occasion de montrer qu'ils savent faire un produit de bonne qualité. C'était en quelque sorte un moyen de centrer le regard du monde sur eux.</text:p>
      <text:p text:style-name="P10">Par ailleurs, en ce qui concerne la Grèce, on peut parler d'1 endettement à cause des jeux d'Athènes.</text:p>
      <text:p text:style-name="P11"/>
      <text:p text:style-name="P12">- Ressources du comité international ont explosé: 3,1 Ma d'euros en 2012</text:p>
      <text:p text:style-name="P13">CIO= 1ére puissance mondiale en matière d'infrastructures</text:p>
      <text:p text:style-name="P14"/>
      <text:p text:style-name="P15">- Budget des JO de Londres à la loupe: dépenses = 14 Ma d'euros et recettes = 14 Ma d'euros (dont<text:s/>7,9Ma d'euros de subventions gouvernementales et 2,8 Ma d'euros de paris sportifs).</text:p>
      <text:p text:style-name="P16">Ceci permet donc de payer moins d'impôts.</text:p>
      <text:p text:style-name="P17"/>
      <text:p text:style-name="P18">-Teddy Riner est l'homme qui coûte 800<text:s/>000€ par an à Adidas.</text:p>
      <text:p text:style-name="P19">Adidas: 671 millions d'€ de bénéfice, 1,36 Ma d'€ de budget marketing<text:s/>et 13,4 Ma d'€ de chiffre d'affaire ( argent qui est réparti entre les différents actionnaires ).</text:p>
      <text:p text:style-name="P20"/>
      <text:p text:style-name="P21">- Le journal L'équipe: 237 Ma d'€ de chiffre d'affaire</text:p>
      <text:p text:style-name="P22">Ils ont voulu innover en créant L'Equipe HD qui sera en fait la chaîne de tous les sports et qui couvrira une centaine de disciplines.</text:p>
      <text:p text:style-name="P23"/>
      <text:p text:style-name="P24">- Les équipements sportifs sont 1 secteur niche (c'est à dire 1 petit marché) mais qui rapporte gros à ces leaders.</text:p>
      <text:p text:style-name="Standard"/>
      <text:p text:style-name="Standard"><text:span text:style-name="T25">2- Introduction:</text:span></text:p>
      <text:p text:style-name="P26"/>
      <text:p text:style-name="P27">Au niveau mondial...</text:p>
      <text:p text:style-name="P28">- En 2009, les dépenses mondiales « sport » s'élevaient à 91Md<text:s/>d'euros.<text:s/>(On estime ces dépenses à 116Md<text:s/>d'euros pour 2015)</text:p>
      <text:p text:style-name="P29">- La croissance de ce secteur est en moyenne de 4,5%, ce qui est bien supérieur à la croissance mondiale (le marché US= 4% par an et le marché brésilien= 4,9%)</text:p>
      <text:p text:style-name="P30">- Si la billetterie est la 1ére ressource de revenus sportifs au niveau mondial (environ 33% du CA), le sponsoring représente 29% du CA, les droits médias 24% et le merchandising 14% (essentiellement les ventes de licences par les clubs aux fédérations.)</text:p>
      <text:p text:style-name="P31"/>
      <text:p text:style-name="P32">Les seuls JO...</text:p>
      <text:p text:style-name="P33">- Les JO de Londres ont profité à 1500 entreprises britanniques qui se partagent 8,7 Md<text:s/>d'€ de contrats.</text:p>
      <text:p text:style-name="P34">- Le gain de croissance généré par les JO va correspondre à environ 1% du PIB du Royaume-Uni (sur plusieurs années)</text:p>
      <text:p text:style-name="P35">- Les JO a généré 300000 emplois (surtout des CDD)</text:p>
      <text:p text:style-name="P36"/>
      <text:p text:style-name="P37"/>
      <text:p text:style-name="P38"/>
      <text:p text:style-name="P39">Au<text:s/>niveau de la France...</text:p>
      <text:p text:style-name="P40">- La croissance du marché français devrait connaître une croissance de 3,7% en moyenne d'ici à 2015.</text:p>
      <text:p text:style-name="P41">- Le marché français du sport se situe derrière celui du Royaume-Uni et de l'Allemagne.</text:p>
      <text:p text:style-name="P42">- C'est le sponsoring qui est la 1ère<text:s/>ressource de revenus sportifs (+5,2% par an), devant la billetterie (+2,7% par an), et le merchandising (+3,9% par an).</text:p>
      <text:p text:style-name="P43">- Sur le marché français, la vente d'articles de sport progresse de 2% par an depuis 2012.</text:p>
      <text:p text:style-name="P44">- Le CA de la vente d'articles de sport<text:s/>représente 9,3Ma d'€ dont 78% réalisé par Decathlon, Sport 2000, Intersport, Go Sport et Foot Locker (Internet représente <text:s/>aujourd'hui 6% des PDM)</text:p>
      <text:p text:style-name="P45">- La dépense sportive totale des français (marché du sport , dépenses relatives à la pratique d'activités sportives..) représente environ 35Ma d'€ soit 2% <text:s/>du PIB.</text:p>
      <text:p text:style-name="P46">- Le marché du sport français générerait 200000 emplois.</text:p>
      <text:p text:style-name="P47">- La France, 1ère nation au monde au niveau des sommes engagées sur le marché des transferts des joueurs de foot. A lui seul, le PSG a engagé <text:s/>148 Ma d'euros en 2012 !</text:p>
      <text:p text:style-name="P48"><text:tab/></text:p>
      <text:p text:style-name="P49">Donc le sport est devenu un marché d'investissement.</text:p>
      <text:p text:style-name="P50"/>
      <text:p text:style-name="P51">Concrètement, nous allons parler dans ce cours:</text:p>
      <text:p text:style-name="P52">- de big sport business et de small sport business</text:p>
      <text:p text:style-name="P53">- du sport professionnel et du bénévolat</text:p>
      <text:p text:style-name="P54">- des grands spectacles sportifs et<text:s/>des événements sportifs locaux</text:p>
      <text:p text:style-name="P55">- des méga-brands du sport et des marques de sport régionales</text:p>
      <text:p text:style-name="P56">- du financement publique du sport et du sponsoring des entreprises</text:p>
      <text:p text:style-name="P57">- des « cathédrales du sport » et des équipements sportifs municipaux</text:p>
      <text:p text:style-name="P58">- des sports « rois » et<text:s/>tous les petits sports émergents</text:p>
      <text:p text:style-name="P59">- des médias et les droits TV</text:p>
      <text:p text:style-name="P60">- du marketing, des innovations...et de contre-façon</text:p>
      <text:p text:style-name="P61">- de l'industrie du sport et des clubs de sport</text:p>
      <text:p text:style-name="P62"/>
      <text:p text:style-name="P63"/>
      <text:p text:style-name="Standard"><text:span text:style-name="T64">3- Les différentes modalités de lecture du marché et du secteur des sports</text:span></text:p>
      <text:p text:style-name="Standard"><text:span text:style-name="T65">3-1- Notions et</text:span><text:span text:style-name="T66"><text:s/>concepts de base</text:span></text:p>
      <text:p text:style-name="Standard"><text:span text:style-name="T67">1- Un marché:</text:span></text:p>
      <text:p text:style-name="Standard"><text:span text:style-name="T68">Ensemble des personnes susceptibles de produire et/ou d'acquérir un bien au sens large, c'est à dire un produit ou un service.</text:span></text:p>
      <text:p text:style-name="P69">Un marché est une conjonction d’échanges</text:p>
      <text:p text:style-name="Standard"/>
      <text:p text:style-name="Standard"><text:span text:style-name="T70">Notion de bien:</text:span></text:p>
      <text:p text:style-name="Standard"><text:span text:style-name="T71">D'un point de vue économique, ceux sont</text:span><text:span text:style-name="T72"><text:s/>des choses matérielles qui procurent une</text:span></text:p>
      <text:p text:style-name="Standard"><text:span text:style-name="T73">jouissance en tant que propriétaire ou locataire: on parle de bien tangible (= bien palpable). A l’inverse le service est impalpable, il est intangible.</text:span></text:p>
      <text:p text:style-name="Standard"><text:span text:style-name="T74">Un bien tangible est stockable.</text:span></text:p>
      <text:p text:style-name="Standard"><text:span text:style-name="T75">Les biens sont des objets<text:s/></text:span><text:span text:style-name="T76">physiques pour lesquels il existe une permanence d'usage et sur lesquels des droits de propriété peuvent être établis et peuvent être transférés d'un agent à l'autre.</text:span></text:p>
      <text:p text:style-name="P77">La séparation entre la production d'un bien et sa vente est une caractéristique économique <text:s/>qui n'est pas partagée par un service !</text:p>
      <text:p text:style-name="Standard"/>
      <text:p text:style-name="Standard"><text:span text:style-name="T78">-<text:s/></text:span><text:span text:style-name="T79">Bien courant</text:span><text:span text:style-name="T80">: bien classique qui est utilisé de manière quotidienne. (ex : ordinateur, stylo…), il s’agit d’un bien nécessaire (ex :transport en commun, tabac...)</text:span></text:p>
      <text:p text:style-name="Standard"><text:span text:style-name="T81">-<text:s/></text:span><text:span text:style-name="T82">Bien immatériel</text:span><text:span text:style-name="T83">: bien qui demeure à la dispos</text:span><text:span text:style-name="T84">ition de tous, partagé et qui n’a pas de limite physique (ex: spectacle sportif).</text:span></text:p>
      <text:p text:style-name="Standard"><text:span text:style-name="T85">-<text:s/></text:span><text:span text:style-name="T86">Bien non durable</text:span><text:span text:style-name="T87">: bien ayant une durée de vie limitée, non utilisé en un an <text:s/>#<text:s/></text:span><text:span text:style-name="T88">bien durable</text:span></text:p>
      <text:p text:style-name="Standard"><text:span text:style-name="T89">-<text:s/></text:span><text:span text:style-name="T90">Bien publique</text:span><text:span text:style-name="T91">: bien destiné à l'usage de tous → aucune personne ne peut revend</text:span><text:span text:style-name="T92">iquer la propriété d'un bien publique étant donné qu'il appartient à la collectivité.</text:span></text:p>
      <text:p text:style-name="P93"/>
      <text:p text:style-name="Standard"><text:span text:style-name="T94">Notion de produits et de services:</text:span></text:p>
      <text:p text:style-name="P95">Produit = résultat d’une opération de production, tout ce qui peut être vendu par une entreprise.</text:p>
      <text:p text:style-name="Standard"><text:span text:style-name="T96">Production  = ensemble des opératio</text:span><text:span text:style-name="T97">ns permettant d'obtenir par des transformations et combinaisons un bien existant, produit consommable à qui on assigne des opérations de transfert (achat/vente). Le but d’une activité de production est de créer de la richesse et de la croissance →<text:s/></text:span><text:span text:style-name="T98">valeur a</text:span><text:span text:style-name="T99">joutée</text:span><text:span text:style-name="T100"><text:tab/></text:span></text:p>
      <text:p text:style-name="P101">Service = prestation de services, d’un point de vue économique n’est pas toujours très bien défini. Entité non séparé sur laquelle les droits de propriété ne peuvent être établis que dans certains cas.</text:p>
      <text:p text:style-name="P102">Servuction = fabrication d’un service</text:p>
      <text:p text:style-name="Standard"><text:span text:style-name="T103">Le servi</text:span><text:span text:style-name="T104">ce se distingue du produit par le fait qu'il n'y a pas de transfert de propriété physique.</text:span></text:p>
      <text:p text:style-name="P105"/>
      <text:p text:style-name="P106">Notion de pouvoir d'achat:</text:p>
      <text:p text:style-name="Standard"><text:span text:style-name="T107">C'est le niveau possible de dépenses que l'on peut faire : dépend du niveau des revenus et du niveau de crédits</text:span><text:span text:style-name="T108"><text:s/>(= emprunt, possibilité de consommer des ressources que l’on ne possèdent pas).</text:span></text:p>
      <text:p text:style-name="P109"/>
      <text:p text:style-name="P110">Notion de client:</text:p>
      <text:p text:style-name="Standard"><text:span text:style-name="T111">Client : Personne qui achète un produit pour le consommé dans un espace temps déterminé ou indéterminé, c’est le client qui créer le marché</text:span></text:p>
      <text:p text:style-name="Standard"><text:span text:style-name="T112">- physique (huma</text:span><text:span text:style-name="T113">in) → marché de consommateur Business to Consumer</text:span></text:p>
      <text:p text:style-name="Standard"><text:span text:style-name="T114">- moral (entreprise) → marché des entreprises Business to Business</text:span></text:p>
      <text:p text:style-name="Standard"/>
      <text:p text:style-name="Standard"><text:span text:style-name="T115">remarque: La TVA c’est le consommateur qui la paye, inexistant entre les entreprise</text:span></text:p>
      <text:p text:style-name="Standard"/>
      <text:p text:style-name="Standard"><text:span text:style-name="T116">Clientèle captive:</text:span></text:p>
      <text:p text:style-name="Standard"><text:span text:style-name="T117">Celle accroc à une marque, on peut</text:span><text:span text:style-name="T118"><text:s/>leur vendre n'importe quoi tant que c'est la marque qu'ils recherchent.</text:span></text:p>
      <text:p text:style-name="Standard"/>
      <text:p text:style-name="Standard"><text:span text:style-name="T119">Clientèle passive:</text:span></text:p>
      <text:p text:style-name="Standard"><text:span text:style-name="T120">Clientèle qu'on a pas encore et qu'on cherche à capter (par le biais de pubs, marketings..)</text:span></text:p>
      <text:p text:style-name="Standard"/>
      <text:p text:style-name="Standard"><text:span text:style-name="T121">→</text:span><text:span text:style-name="T122"><text:s/>Un marché se caractérise par une intensité concurrentiel</text:span></text:p>
      <text:p text:style-name="Standard"><text:span text:style-name="T123">→<text:s/></text:span><text:span text:style-name="T124">Le marché du sport est constitué par un nombre très conséquent de très petites entreprises, et un faible nombre de grande structure.</text:span></text:p>
      <text:p text:style-name="P125">Notion de consommateur:</text:p>
      <text:p text:style-name="P126">Consommateur = personne qui exprime des besoins, des désirs et des envies qui se traduisent en besoins de consommation.</text:p>
      <text:p text:style-name="P127">Et pour satisfaire ses envies, le consommateur doit acheter le produit ou le service. Néanmoins, son activité de consommation dépend de son salaire.</text:p>
      <text:p text:style-name="P128"/>
      <text:p text:style-name="P129">→ Le marché est la mise<text:s/>en relation entre l’offre (les producteurs) et la demande (les consommateurs)</text:p>
      <text:p text:style-name="P130"/>
      <text:p text:style-name="P131">Pour bien comprendre les demandes des consommateurs on réalisent des études de marché, <text:s/>ces études créent une typologie des consommateurs. Il existe donc <text:s/>plusieurs types de consommateurs qui se différencient par ce qu'ils achètent. Ces catégories de consommateurs constituent des niches à part entière:</text:p>
      <text:list text:style-name="LFO2" text:continue-numbering="true">
        <text:list-item>
          <text:p text:style-name="P132"><text:span text:style-name="T133">les bobos</text:span><text:span text:style-name="T134">: jeunes de classe aisée qui sont addicts aux nouvelles technologies</text:span></text:p>
        </text:list-item>
        <text:list-item>
          <text:p text:style-name="P135"><text:span text:style-name="T136">les décroissants</text:span><text:span text:style-name="T137">: ils refusent ce qu'il y a de mal</text:span><text:span text:style-name="T138"><text:s/>dans la société</text:span></text:p>
        </text:list-item>
        <text:list-item>
          <text:p text:style-name="P139"><text:span text:style-name="T140">les enfants</text:span><text:span text:style-name="T141"><text:s/>qui consomment différemment que<text:s/></text:span><text:span text:style-name="T142">les parents</text:span></text:p>
        </text:list-item>
        <text:list-item>
          <text:p text:style-name="P143"><text:span text:style-name="T144">les séniors</text:span><text:span text:style-name="T145"><text:s/>(+60ans) en forte croissance sur le marché</text:span></text:p>
        </text:list-item>
        <text:list-item>
          <text:p text:style-name="P146"><text:span text:style-name="T147">les adolescents</text:span><text:span text:style-name="T148">: génération Tanguy (il y a 40% des adolescents qui sont étudiants).</text:span></text:p>
        </text:list-item>
      </text:list>
      <text:p text:style-name="P149"/>
      <text:p text:style-name="Standard"><text:span text:style-name="T150">Il faut aussi tenir compte de l'ethnicité:<text:s/></text:span><text:span text:style-name="T151">consommation ethnique</text:span><text:span text:style-name="T152">, ainsi que de l’évolution de la société : liens bien-classe dépasser par les possibilités du credit et l’évolution des pratiques.</text:span></text:p>
      <text:p text:style-name="P153"/>
      <text:p text:style-name="P154">2- Un marché est composée: de branches ou de filières d'activité.</text:p>
      <text:p text:style-name="P155"/>
      <text:p text:style-name="P156">Notion de filière d'activité:</text:p>
      <text:p text:style-name="P157">Une filière est composée d’acteurs qui vont se positionner dans le processus de production, <text:s/>d'activités professionnelles plus ou moins complexes dites activités amont et activités avales.</text:p>
      <text:p text:style-name="Standard"><text:span text:style-name="T158">Parmi<text:s/></text:span><text:span text:style-name="T159">les activités amont</text:span><text:span text:style-name="T160">, on retrouve toutes les activités de productio</text:span><text:span text:style-name="T161">n/fabrication.</text:span></text:p>
      <text:p text:style-name="Standard"><text:span text:style-name="T162">Parmi<text:s/></text:span><text:span text:style-name="T163">les activités avales</text:span><text:span text:style-name="T164">, on retrouve tous les activités de commerce et de vente.</text:span></text:p>
      <text:p text:style-name="P165">Une filière est composée de tout ce qui participe à générer une activité économique ayant pour vocation de satisfaire une demande précise, celle des consommateurs.</text:p>
      <text:p text:style-name="P166">La plupart du temps, une filière se développe verticalement de façon descendante (amont vers aval). Mais on observe aussi le développement de filières de type ascendant (aval vers amont) sur le marché sportif en France (ex: Décathlon qui est passé<text:s/>du statut de vendeur à celui de fabriquant).</text:p>
      <text:p text:style-name="P167"/>
      <text:p text:style-name="Standard"><text:span text:style-name="T168">De plus, des filières d'activité sont facilement identifiables (ex: filière automobile) tandis que d'autres le sont moins (ex: filière du bois). On parle de<text:s/></text:span><text:span text:style-name="T169">flou sémantique</text:span><text:span text:style-name="T170"><text:s/></text:span><text:span text:style-name="T171">du concept du sport</text:span><text:span text:style-name="T172">.</text:span></text:p>
      <text:p text:style-name="P173"/>
      <text:p text:style-name="P174">En économie et<text:s/>dans l'industrie, il s'agit d'une division d'un marché en domaine de réalisation et de consommation. Dans chaque secteur, on y voit une intensité concurrentielle de plus en plus importante.</text:p>
      <text:p text:style-name="P175"/>
      <text:p text:style-name="P176">Notion d'IAS (Industrie des articles de sport):</text:p>
      <text:p text:style-name="P177">C'est la fabrication jusqu'à la distribution et la consommation d'articles de sport (matériels, accessoires, vêtements, chaussures…). L’économie du sport c’est souvent beaucoup interactions entre les filières : les branches sont interdépendantes.</text:p>
      <text:p text:style-name="P178"/>
      <text:p text:style-name="P179">Notion de SAR (Sport et Activité en relation):</text:p>
      <text:p text:style-name="P180">Parmi les SAR, il y a la présence de pratiques minutes. Ceci consiste à découvrir une activité telle que par exemple l'acrobranche (pratique considérée comme non sportive) où il n'y a pas besoin de mode d'emploi ni d'apprentissage.</text:p>
      <text:p text:style-name="P181">Aujourd'hui, le marché du sport est généré par les pratiques minutes. En effet, désormais, le consommateur sportif n'est plus fidèle à une activité, il cherche plutôt à découvrir de nouvelles activités sportives.</text:p>
      <text:p text:style-name="P182"/>
      <text:p text:style-name="P183">3- Un marché, c'est la conjonction de 2 choses qui fondent toute société de consommation: une offre et une demande.</text:p>
      <text:p text:style-name="P184"/>
      <text:p text:style-name="P185">Notion d'offre et de demande:</text:p>
      <text:p text:style-name="Standard"><text:span text:style-name="T186"><text:tab/></text:span><text:span text:style-name="T187">Un marché est un état d'équilibre très fragile entre une offre et une demande. Il est très instable et peut changer en quelques semaines seulement à cau</text:span><text:span text:style-name="T188">se du besoin d'innovation et du progrès technologique.</text:span></text:p>
      <text:p text:style-name="Standard"><text:span text:style-name="T189"><text:tab/></text:span><text:span text:style-name="T190">L'offre<text:s/></text:span><text:span text:style-name="T191">est constituée d'un<text:s/></text:span><text:span text:style-name="T192">ensemble de produits et de services</text:span><text:span text:style-name="T193"><text:s/>disponibles sur le marché à un moment donné. Cette offre correspond à des besoins ou des attentes de consommation<text:s/></text:span><text:span text:style-name="T194">proches<text:s/></text:span><text:span text:style-name="T195">(très concurre</text:span><text:span text:style-name="T196">ntiel) ou<text:s/></text:span><text:span text:style-name="T197">relativement proches</text:span><text:span text:style-name="T198"><text:s/>(objets liés).</text:span></text:p>
      <text:p text:style-name="Standard"><text:span text:style-name="T199"><text:tab/></text:span><text:span text:style-name="T200">La demande</text:span><text:span text:style-name="T201"><text:s/>se traduit, sur un marché donné, par un<text:s/></text:span><text:span text:style-name="T202">besoin moyen</text:span><text:span text:style-name="T203"><text:s/>(différent du besoin individuel) exprimé par un publique de consommateur déterminé vis à vis d'un type de consommation donné.</text:span></text:p>
      <text:p text:style-name="P204">Exemple: pour une mini, une fiat 500 et une DS3, le besoin moyen est la culture "vintage".</text:p>
      <text:p text:style-name="P205"/>
      <text:p text:style-name="P206">4- Un marché, c'est nécessairement l'expression d'un besoin.</text:p>
      <text:p text:style-name="P207"/>
      <text:p text:style-name="P208">En économie, les besoins sont satisfaits par les biens grâce à l'argent dont on dispose.</text:p>
      <text:p text:style-name="P209">En sociologie, la <text:s/>notion de<text:s/>besoin est liée à celle du désir.</text:p>
      <text:p text:style-name="P210">Un consommateur exprime un désir quand il éprouve une appétence vers un produit ou un service que l'on connaît ou non.</text:p>
      <text:p text:style-name="P211"/>
      <text:p text:style-name="P212">Notion de besoins selon A. Maslow:</text:p>
      <text:p text:style-name="P213"><text:tab/>Tout individu éprouve de nombreux besoins qui n’ont ps tous la même importance → ils peuvent être hiérarchisé.</text:p>
      <text:p text:style-name="P214">Tout individu cherche d'abord à satisfaire le besoin qu'il semble le plus important par</text:p>
      <text:p text:style-name="P215">nécessité puis par nécessité d'agrément.</text:p>
      <text:p text:style-name="P216"><text:tab/>Un besoin cesse d'exister au moins pendant quelque temps lorsqu'il a été<text:s/>satisfait.</text:p>
      <text:p text:style-name="P217"><text:tab/>Un besoin satisfait ne motive plus et ne peut plus influencer le comportement individuel de manière direct.</text:p>
      <text:p text:style-name="Standard"/>
      <text:p text:style-name="P218">Besoin primaire « VOIR » :</text:p>
      <text:p text:style-name="Standard"><text:span text:style-name="T219">-</text:span><text:span text:style-name="T220">besoin physiologique</text:span><text:span text:style-name="T221">: besoin de s'alimenter, boire, se reposer, dormir et se reproduire.</text:span></text:p>
      <text:p text:style-name="Standard"><text:span text:style-name="T222">-</text:span><text:span text:style-name="T223">besoin de sécurit</text:span><text:span text:style-name="T224">é</text:span><text:span text:style-name="T225">: besoin de se protéger et de protéger son entourage contre les dangers de l'environnement, contre la peur.</text:span></text:p>
      <text:p text:style-name="Standard"/>
      <text:p text:style-name="Standard"><text:span text:style-name="T226">Besoin secondaire « ETRE » :</text:span></text:p>
      <text:p text:style-name="Standard"><text:span text:style-name="T227">-</text:span><text:span text:style-name="T228">besoin d'appartenance</text:span><text:span text:style-name="T229">: besoin de statut social.</text:span></text:p>
      <text:p text:style-name="Standard"><text:span text:style-name="T230">-</text:span><text:span text:style-name="T231">besoin d'estime</text:span><text:span text:style-name="T232">: besoin de reconnaissance des autres, de respect,<text:s/></text:span><text:span text:style-name="T233">d'indépendance, d'autonomie, de créativité.</text:span></text:p>
      <text:p text:style-name="Standard"><text:span text:style-name="T234">-</text:span><text:span text:style-name="T235">besoin de réalisation</text:span><text:span text:style-name="T236">: besoin de connaissance, de formation, de développement personnel <text:s/>et d'épanouissement physique et intellectuel.</text:span></text:p>
      <text:p text:style-name="P237"/>
      <text:p text:style-name="P238"><text:tab/>Quelle implication de la théorie de Maslow sur la pratique des sports?</text:p>
      <text:p text:style-name="P239">-La<text:s/>pratique des sports correspond en priorité à la satisfaction de besoins de type secondaire.</text:p>
      <text:p text:style-name="P240">-La pratique des sports dans les pays en voie de développement ou non développés correspond à des besoins accessoires superficiels parce que les besoins vitaux ne<text:s/>sont même pas satisfaits.</text:p>
      <text:p text:style-name="P241">Ex: il ne sert à rien de proposer aux femmes de pays non développés une remise en forme.</text:p>
      <text:p text:style-name="P242"/>
      <text:p text:style-name="P243">Ceux sont bien nos besoins qui dictent nos manières de nous comporter mais également de consommer. A partir de ça, on peut expliquer la popularité pour telle ou telle activité sportive.</text:p>
      <text:p text:style-name="P244"/>
      <text:p text:style-name="Standard"/>
      <text:p text:style-name="P245">5- Un marché est caractérisé par une croissance, une concurrence plus ou moins vive, et par une compétitivité entre les agents productifs qui les composent, notamment les entreprises.</text:p>
      <text:p text:style-name="P246"/>
      <text:p text:style-name="P247">Notion de croissance économique:</text:p>
      <text:p text:style-name="Standard"><text:span text:style-name="T248"><text:tab/></text:span><text:span text:style-name="T249">Sur un marché, il s'agit de l'accroissement à moyen ou long terme de la production d'un côté et de la consommation de l'autre.</text:span></text:p>
      <text:p text:style-name="P250"><text:tab/>La croissance économique est caractérisée soit par une augmentation du volume ou de la taille du marché, soit par un<text:s/>accroissement de part de marché soit par l'extension d'un système de pensée (ex: capitalisme) ou d'usage (ex: généralisation des sports outdoor).</text:p>
      <text:p text:style-name="P251"><text:tab/>La croissance économique est une formidable force de progrès qui incite les agents économiques à expérimenter, à chercher des idées nouvelles, à créer des produits nouveaux mais qui incite aussi les agents économiques à se diversifier et à accroître leur part de marché.</text:p>
      <text:p text:style-name="Standard"><text:span text:style-name="T252">Notion de concurrence:</text:span></text:p>
      <text:p text:style-name="Standard"><text:span text:style-name="T253"><text:tab/></text:span><text:span text:style-name="T254">Concurrence = état de marché où l'on a un nombre plus ou moins<text:s/></text:span><text:span text:style-name="T255">important d'entreprises et où l'on a un nombre plus ou moins important de services ou de produits aux finalités identiques ou presque identiques.</text:span></text:p>
      <text:p text:style-name="P256"><text:tab/>C'est une rivalité entre plusieurs entreprises qui cherchent à tout prix à se distinguer sur un marché donné.</text:p>
      <text:p text:style-name="P257"><text:tab/>La concurrence est une situation normale dans la vie économique, dans la vie des entreprises et dans la vie des consommateurs.</text:p>
      <text:p text:style-name="P258"/>
      <text:p text:style-name="P259">Notion d'agent économique:</text:p>
      <text:p text:style-name="P260"><text:tab/>C'est en fait un individu ou une entreprise qui est investie dans la conception, la réalisation et<text:s/>la diffusion.</text:p>
      <text:p text:style-name="P261"><text:tab/>Les agents économiques des marchés des sports sont: les entreprises, les marques et les firmes dont la fonction première est de concevoir, développer, fabriquer, assembler des appareillages ou des équipements indispensables aux sportifs amateurs ou professionnels.</text:p>
      <text:p text:style-name="P262">Exemple: les EPI (Équipement de Protection Individuelle) qui englobent tous les dispositifs ou moyens destinés à être porté ou tenu par une personne en vue de la protéger <text:s/>contre un ou plusieurs risques susceptibles de mettre en danger sa santé et sa sécurité. Tous ses produits répondent à des normes de sécurité et à des directives. Par exemple, de nos jours, les lunettes solaires font partie des EPI.</text:p>
      <text:p text:style-name="P263"/>
      <text:p text:style-name="P264">Notion d'entreprise (de firme ou de société):</text:p>
      <text:p text:style-name="Standard"><text:span text:style-name="T265"><text:tab/></text:span><text:span text:style-name="T266">Il s'agit d'une organisation soit<text:s/></text:span><text:span text:style-name="T267">très petite, soit petite ou moyenne, soit grande ou très grande, disposant d'une certaine autonomie et qui cherche à vendre sur le marché (=profit) en combinant la valeur du travail et à la valeur du capital.</text:span></text:p>
      <text:p text:style-name="P268"><text:tab/>L'entreprise d'un agent économique cherche à croître ses bénéfices.</text:p>
      <text:p text:style-name="P269"><text:tab/>Bénéfice = ce qui reste après avoir payé toutes les charges, tous les fournisseurs, tous les salariés et tous les impôts. Lorsqu'il y en a, ces bénéfices sont redistribués aux propriétaires de l'entreprise et aux actionnaires.</text:p>
      <text:p text:style-name="P270"><text:tab/>L'entreprise est une structure sociale développée qui regroupe des moyens humains, matériels (ex: stade), immatériels (ex: marques, centre de formation), et financiers (trésorerie).</text:p>
      <text:p text:style-name="P271"/>
      <text:p text:style-name="P272"><text:tab/>Une entreprise possède un <text:s/>certain nombre de fonctions qu'on appelle « ses grandes activités de bases »:</text:p>
      <text:p text:style-name="P273">-recherche et développement</text:p>
      <text:p text:style-name="P274">-marketing, fabrication</text:p>
      <text:p text:style-name="P275">-comptabilité</text:p>
      <text:p text:style-name="P276">-ressources humaines</text:p>
      <text:p text:style-name="P277">-etc..</text:p>
      <text:p text:style-name="P278"/>
      <text:p text:style-name="P279"><text:tab/>Selon une approche juridique, une entreprise désigne une organisation et un contrat (passé entre les salariés et les dirigeants). Il peut s'agir d'une structure publique ou privée qui utilise du personnel pour produire quelque chose qui a une valeur économique.</text:p>
      <text:p text:style-name="P280"><text:tab/>Sur le plan humain, c'est une entité sociale composée de 3 types d'acteurs: employés, dirigeants, actionnaires.</text:p>
      <text:p text:style-name="P281"><text:tab/></text:p>
      <text:p text:style-name="P282"><text:tab/>En gestion et en économie, on caractérise plusieurs types d'entreprises dont l'unité de base est la taille. On parle d'un côté d' hyper firmes et de l'autre d' hypo firmes.</text:p>
      <text:p text:style-name="P283"/>
      <text:p text:style-name="P284">Hyper firmes = multinationales du sport. Ceux sont les plus grosses entreprises qui imposent leur propre vision au marché et qui sont constituées de plus de 2000 salariés. On parle de TGE (Très Grande Entreprise). Les hyper firmes cherchent d'abord à maximiser leur taux de croissance comme l'impose la théorie sur les firmes.</text:p>
      <text:p text:style-name="P285"/>
      <text:p text:style-name="P286">Hypo firmes =<text:s/>TPE (Très Petite Entreprise). Elles se caractérisent par un nombre de salariés inférieur à 10. Elles se définissent selon une vision entrepreneuriale avec la création d'activités nouvelles.</text:p>
      <text:p text:style-name="P287"/>
      <text:p text:style-name="P288">PME = une entreprise qui varie entre 10 et 49 salariés (petite entreprise).</text:p>
      <text:p text:style-name="P289">Entreprise moyenne = 50 à 200 salariés.</text:p>
      <text:p text:style-name="P290"/>
      <text:p text:style-name="Standard"><text:span text:style-name="T291">Notion de marque</text:span><text:span text:style-name="T292">:</text:span></text:p>
      <text:p text:style-name="P293"><text:tab/>Derrière toute marque, il y a une entreprise.</text:p>
      <text:p text:style-name="P294"><text:tab/>C'est une entreprise qui possède une identité sur le marché identifiable grâce à l'identité de marque.</text:p>
      <text:p text:style-name="P295"><text:tab/>Une marque signifie un nom, un signe, un dessin ou toutes les combinaisons de ces différents éléments.</text:p>
      <text:p text:style-name="P296"><text:tab/>C'est un titre de propriété qui donne à son propriétaire le droit de l'exploiter commercialement.</text:p>
      <text:p text:style-name="P297"><text:tab/>C'est un droit plus ou moins exclusif.</text:p>
      <text:p text:style-name="P298"><text:tab/>Une licence de marque donne des...</text:p>
      <text:p text:style-name="P299"><text:tab/>C'est également une façon de montrer au marché que l'on peut se défendre contre tout usage illégal.</text:p>
      <text:p text:style-name="P300"><text:tab/>C = copyright et R = registrel, ce qui signifie que la marque déposée est reconnue par une entreprise pour en tirer profit.</text:p>
      <text:p text:style-name="P301"><text:tab/>Sur le plan technique : elle peut être un<text:s/>signe verbal, figuratif voir plus rare un signe sonore ou un signe mixte.</text:p>
      <text:p text:style-name="P302"/>
      <text:p text:style-name="P303"/>
      <text:p text:style-name="P304"/>
      <text:p text:style-name="Standard"><text:span text:style-name="T305">Les marques de sports</text:span><text:span text:style-name="T306">:</text:span></text:p>
      <text:p text:style-name="P307">-les marques génétiques (se reconnaissant dans tous les secteurs d'activités)</text:p>
      <text:p text:style-name="P308">-les marques spécifiques (propres au marché du sport)</text:p>
      <text:p text:style-name="P309">-les marques labels (technologiques, type de matériaux)</text:p>
      <text:p text:style-name="P310">-les marques utilitaires (comme les marques déposées)</text:p>
      <text:p text:style-name="P311"/>
      <text:p text:style-name="P312">Parmi les marques génétiques:</text:p>
      <text:p text:style-name="P313">-les marques-entreprise (ex: Nike)</text:p>
      <text:p text:style-name="P314">-les marques de services (ex: aquagym)</text:p>
      <text:p text:style-name="P315">-les marques-enseigne (ex: Décathlon en tant que vendeur)</text:p>
      <text:p text:style-name="P316">-les<text:s/>marques de distributeur ( ceux sont celles qui sont fabriquées par les enseignes)</text:p>
      <text:p text:style-name="P317">-les marques industrielles (ex: Windows dans le domaine informatique)</text:p>
      <text:p text:style-name="P318">-les e-marques</text:p>
      <text:p text:style-name="P319"/>
      <text:p text:style-name="P320">Parmi les marques spécifiques:</text:p>
      <text:p text:style-name="P321">-les marques-club (ex: l'ASM)</text:p>
      <text:p text:style-name="P322">-les marques institutionnelles ayant un poids économique mondial phénoménale (ex: JO)</text:p>
      <text:p text:style-name="P323">-les marques-célébrité (ex: Michael Jordan)</text:p>
      <text:p text:style-name="P324">-les marques-événements (ex: Roland Garros, le Tour de France)</text:p>
      <text:p text:style-name="P325">-les marques-média (ex: les chaînes de télévision)</text:p>
      <text:p text:style-name="P326"/>
      <text:p text:style-name="P327">Parmi les marques labels:</text:p>
      <text:p text:style-name="P328">-les labels<text:s/>éthiques et de sauvegarde de l'environnement</text:p>
      <text:p text:style-name="P329">-les labels des fédérations sportives et les labels interprofessionnels</text:p>
      <text:p text:style-name="P330">-les labels technologiques</text:p>
      <text:p text:style-name="P331"/>
      <text:p text:style-name="P332">Parmi les marques utilitaires:</text:p>
      <text:p text:style-name="P333">-le marquage NF (= norme française)</text:p>
      <text:p text:style-name="P334">-le marquage CE (= commission européenne)</text:p>
      <text:p text:style-name="P335">-les marques de protection industrielle et intellectuelle</text:p>
      <text:p text:style-name="P336"/>
      <text:p text:style-name="Standard"><text:span text:style-name="T337">Notion de chiffre d'affaire (= CA):</text:span></text:p>
      <text:p text:style-name="P338"><text:tab/>Le chiffre d'affaire comprend tous les volumes de vente d'une entreprise mais il faut y déduire tous les impôts et taxes que l'entreprise doit payer (excepté la TVA) + toutes les charges de l'entreprise (transport, emballage), les rabais et les ristournes ainsi que les subventions.</text:p>
      <text:p text:style-name="P339"/>
      <text:p text:style-name="P340">Notion de profitabilité:</text:p>
      <text:p text:style-name="P341"><text:tab/>La profitabilité économique pour une entreprise correspond à ce qu'elle gagne comme argent. En effet, elle dégage des dividendes (bénéfices) qui sont redistribués aux actionnaires et aux propriétaires.</text:p>
      <text:p text:style-name="P342"><text:tab/>Il faut entendre par seuil de profitabilité: seuil financier, c’est à dire le niveau à partir duquel l'entreprise va commencer à gagner de l'argent.</text:p>
      <text:p text:style-name="P343"><text:tab/>Et c'est lorsque l'entreprise aura fini de rembourser ces investissements de départ qu'elle gagnera de l'argent.</text:p>
      <text:p text:style-name="P344"/>
      <text:p text:style-name="P345"/>
      <text:p text:style-name="P346"/>
      <text:p text:style-name="Standard"><text:span text:style-name="T347"><text:tab/></text:span><text:span text:style-name="T348">3.2.<text:s/></text:span><text:span text:style-name="T349">Les 3 façons d'aborder le marché et le secteur des sports</text:span></text:p>
      <text:p text:style-name="P350"/>
      <text:p text:style-name="P351"/>
      <text:p text:style-name="Standard"><text:span text:style-name="T352">-</text:span><text:span text:style-name="T353">1ère façon</text:span><text:span text:style-name="T354">:</text:span><text:span text:style-name="T355"><text:s/>par activité de production et formes de consommation/usage</text:span></text:p>
      <text:p text:style-name="P356"/>
      <text:p text:style-name="P357">Les pratiques sportives ont des notions économiques de base telles que:</text:p>
      <text:p text:style-name="P358">-biens matériels vs biens immatériels</text:p>
      <text:p text:style-name="P359">-biens durables vs biens non durables</text:p>
      <text:p text:style-name="P360">-biens bruts vs biens semi-finis vs biens manufacturés</text:p>
      <text:p text:style-name="P361">-biens substituables vs biens non-substituables (ex: l'essence)</text:p>
      <text:p text:style-name="P362">-biens divisibles vs non-divisibles (ex: match de foot)</text:p>
      <text:p text:style-name="P363">-biens privés vs biens collectifs vs bien publics</text:p>
      <text:p text:style-name="P364"/>
      <text:p text:style-name="Standard"/>
      <text:p text:style-name="Standard"><text:span text:style-name="T365">-</text:span><text:span text:style-name="T366">2ème façon</text:span><text:span text:style-name="T367">:</text:span><text:span text:style-name="T368"><text:s/>par espaces ou par secteurs économiques</text:span></text:p>
      <text:p text:style-name="P369"/>
      <text:p text:style-name="P370">Toute activité humaine<text:s/>donne lieu à la formation d'un marché plus ou moins prospère. Le marché du sport est globalement un marché qui compte en France et sur le plan international. Il représente 5% de la valeur du commerce international. De plus, ce marché existe à l'intérieur<text:s/>de nombreux espaces endogènes (spectacle sportif, émissions sportives, prestation des sportifs amateurs, industrie des articles de sport).</text:p>
      <text:p text:style-name="P371"/>
      <text:p text:style-name="Standard"><text:span text:style-name="T372">-</text:span><text:span text:style-name="T373">3ème façon</text:span><text:span text:style-name="T374">: selon les modes de financement et de répartition des budgets du sport</text:span></text:p>
      <text:p text:style-name="P375"/>
      <text:p text:style-name="P376">Qui sont les financeurs du sport ?</text:p>
      <text:p text:style-name="P377">→ L’État, les ménages, les entreprises et les collectivités territoriales.</text:p>
      <text:p text:style-name="P378"/>
      <text:p text:style-name="Standard"><text:span text:style-name="T379">Notion de ménage</text:span><text:span text:style-name="T380">:</text:span></text:p>
      <text:p text:style-name="P381"><text:tab/>Ménage = ensemble des personnes vivants à l'intérieur d'un même logement considéré comme étant une résidence principale.</text:p>
      <text:p text:style-name="P382"/>
      <text:p text:style-name="P383"/>
      <text:p text:style-name="P384">L’État est le principal financeur<text:s/>du sport français via les ressources extrabudgétaires dont certaines taxes prélevées sur les jeux sportifs et les paris sportifs.</text:p>
      <text:p text:style-name="P385">Les entreprises sont financeurs du sport français par le biais du sponsoring, de la publicité et du droit de retransmission.</text:p>
      <text:p text:style-name="P386"/>
      <text:p text:style-name="Standard"><text:span text:style-name="T387">Notion de CNDS/FNDS</text:span><text:span text:style-name="T388">:</text:span></text:p>
      <text:p text:style-name="Standard"><text:span text:style-name="T389"><text:tab/></text:span><text:span text:style-name="T390">CNDS: centre national pour le développement du sport</text:span></text:p>
      <text:p text:style-name="P391"><text:tab/>FNDS: fond national pour le développement du sport</text:p>
      <text:p text:style-name="P392"><text:tab/>Le FNDS est un compte spécial, c'est à dire une enveloppe budgétaire décidée par la loi de finance.</text:p>
      <text:p text:style-name="Standard"/>
      <text:p text:style-name="Standard"><text:span text:style-name="T393"><text:tab/></text:span><text:span text:style-name="T394">Plusieurs missions</text:span><text:span text:style-name="T395">:</text:span></text:p>
      <text:p text:style-name="P396">-1ère:<text:s/>aménager le territoire dans le domaine sportif en attribuant les subventions aux collectivités territoriales et aux associations sportives.</text:p>
      <text:p text:style-name="P397">-2ème: développer la pratique sportive pour tous grâce à des subventions de fonctionnement données aux associations<text:s/>et groupements sportifs répartis au plan régional et départemental.</text:p>
      <text:p text:style-name="P398">-3ème: promouvoir le sport français sur la scène internationale grâce aux financements des actions du CNOFS (comité nationale olympique français et sportif) du développement du sport.</text:p>
      <text:p text:style-name="P399"><text:tab/>Le<text:s/>CNDS est financé par 1% perçu sur les droits de retransmission de manifestations sportives. De plus, 2% du CA de la Française des Jeux et 2% du CA des sommes misées sur les paris sportifs vont aussi au CNDS.</text:p>
      <text:p text:style-name="P400"><text:tab/>Le CNDS a bénéficié de 280 Millions d'euros de<text:s/>recettes en 2012 dont 180 Millions prélevés sur la Française des Jeux et 30 Millions d'euros sur les droits TV.</text:p>
      <text:p text:style-name="P401"/>
      <text:p text:style-name="P402"><text:tab/>Attention ! On annonce une baisse de 5% du budget des sports pour l'année 2013.</text:p>
      <text:p text:style-name="P403">Le budget des sports va en fait contribuer au redressement des comptes publics.</text:p>
      <text:p text:style-name="P404"/>
      <text:p text:style-name="Standard"><text:span text:style-name="T405"><text:tab/></text:span></text:p>
      <text:p text:style-name="Standard"/>
      <text:p text:style-name="Standard"><text:span text:style-name="T406"><text:tab/></text:span><text:span text:style-name="T407">3.3<text:s/></text:span><text:span text:style-name="T408">Les principaux domaines économiques du marché des sports</text:span></text:p>
      <text:p text:style-name="P409"/>
      <text:p text:style-name="P410">Pour les économistes, le marché du sport se décompose en 3 principaux domaines:</text:p>
      <text:p text:style-name="P411">-les activités liées aux produits (aux biens tangibles)</text:p>
      <text:p text:style-name="P412">-les activités liées aux services<text:s/>(au bien intangible)</text:p>
      <text:p text:style-name="P413">-les activités liées aux spectacles sportifs</text:p>
      <text:p text:style-name="P414"/>
      <text:p text:style-name="Standard"><text:span text:style-name="T415">3.3.1<text:s/></text:span><text:span text:style-name="T416">Les activités économiques liées aux produits et aux services</text:span><text:span text:style-name="T417">:</text:span></text:p>
      <text:p text:style-name="P418"/>
      <text:p text:style-name="P419">Elles concernent:</text:p>
      <text:p text:style-name="Standard"><text:span text:style-name="T420">*</text:span><text:span text:style-name="T421">Les articles de sport et produits associés</text:span><text:span text:style-name="T422">:</text:span></text:p>
      <text:p text:style-name="P423"/>
      <text:p text:style-name="P424">Les 3 grandes domaines:</text:p>
      <text:p text:style-name="P425">-les activités de production</text:p>
      <text:p text:style-name="P426">-les activités de distribution/commercialisation</text:p>
      <text:p text:style-name="P427">-les activités de consommation</text:p>
      <text:p text:style-name="P428"/>
      <text:p text:style-name="Standard"><text:span text:style-name="T429">Notion d'article de sport (=ADS)</text:span><text:span text:style-name="T430">:</text:span></text:p>
      <text:p text:style-name="Standard"><text:span text:style-name="T431"><text:tab/></text:span><text:span text:style-name="T432">Il s'agit de l'ensemble des instruments, moyens, articles utilisés exclusivement dans le cadre de la pratique sportive.</text:span></text:p>
      <text:p text:style-name="P433"><text:tab/>Pour les économistes, ceux sont les accessoires, matériels, chaussures et vêtements de sport (les boissons énergétiques pour le sport n'entrent pas en compte).</text:p>
      <text:p text:style-name="P434"/>
      <text:p text:style-name="Standard"><text:span text:style-name="T435">Notion de distribution/distributeurs</text:span><text:span text:style-name="T436">:</text:span></text:p>
      <text:p text:style-name="Standard"><text:span text:style-name="T437"><text:tab/></text:span><text:span text:style-name="T438">La distribution est l'ensemble des activités qui s'exercent depuis le momen</text:span><text:span text:style-name="T439">t où le produit sous sa forme finale d'utilisation entre physiquement dans le magasin commercial qui est chargé de le vendre au consommateur.</text:span></text:p>
      <text:p text:style-name="P440"><text:tab/>Les différentes fonctions d'un distributeur est de:</text:p>
      <text:p text:style-name="P441">-gérer un stock: commander auprès des fournisseurs + réceptionner la commande + stocker</text:p>
      <text:p text:style-name="P442">-mettre en linéaire (= en rayon) → contact direct avec le client</text:p>
      <text:p text:style-name="P443">-service après-vente</text:p>
      <text:p text:style-name="P444"><text:tab/>Il existe différents types de distributeur (= magasinage) dont notamment les grandes surfaces spécialisées du sport (=GSSS) telles que par exemple: Décathlon ou Go Sport est un magasin franchisé ou le propriétaire va acheter une licence d’exploitation. Et il y aussi les indépendants qui possèdent leurs propres magasins.</text:p>
      <text:p text:style-name="P445"/>
      <text:p text:style-name="P446">A savoir: une grande surface spécialisée doit avoir une surface minimale de vente de 2500 m2.</text:p>
      <text:p text:style-name="P447"/>
      <text:p text:style-name="Standard"><text:span text:style-name="T448">Notion de commerce</text:span><text:span text:style-name="T449">:</text:span></text:p>
      <text:p text:style-name="Standard"><text:span text:style-name="T450"><text:tab/></text:span><text:span text:style-name="T451">Le commerce regroupe toutes les activités d’achat et de revente d’un produit ou d’une valeur.</text:span><text:span text:style-name="T452"><text:s/>Il regroupe toutes les activités d'achat et de service.</text:span></text:p>
      <text:p text:style-name="P453"><text:tab/>Il existe un commerce dit « non spécialisé » qui a pour objet les achats et les ventes qui concernent un nombre plus ou moins important de produits ou de services parfois très éloignés les uns des autres (ex: les grandes surfaces, les hypermarchés).</text:p>
      <text:p text:style-name="P454"><text:tab/>Le commerce de détail concerne en général des petites surfaces de vente; l'offre y est limitée en quantité et en diversité (ex : magasin de sport dans une station de ski).</text:p>
      <text:p text:style-name="P455"><text:tab/>Le commerce franchisé utilise une enseigne, une centrale d'achat par un propriétaire.</text:p>
      <text:p text:style-name="P456"><text:tab/>Il s'agit aussi des activités de production, distribution et consommation. Il faut y inclure tout ce qui est de l'ordre des services commerciaux (ex : accès aux infrastructures sportives, forfait de ski, abonnement dans un centre de remise en forme) et des services non commerciaux (ex: sport scolaire, sport universitaire, apprentissage d'activité obligatoire telle que la natation).</text:p>
      <text:p text:style-name="P457"/>
      <text:p text:style-name="Standard"><text:span text:style-name="T458">*</text:span><text:span text:style-name="T459">Les services aux sportifs</text:span><text:span text:style-name="T460">:</text:span></text:p>
      <text:p text:style-name="P461"/>
      <text:p text:style-name="Standard"><text:span text:style-name="T462">-<text:s/></text:span><text:span text:style-name="T463">le mouvement sportif</text:span><text:span text:style-name="T464">: ceux sont les fédérations et associations (= clubs) qui sont affiliés aux fédérations de tutelle.</text:span></text:p>
      <text:p text:style-name="P465"/>
      <text:p text:style-name="Standard"><text:span text:style-name="T466">Notion d'association</text:span><text:span text:style-name="T467">:</text:span></text:p>
      <text:p text:style-name="Standard"><text:span text:style-name="T468"><text:tab/></text:span><text:span text:style-name="T469">Sur le plan<text:s/></text:span><text:span text:style-name="T470">juridique et législatif, une association correspond à une convention par laquelle 2 personnes au moins mettent en commun d'une manière permanente leurs connaissances ou leurs activités dans un but autre que de partager les bénéfices. Par exemple, on peut a</text:span><text:span text:style-name="T471">voir une association de commerçants qui a été mise en place dans le but que les gens viennent acheter chez eux.</text:span></text:p>
      <text:p text:style-name="P472"><text:tab/>La loi de 1901 interdit toute forme de profit ou de redistribution individuelle de la richesse de l'association.</text:p>
      <text:p text:style-name="P473"><text:tab/>Le statut associatif ne doit<text:s/>pas être utilisé pour déroger aux contraintes du marché et de la fiscalité commerciale.</text:p>
      <text:p text:style-name="P474"/>
      <text:p text:style-name="Standard"><text:span text:style-name="T475">-</text:span><text:span text:style-name="T476">les collectivités publiques</text:span><text:span text:style-name="T477">: ceux sont majoritairement les collectivités territoriales qui participent au financement et au développement du sport au niveau régionale</text:span><text:span text:style-name="T478"><text:s/>et local mais également à la construction des équipements sportifs et à leur gestion.</text:span></text:p>
      <text:p text:style-name="P479"/>
      <text:p text:style-name="Standard"><text:span text:style-name="T480">Notion de collectivités territoriales</text:span><text:span text:style-name="T481">:</text:span></text:p>
      <text:p text:style-name="Standard"><text:span text:style-name="T482"><text:tab/></text:span><text:span text:style-name="T483">Elles englobent les collectivités locales et régionales.</text:span></text:p>
      <text:p text:style-name="P484"><text:tab/>Ceux sont des structures administratives distinctes de l'administration de l’État et qui prennent en charge les intérêts de la population d'un territoire précis.</text:p>
      <text:p text:style-name="P485"><text:tab/></text:p>
      <text:p text:style-name="Standard"><text:span text:style-name="T486">-</text:span><text:span text:style-name="T487">les prestataires (privés) de service</text:span><text:span text:style-name="T488">: ils incluent les entreprises qui proposent au public, en particulier aux pratiquants sportifs, des prestations sportives à<text:s/></text:span><text:span text:style-name="T489">des fins commerciales <text:s text:c="6"/>(ex: Terre d'aventure).</text:span></text:p>
      <text:p text:style-name="P490"/>
      <text:p text:style-name="Standard"><text:span text:style-name="T491">3.3.2<text:s/></text:span><text:span text:style-name="T492">Les activités économiques liées aux spectacles sportifs</text:span><text:span text:style-name="T493">:</text:span></text:p>
      <text:p text:style-name="P494"/>
      <text:p text:style-name="P495">Il s'agit du marché du spectacle et des manifestations sportives. Ceci concerne donc ceux qui consomment le sport en le regardant.</text:p>
      <text:p text:style-name="P496">Les spectacles sportifs prennent une place considérable dans le poids économique du sport. Le développement le plus visible de consommation lié au sport est celui du spectacle sportif.</text:p>
      <text:p text:style-name="P497"/>
      <text:p text:style-name="Standard"><text:span text:style-name="T498">Notion de spectacle sportif</text:span><text:span text:style-name="T499">:</text:span></text:p>
      <text:p text:style-name="P500"><text:tab/>Par définition, les spectacles sportifs sont des<text:s/>biens non-durables car ils sont uniques et éphémères. En revanche, c'est leur diffusion <text:s/>par le biais des médias qui les rend durables car ils prennent alors un caractère de consommabilité identique aux autres biens de consommation.</text:p>
      <text:p text:style-name="P501"><text:tab/>Il existe au niveau des spectacles sportifs 2 marchés:</text:p>
      <text:p text:style-name="P502">-marché primaire: retransmission en direct d'un spectacle sportif.</text:p>
      <text:p text:style-name="P503">-marché secondaire: image recyclée longtemps après.</text:p>
      <text:p text:style-name="P504"><text:tab/>Fondamentalement, le spectacle sportif doit être considéré comme un bien public ou comme un bien collectif car celui-ci s'adresse normalement à tous.</text:p>
      <text:p text:style-name="P505"><text:tab/>Le spectacle sportif ne se dégrade pas à l'usage quel que soit le nombre d'usagers. En d'autres termes, la consommation par un seul individu n'affecte pas la quantité mise à disposition d'autres individus. De même que la consommation du spectacle par un individu supplémentaire n'affecte pas le coût de production du spectacle.</text:p>
      <text:p text:style-name="P506"/>
      <text:p text:style-name="P507"><text:tab/>Définitions physiologiques et polémiques:</text:p>
      <text:p text:style-name="P508">→ C’est une forme de combat violent mais réglementé procurant une source importante<text:s/>d'excitation et de plaisir qui ne heurte pas les consciences collectives.</text:p>
      <text:p text:style-name="P509">→ C’est l'opinion du peuple, c'est la disneylandisation du sport et des sportifs.</text:p>
      <text:p text:style-name="P510"><text:tab/>Le spectacle sportif est en quelque sorte un exécutoire.</text:p>
      <text:p text:style-name="P511"/>
      <text:p text:style-name="P512"><text:tab/>Selon Graton et Taylor, il existerait 4<text:s/>types de spectacles sportifs:</text:p>
      <text:p text:style-name="P513">-les événements majeurs des activités économiques et médiatiques très importantes mais dont la fréquence n'est pas annuelle (ex: les JO tous les 4 ans).</text:p>
      <text:p text:style-name="P514">- les événements majeurs des activités économiques et médiatiques importantes ayant une périodicité annuelle (ex: Tour de France).</text:p>
      <text:p text:style-name="P515">-les événements majeurs générant des activités économiques et médiatiques limitées et dont la fréquence n'est pas annuelle.</text:p>
      <text:p text:style-name="P516">-les événements limités en activités économiques et médiatiques avec une périodicité annuelle.</text:p>
      <text:p text:style-name="P517"><text:tab/>→ Voir Typologie des événements sportifs sur Internet.</text:p>
      <text:p text:style-name="P518"/>
      <text:p text:style-name="P519"><text:tab/>La médiatisation du sport indirecte ou directe est devenue une authentique activité commerciale qui s’avère très lucrative, tellement que parfois c'est la télévision qui impose<text:s/>les règles du jeu. En effet, les exigences de la télévision vont même jusqu'à dénaturer le sport parfois. Par exemple, elles ont imposé que le dénouement d'un match de foot se termine à tel moment pour que ça rentre dans le planning de la chaîne.</text:p>
      <text:p text:style-name="P520"><text:tab/></text:p>
      <text:p text:style-name="P521"><text:tab/>On peut dire que dans le spectacle sportif, il n'y a pas d'implication participative et active des téléspectateurs.</text:p>
      <text:p text:style-name="P522"/>
      <text:p text:style-name="P523"><text:tab/>Le spectacle sportif est une activité palliative pour les non-sportifs.</text:p>
      <text:p text:style-name="P524"><text:tab/>Le spectacle sportif est une activité complétive pour les pratiquants.</text:p>
      <text:p text:style-name="P525"/>
      <text:p text:style-name="P526"><text:tab/>Les sportifs professionnels se mettent en scène comme au théâtre pour jouer une pièce, un match ou une compétition. Et dans une pièce de théâtre, il y a une intrigue des moments d'ivresse, d'émotion mais aussi de dépression.</text:p>
      <text:p text:style-name="P527"><text:tab/>Les sportifs professionnels<text:s/>se vendent pour créer du spectacle et générer des profits pour leurs employeurs. Et d'ailleurs, ils se vendent au plus offrant.</text:p>
      <text:p text:style-name="P528"><text:tab/>Il existe en fait un véritable marché de la vendetterisation.</text:p>
      <text:p text:style-name="P529"><text:tab/>Les entreprises et les producteurs de spectacle sportif vont faire leurs courses pour avoir les meilleurs acteurs aux meilleurs prix.</text:p>
      <text:p text:style-name="P530"><text:tab/></text:p>
      <text:p text:style-name="P531"><text:tab/>On peut aussi considérer un spectacle sportif comme un générateur de satisfaction esthétique: beauté du geste, effort des athlètes...</text:p>
      <text:p text:style-name="P532">→ lutte individuelle ou collective avec ou sans adversaire... Qui va gagner ?</text:p>
      <text:p text:style-name="P533">L'enjeu fait croître l'intensité et l'intrigue du spectacle sportif. L'intrigue du spectacle sportif est importante au point de vue économique et on doit créer artificiellement l'intrigue.</text:p>
      <text:p text:style-name="P534"/>
      <text:p text:style-name="Standard"><text:span text:style-name="T535">Notion de facteur de Sloane</text:span><text:span text:style-name="T536">:</text:span></text:p>
      <text:p text:style-name="P537"><text:tab/>Il<text:s/>permet de maintenir une qualité de spectacle sportif suffisante pour les spectateurs et pour les médias.</text:p>
      <text:p text:style-name="P538"><text:tab/>Dans la réalité, les organisateurs vont essayer de maintenir un haut niveau d'attractivité en faisant qu'un club n'est pas une domination écrasante sur leur adversaire car si le spectateur a la certitude de savoir qui sera le vainqueur, ce n'est plus intéressant.</text:p>
      <text:p text:style-name="P539"><text:tab/>Heyman: « plus l'incertitude est grande quant au résultat d'un match, plus l'intérêt est grand pour un spectateur, plus les recettes attendues par les organisateurs seront importantes »</text:p>
      <text:p text:style-name="P540"><text:tab/>Kesenne: « un sport d'équipe a besoin d'un degré raisonnable d'incertitude sur le plan des résultats pour attirer du public »</text:p>
      <text:p text:style-name="P541"/>
      <text:p text:style-name="P542"><text:tab/>L'intrigue est nécessaire pour la réalisation d'un bon spectacle sportif et ceci remet en cause les modèles de concurrence.</text:p>
      <text:p text:style-name="P543"><text:tab/>Chaque spectacle sportif est unique. Il est non reproductible à l'identique. Le niveau d'incertitude change tout le temps et en plus le spectacle sportif est impossible à produire de manière parfaite.</text:p>
      <text:p text:style-name="Standard"><text:span text:style-name="T544"><text:tab/></text:span><text:span text:style-name="T545">« Le specta</text:span><text:span text:style-name="T546">cle sportif remet en cause fondamentalement le comportement présumé rationnel de l'homo occonomicus » de Primault et Rouger.</text:span></text:p>
      <text:p text:style-name="P547"/>
      <text:p text:style-name="Standard"><text:span text:style-name="T548">Notion d'homo écconomicus</text:span><text:span text:style-name="T549">:</text:span></text:p>
      <text:p text:style-name="Standard"><text:span text:style-name="T550"><text:tab/></text:span><text:span text:style-name="T551">C'est un paradigme qui suppose un cadre idéal de concurrence. Il agit toujours par intérêt individuel.</text:span></text:p>
      <text:p text:style-name="P552"/>
      <text:p text:style-name="P553">→ Qui sont les agents productifs du secteurs des spectacles et des événements sportifs ?</text:p>
      <text:p text:style-name="P554"/>
      <text:list text:style-name="LFO3" text:continue-numbering="true">
        <text:list-item>
          <text:p text:style-name="P555">Les organisateurs et les producteurs de manifestations et d'événements sportifs</text:p>
        </text:list-item>
        <text:list-item>
          <text:p text:style-name="P556">Les chaînes de télévision généralistes ou spécialisées « sport »</text:p>
        </text:list-item>
        <text:list-item>
          <text:p text:style-name="P557">Les titres de la presse sportive</text:p>
        </text:list-item>
        <text:list-item>
          <text:p text:style-name="P558">Les sponsors et partenaires privés qui financent des spectacles sportifs</text:p>
        </text:list-item>
      </text:list>
      <text:p text:style-name="P559"/>
      <text:p text:style-name="Standard"><text:span text:style-name="T560">Quelques chiffres</text:span><text:span text:style-name="T561">:</text:span></text:p>
      <text:p text:style-name="P562">-le marché mondial du sponsoring a pris un essor spectaculaire: en 1997 = 17,6 Ma de <text:s/>dollars tandis qu'en 2006 = 48,7 Ma de dollars.</text:p>
      <text:p text:style-name="P563">-62% du sponsoring concerne le secteur des sports dans le monde.</text:p>
      <text:p text:style-name="P564"/>
      <text:list text:style-name="LFO4" text:continue-numbering="true">
        <text:list-item>
          <text:p text:style-name="P565">Les clubs professionnels</text:p>
        </text:list-item>
      </text:list>
      <text:p text:style-name="P566"/>
      <text:p text:style-name="Standard"><text:span text:style-name="T567">Notion de clubs professionnels</text:span><text:span text:style-name="T568">:</text:span></text:p>
      <text:p text:style-name="P569"><text:tab/>C'est une société sportive, dépendante d'une fédération sportive, participant habituellement à l'organisation de manifestations sportives payantes<text:s/>et procurant des recettes d'un montant supérieur à 12 Ma d'euros (entrées des stades, pubs, produits dérivés) et qui emploient des sportifs dont le montant total des salaires est supérieur à 800 000 euros.</text:p>
      <text:p text:style-name="P570"><text:tab/>Un club professionnel est obligé de créer une<text:s/>société commerciale en complément du statut d'association = on parle d'association support <text:s/>(pour payer la TVA, les impôts..).</text:p>
      <text:p text:style-name="P571"/>
      <text:list text:style-name="LFO5" text:continue-numbering="true">
        <text:list-item>
          <text:p text:style-name="P572">Les agents et les managers des sportifs professionnels</text:p>
        </text:list-item>
        <text:list-item>
          <text:p text:style-name="P573">Les entreprises de marketing du sport</text:p>
        </text:list-item>
      </text:list>
      <text:p text:style-name="P574"/>
      <text:p text:style-name="Standard"><text:span text:style-name="T575">Notion de marketing</text:span><text:span text:style-name="T576">:</text:span></text:p>
      <text:p text:style-name="P577"><text:tab/>C'est un moyen de valorisation stratégique et économique d'un produit ou d'un service en vue de le rendre concurrentiel et attractif sur le marché.</text:p>
      <text:p text:style-name="P578"><text:tab/>C'est une des grandes fonctions des entreprises du sport.</text:p>
      <text:p text:style-name="P579"><text:tab/>Son rôle permet de définir les besoins des consommateurs et<text:s/>de trouver la meilleure façon pour les entreprises de rendre intéressante leur offre.</text:p>
      <text:p text:style-name="P580"/>
      <text:list text:style-name="LFO6" text:continue-numbering="true">
        <text:list-item>
          <text:p text:style-name="P581">Les différents métiers qui gravitent autour des joueurs professionnels (entraîneurs, coatchs, préparateurs, kinés, diététiciens etc...)</text:p>
        </text:list-item>
        <text:list-item>
          <text:p text:style-name="P582">Les sportifs professionnels<text:s/>salariés</text:p>
        </text:list-item>
      </text:list>
      <text:p text:style-name="P583"/>
      <text:p text:style-name="Standard"><text:span text:style-name="T584">Notion de sportifs professionnels</text:span><text:span text:style-name="T585">:</text:span></text:p>
      <text:p text:style-name="P586"><text:tab/>Il s'agit d'une personne qui par la production de son travail va tirer un profit financier.</text:p>
      <text:p text:style-name="P587"><text:tab/>Selon le code civil, il s'agit d'un contrat de travail dans lequel une ou plusieurs personnes s'obligent envers une ou plusieurs personnes à donner, à faire quelque chose.</text:p>
      <text:p text:style-name="P588"><text:tab/>Il s'agit d'un métier qui est référencé comme tel et pour lequel il existe une liberté d'exercer partout dans l'espace économique européen. Depuis l'arrêt Bosman, un joueur professionnel n'est plus lié au club qui l'emploi de manière définitive.</text:p>
      <text:p text:style-name="P589"><text:tab/>Un sportif professionnel est un salarié qui a un contrat de travail et qui a le droit à un salaire allant du SMIC à l'illimité.</text:p>
      <text:p text:style-name="P590"><text:tab/>Selon la loi du 15 décembre 2004, seuls sont considérés comme des sportifs professionnels les personnes ayant conclus avec une société un contrat de travail dont l'objet principal est la participation à des épreuves sportives.</text:p>
      <text:p text:style-name="P591"><text:tab/>Le qualificatif de sportif salarié requiert 2 critères:</text:p>
      <text:p text:style-name="P592">-la fourniture d'un travail ou d'une prestation de service qui implique que le sportif participe à différentes compétitions, entraînements, déplacements nécessaires à la réalisation de l'activité sportive pour le compte de l'employeur. Il doit se consacrer aux différentes opérations de promotion organisée par l'employeur et se mettre à la disposition de l'employeur.</text:p>
      <text:p text:style-name="P593">-versement d'une rémunération par l'employeur pour service rendu.</text:p>
      <text:p text:style-name="P594"><text:tab/></text:p>
      <text:p text:style-name="Standard"/>
      <text:p text:style-name="Standard"><text:span text:style-name="T595"><text:tab/>3.4<text:s/></text:span><text:span text:style-name="T596">Les activités périphériques et connexes du marché des sports</text:span></text:p>
      <text:p text:style-name="P597"/>
      <text:p text:style-name="P598">Ceux sont des branches d'activités participant à l'essor du<text:s/>marché et de l'industrie du sport mais qui sur le plan comptable et financier sont soit situées au second plan par rapport aux différents secteurs soit difficilement comptabilisables.</text:p>
      <text:p text:style-name="P599"/>
      <text:list text:style-name="LFO7" text:continue-numbering="true">
        <text:list-item>
          <text:p text:style-name="P600">Les équipements et les espaces sportifs para-sportifs et péri-sportifs</text:p>
        </text:list-item>
      </text:list>
      <text:p text:style-name="P601"/>
      <text:p text:style-name="Standard"><text:span text:style-name="T602">Notion d'équipement et d'espace sportif</text:span><text:span text:style-name="T603">:</text:span></text:p>
      <text:p text:style-name="P604"><text:tab/>Les équipements sportifs sont des installations destinées à recevoir des pratiquants pour une consommation active (ex: patinoire) ou à recevoir des spectacles sportifs tel que par exemple un match de hockey. (En<text:s/>France, il y a 266969 équipements sportifs recensés)</text:p>
      <text:p text:style-name="P605"><text:tab/>Les espaces sportifs sont des infrastructures, souvent situées en dehors des zones urbaines et qui reçoivent surtout des activités outdoor.</text:p>
      <text:p text:style-name="P606"><text:tab/>Attention: un espace sportif (ex: station de ski) est plus vaste qu'un équipement sportif.</text:p>
      <text:p text:style-name="P607"><text:tab/></text:p>
      <text:list text:style-name="LFO8" text:continue-numbering="true">
        <text:list-item>
          <text:p text:style-name="P608">La médecine sportive et les activités professionnelles dérivées</text:p>
        </text:list-item>
      </text:list>
      <text:p text:style-name="P609"/>
      <text:p text:style-name="P610">La médecine douce permet d'améliorer la santé des sportifs.</text:p>
      <text:p text:style-name="P611">Il existe plusieurs centaines de médecins du sport, de cliniques du sport.</text:p>
      <text:p text:style-name="P612">Le chiffre d'affaire de<text:s/>la médecine sportive augmente.</text:p>
      <text:p text:style-name="P613">Les progrès de la médecine ont réduits les traumatologies liées au sport de haut niveau (ex: genou).</text:p>
      <text:p text:style-name="P614"/>
      <text:list text:style-name="LFO9" text:continue-numbering="true">
        <text:list-item>
          <text:p text:style-name="P615">La diététique et la nutrition du sportif</text:p>
        </text:list-item>
      </text:list>
      <text:p text:style-name="P616"/>
      <text:p text:style-name="P617">La diététique ne peut pas faire gagner une épreuve mais sa méconnaissance conduit<text:s/>à la contre-performance.</text:p>
      <text:p text:style-name="P618"/>
      <text:list text:style-name="LFO10" text:continue-numbering="true">
        <text:list-item>
          <text:p text:style-name="P619">Les produits pharmaceutiques en rapport avec le sport</text:p>
        </text:list-item>
      </text:list>
      <text:list text:style-name="LFO11" text:continue-numbering="true">
        <text:list-item>
          <text:p text:style-name="P620">Les produits d'assurance pour les sportifs</text:p>
        </text:list-item>
      </text:list>
      <text:p text:style-name="P621"/>
      <text:p text:style-name="P622">Le sport présente un risque accidentel de 11/1000.</text:p>
      <text:p text:style-name="P623">Le coût moyen d'un accident sportif est de 1000 euros.</text:p>
      <text:p text:style-name="P624">Sur le plan économique, le sport est devenu une véritable niche de marché pour les assurances. Cela représente des recettes de l'ordre de 22 Ma d'euros.</text:p>
      <text:p text:style-name="P625"/>
      <text:list text:style-name="LFO12" text:continue-numbering="true">
        <text:list-item>
          <text:p text:style-name="P626">Le marché noir...du dopage</text:p>
        </text:list-item>
      </text:list>
      <text:p text:style-name="P627"/>
      <text:p text:style-name="P628">Cette industrie du dopage est générée par le sport système tenu par la rentabilité financière.</text:p>
      <text:p text:style-name="P629">De<text:s/>nos jours, 1 à 3 millions d'américains auraient essayé d'utiliser des stéroïdes anabolisants et 1 à 5% des adolescents en auraient pris pour se doper.</text:p>
      <text:p text:style-name="P630"/>
      <text:p text:style-name="P631">Combien pèse ce marché ?</text:p>
      <text:p text:style-name="P632">Il n'existe pas de système de lutte unifié contre le dopage à l'heure actuelle.</text:p>
      <text:p text:style-name="P633">S'agissant seulement du sport de haut niveau, le chiffre d'affaire du marché du dopage est entre 5 et 7,8 milliards d'euros soit 1 à 2% du poids économique globale du sport.</text:p>
      <text:p text:style-name="P634">En 2006, le chiffre d'affaire du marché du dopage concernant tous les sportifs représenterait dans le monde 650 milliards d'euros soit environ 3% de la valeur du commerce mondial.</text:p>
      <text:p text:style-name="P635">Le CIO et les fédérations internationales ont dressés une liste de substances illicites.</text:p>
      <text:p text:style-name="P636">La plupart des produits dopants sont détournés de leur vocation<text:s/>première, c'est à dire thérapeutique du médicament.</text:p>
      <text:p text:style-name="P637">Il existe aujourd'hui un trafic international de ces produits: la Pologne détient 15 à 20% du trafic d'amphétamines, l'Allemagne est la spécialiste de l'EPO, la Belgique et la Suisse sont les premiers dans le stockage, la France est spécialiste des amphétamines et la mafia russe est spécialiste de la testostérone.</text:p>
      <text:p text:style-name="P638"/>
      <text:p text:style-name="P639">D'ailleurs, pour les producteurs de substances illicites, la rentabilité est très forte.</text:p>
      <text:p text:style-name="P640">Pour 5000 euros/an, le sportif peut avoir quelques produits de base.</text:p>
      <text:p text:style-name="P641">Pour 45000 euros/an, le sportif peut avoir un entraînement adapté avec des produits dopants.</text:p>
      <text:p text:style-name="P642">Pour 500000 euros/an, le sportif peut disposer de produits dopants les plus évolués avec des produits masquant leurs utilisations et limitant leurs<text:s/>effets secondaires.</text:p>
      <text:p text:style-name="P643"/>
      <text:p text:style-name="P644">L'acte de dopage doit-il être assimilé au comportement de l'homo occonomicus ?</text:p>
      <text:p text:style-name="P645">Dans cette hypothèse, le sportif qui se dope va raisonner en terme de coût d'opportunité, il sera amené à comparer les bénéfices de la consommation des produits et la consommation de substances illicites.</text:p>
      <text:p text:style-name="P646">Pour la santé, le sportif peut rencontrer 3 adversaires: ceux qui ne se dopent pas, ceux de manière artisanal, ceux de manière systématique.</text:p>
      <text:p text:style-name="P647"/>
      <text:list text:style-name="LFO13" text:continue-numbering="true">
        <text:list-item>
          <text:p text:style-name="P648">L'industrie de la contrefaçon des marques de sport et des ADS</text:p>
        </text:list-item>
      </text:list>
      <text:p text:style-name="P649"/>
      <text:p text:style-name="P650">Au<text:s/>même titre que les produits de luxe, les cigarettes, les pièces détachées de voiture, les produits électroménagers, les articles de sport font l'objet de nombreuses contrefaçons provenant d'Asie, du Maghreb et d'Europe occidentale.</text:p>
      <text:p text:style-name="P651"/>
      <text:p text:style-name="P652"><text:span text:style-name="T653">Notion de contrefaçon</text:span><text:span text:style-name="T654">:</text:span></text:p>
      <text:p text:style-name="P655"><text:tab/>C'est une copie et modification délibérée d'un produit de marque pour le vendre sur un marché plus large mais illégal.</text:p>
      <text:p text:style-name="P656"><text:s text:c="11"/>La totalité de la contrefaçon représenterait un manque à gagner de 15 millions d'euros en France, dans le monde 200 à 300<text:s/>millions d'euros.</text:p>
      <text:p text:style-name="P657"><text:s text:c="11"/>La contrefaçon est un fléau dans le marché du sport. En Italie, près de 20% des produits sportifs seraient contrefaits. De plus, en 2004, les douaniers ont saisies plus d'1 million de vêtements de sport contrefaits, ce qui représente bien entendu une goutte d'eau dans ce business.</text:p>
      <text:p text:style-name="P658"><text:s text:c="11"/>La contrefaçon affaibli les réseaux de distribution.</text:p>
      <text:p text:style-name="P659"><text:s text:c="11"/>En outre, plus les marques sont connues, plus elles sont contrefaites.</text:p>
      <text:p text:style-name="P660"/>
      <text:p text:style-name="P661"><text:s text:c="11"/>Il existe 3 types de contrefaçons:</text:p>
      <text:p text:style-name="P662">-copies<text:s/>avec reprises de l'apparence: il s'agit de contrefaçons difficilement détectables pour les consommateurs.</text:p>
      <text:p text:style-name="P663">-copies grossières: il s'agit de contrefaçons qui trompent difficilement le publique. En effet, elles restent très rudimentaires et imparfaites. Ces copies sont présentes en général dans les pays pauvres et peu développés.</text:p>
      <text:p text:style-name="P664">-copies sans reprise d'apparence et qui concerne seulement le conditionnement.</text:p>
      <text:p text:style-name="P665"><text:s text:c="11"/>En marge de ces 3 types de contrefaçons, il existe aussi la contrefaçon de procédés de fabrication + l'utilisation de marque connue pour vendre des produits qui n'ont rien à voir avec le secteur de départ (exemple: slip lacoste).</text:p>
      <text:p text:style-name="P666"/>
      <text:p text:style-name="P667"><text:span text:style-name="T668"><text:tab/></text:span><text:span text:style-name="T669">3.5<text:s/></text:span><text:span text:style-name="T670">Les 2 formes principales de consommation</text:span></text:p>
      <text:p text:style-name="P671"><text:tab/></text:p>
      <text:p text:style-name="P672"><text:span text:style-name="T673"><text:s/></text:span><text:span text:style-name="T674"><text:s text:c="8"/>La consommation du sport et des activités en relation</text:span></text:p>
      <text:p text:style-name="P675"><draw:custom-shape svg:x="1.38268in" svg:y="0.08465in" svg:width="0.28056in" svg:height="0.44792in" draw:z-index="4" draw:id="id0" draw:style-name="a0" draw:name="Forme libre 4"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svg:x="3.03898in" svg:y="0.08465in" svg:width="0.28056in" svg:height="0.46875in" draw:z-index="251658240" draw:id="id1" draw:style-name="a1" draw:name="Forme libre 5"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P676"/>
      <text:p text:style-name="P677"/>
      <text:p text:style-name="P678"><text:s text:c="14"/>Consommation active <text:s text:c="10"/>consommation passive</text:p>
      <text:p text:style-name="P679"/>
      <text:p text:style-name="P680"/>
      <text:p text:style-name="P681"><text:span text:style-name="T682">→<text:s/></text:span><text:span text:style-name="T683">La consommation active</text:span><text:span text:style-name="T684">:</text:span></text:p>
      <text:p text:style-name="P685">Elle concerne toutes les dépenses et les consommations liées directement ou indirectement à une implication proactive dans une activité sportive ou assimilée.</text:p>
      <text:p text:style-name="P686">Exemples: licence de sport, cours de perfectionnement, billet pour la piscine, forfait ski, achat assurance...</text:p>
      <text:p text:style-name="P687"/>
      <text:p text:style-name="P688"><text:span text:style-name="T689">→<text:s/></text:span><text:span text:style-name="T690">La consommation passive</text:span><text:span text:style-name="T691">:</text:span></text:p>
      <text:p text:style-name="P692">Elle concerne toutes les dépenses et les consommations liées directement ou indirectement à une participation intermédié dans une activité sportive ou assimilée (implication passive de personnes).</text:p>
      <text:p text:style-name="P693">Exemples: billet d'entrée dans un stade, accès aux médias, émissions sportives...</text:p>
      <text:p text:style-name="P694"/>
      <text:p text:style-name="P695">Au niveau des ménages, dans les pays industrialisés, la consommation active concerne les ¾ de la totalité du budget consacré aux dépenses de consommation sportive.</text:p>
      <text:p text:style-name="P696">Dans les pays en voie de développement, la consommation passive du sport est prépondérante. En effet, c'est une activité très populaire et qui revient 10 fois moins chère qu'une<text:s/>consommation active.</text:p>
      <text:p text:style-name="P697"/>
      <text:p text:style-name="P698">Il y a 3 types de consommations sportives:</text:p>
      <text:p text:style-name="P699">- consommation sportive de spectacle → Spectateur → marques-club, marques institutionnelles, marques-célébrité, marques-média.</text:p>
      <text:p text:style-name="P700">- consommation sportive d'action → Pratiquant → marques de services, marques labels, marques fédérales, e-marques.</text:p>
      <text:p text:style-name="P701">- consommation sportive d'achat → Acheteur → marques de fabricants, marques-enseigne, marques de distributeur, marques industrielles.</text:p>
      <text:p text:style-name="P702"><text:span text:style-name="T703"><text:tab/></text:span></text:p>
      <text:p text:style-name="P704"><text:span text:style-name="T705"><text:tab/>3.6<text:s/></text:span><text:span text:style-name="T706">Un usage et des modes de consommation non ordinaires</text:span></text:p>
      <text:p text:style-name="P707"/>
      <text:p text:style-name="P708">Pratiquer<text:s/>un sport, consommer des services sportifs et utiliser des ADS ne constituent pas des actes de consommation ordinaires.</text:p>
      <text:p text:style-name="P709"/>
      <text:p text:style-name="P710">→ Il existe une grande variabilité sur l'utilité et la nécessité de « consommer » du sport ou des activités associées :</text:p>
      <text:p text:style-name="P711">En effet, certains personnes trouvent qu'il est nécessaire de pratiquer un sport tandis que d'autres pensent qu'il n'est pas utile de pratiquer un sport .Pour certains, le sport, c'est se torturer physiquement et psychologiquement. Ceci dépend en fait de nos préférences,<text:s/>de notre culture et de notre vécu.</text:p>
      <text:p text:style-name="P712"/>
      <text:p text:style-name="P713">→ La prévalence d'une forte concurrence de substitution.</text:p>
      <text:p text:style-name="P714">En effet, Lorsqu'on souhaité faire des achats, la plupart des achats d'équipements ou de prestations sportives sont à mettre en concurrence avec d'autres formes d'achat.</text:p>
      <text:p text:style-name="P715"/>
      <text:p text:style-name="P716"><text:span text:style-name="T717">Notion d'élasticité croisée</text:span><text:span text:style-name="T718">:</text:span></text:p>
      <text:p text:style-name="P719"><text:span text:style-name="T720"><text:tab/></text:span><text:span text:style-name="T721">Il s'agit donc d'une situation très fréquente chez les consommateurs qui se caractérise lorsqu'on on a le choix entre plusieurs produits très proches et substituables.</text:span></text:p>
      <text:p text:style-name="P722"><text:tab/>Donc, plus on est sur un marché où l'offre est<text:s/>diversifiée, <text:s/>plus le nombre de produits présents sont substituables et plus le concept d'élasticité croisée est valide.</text:p>
      <text:p text:style-name="P723"><text:tab/>Au niveau du consommateur, c'est un phénomène comportemental sélectif qui consiste à choisir (acheter et consommer) un produit ou un service au détriment des offres concurrentes. Le levier moteur qui intervient dans le choix est le prix, la qualité et la technologie (progrès et innovation).</text:p>
      <text:p text:style-name="P724"/>
      <text:p text:style-name="P725">→ L'existence d'une forte incertitude structurelle.</text:p>
      <text:p text:style-name="P726">On n’est jamais sûr des résultats attendus lorsqu'on consomme du sport. En réalité, il existe la plupart du temps un écart important entre les objectifs qui sont recherchés et les objectifs que l'on va réellement atteindre.</text:p>
      <text:p text:style-name="P727">Différentes promesses: promesse de santé, promesse d'intégration sociale, promesse d'un esprit sain dans un corps sain, promesse de performance.</text:p>
      <text:p text:style-name="P728">Le succès d'une pratique dépend des facteurs sur lesquels aucun contrôle n'est possible. Par exemple: condition météorologique, donnée saisonnière, sa propre condition physique. L'unité du<text:s/>sport est produite à travers l'engagement de force, d'énergie et de temps et ces engagements demandent d'autant plus vite l'effort que l'effet: les buts recherchés sont long à atteindre.</text:p>
      <text:p text:style-name="P729">De plus, parfois on constate la présence d'une lassitude pour une pratique d'un sport et d'une renonciation qui augmente proportionnellement avec le temps. Ex: appareil de musculation.</text:p>
      <text:p text:style-name="P730">On va le consommer car c'est un achat récent et on prend conscience que l'achat est utile. Donc s'en sert alors mais grand maximum 2ans puis il va ensuite au placard.</text:p>
      <text:p text:style-name="P731"/>
      <text:p text:style-name="P732"><text:span text:style-name="T733"><text:tab/></text:span><text:span text:style-name="T734">3.7<text:s/></text:span><text:span text:style-name="T735">L'importance des externalités</text:span></text:p>
      <text:p text:style-name="P736"/>
      <text:p text:style-name="P737">On constate la présence de différentes externalités: celle économique, celle industrielle, celle sociale ainsi que celle individuelle.</text:p>
      <text:p text:style-name="P738">Les économistes désignent par externalité le fait que<text:s/>l'activité de production ou de consommation d'un agent ou d'un acteur affecte le bien être d'un autre sans qu'aucun des 2 agents reçoivent ou payent une compensation pour cet effet.</text:p>
      <text:p text:style-name="P739">C'est un effet secondaire qui se traduit en économie par des retombées extérieures d'une activité principale de production ou de consommation.</text:p>
      <text:p text:style-name="P740">Exemple: externalité des JO: construction des voies d'accès pour la réalisation des JO.</text:p>
      <text:p text:style-name="P741">C'est l'influence d'une action/des acteurs sur les actions et les actes d'une autre personne. <text:s/>Exemple: action de circuler = externalité aux autres automobilistes.</text:p>
      <text:p text:style-name="P742">Dans une externalité, une transaction est rare: pas d'échange.</text:p>
      <text:p text:style-name="P743">Au regard du marché du sport, considérer ses externalités, c'est admettre que la santé économique, le dynamisme et la croissance<text:s/>du secteur ne résultent pas seulement aux seuls acteurs identifiés dans le sport.</text:p>
      <text:p text:style-name="P744">Les externalités du sport dépassent largement la sphère économique. Elles rayonnent sur l'ensemble de l'univers du sport.</text:p>
      <text:p text:style-name="P745">En outre, les externalités n'ont pas toutes le même<text:s/>poids.</text:p>
      <text:p text:style-name="P746"/>
      <text:p text:style-name="P747">Il y a 2 types d'externalités:</text:p>
      <text:p text:style-name="P748">-positives</text:p>
      <text:p text:style-name="P749">-négatives</text:p>
      <text:p text:style-name="P750"/>
      <text:p text:style-name="P751">Les externalités positives:</text:p>
      <text:p text:style-name="P752">Lorsque l'effet d'une action de quelqu'un sur une tierce personne est positif, on parle d'externalité positive. Une externalité positive va dans le sens des intérêts<text:s/>personnels et collectifs.</text:p>
      <text:p text:style-name="P753">Exemples: cohésion nationale, équilibrage territorial, développement des voies de communication et de transport, économie touristique, dynamisme entrepreneurial, abaissement de l'absentéisme au travail, les progrès en terme de santé, dynamisme créatif et inventif (brevets d'invention).</text:p>
      <text:p text:style-name="P754"/>
      <text:p text:style-name="P755"><text:span text:style-name="T756">Notion de brevet</text:span><text:span text:style-name="T757">:</text:span></text:p>
      <text:p text:style-name="P758"><text:span text:style-name="T759"><text:tab/></text:span><text:span text:style-name="T760">Le brevet est important car il est l'un des moteurs de la croissance industrielle et de l'activité économique du pays.</text:span></text:p>
      <text:p text:style-name="P761"><text:tab/>C'est un monopole de 20 ans accordé à une personnalité physique ou morale pour l'exploitation commerciale d'une invention.</text:p>
      <text:p text:style-name="P762"><text:tab/>C'est un titre de propriété. Grâce au titre de propriété, l'inventeur possède un moyen juridique pour se protéger contre la copie industrielle et commerciale (sur le seuil national).</text:p>
      <text:p text:style-name="P763"><text:tab/>Au bout de 20 ans, le brevet tombe dans le domaine public.</text:p>
      <text:p text:style-name="P764"/>
      <text:p text:style-name="P765"/>
      <text:p text:style-name="P766">Les externalités négatives:</text:p>
      <text:p text:style-name="P767">-le secteur alimente l'industrie de la contrefaçon</text:p>
      <text:p text:style-name="P768">-les nuisances et dégradations environnementales</text:p>
      <text:p text:style-name="P769">-les nuisances sonores et visuelles,</text:p>
      <text:p text:style-name="P770">-les mauvaises pratiques des marques<text:s/>(production faite à l'autre bout du monde par les chinois qui sont très mal payés)</text:p>
      <text:p text:style-name="P771">-l'inflation sans limite des salaires des joueurs professionnels</text:p>
      <text:p text:style-name="P772">-l'élévation du ticket d'entrée des Top Sponsors</text:p>
      <text:p text:style-name="P773">-le hooliganisme et la violence dans les stades</text:p>
      <text:p text:style-name="P774">-l'accidentologie (ex: en alpinisme)</text:p>
      <text:p text:style-name="P775">-les phénomènes de dépendance</text:p>
      <text:p text:style-name="P776"/>
      <text:p text:style-name="P777"><text:span text:style-name="T778">4)<text:s/></text:span><text:span text:style-name="T779">Le poids économique du sport</text:span></text:p>
      <text:p text:style-name="P780"/>
      <text:list text:style-name="LFO14" text:continue-numbering="true">
        <text:list-item>
          <text:list>
            <text:list-item>
              <text:p text:style-name="P781">Notions et concepts de base</text:p>
            </text:list-item>
          </text:list>
        </text:list-item>
      </text:list>
      <text:p text:style-name="P782"/>
      <text:p text:style-name="P783"><text:span text:style-name="T784">Marché du sport</text:span><text:span text:style-name="T785"><text:s text:c="2"/>= <text:s/></text:span><text:span text:style-name="T786">économie de type libéral</text:span></text:p>
      <text:p text:style-name="P787"/>
      <text:p text:style-name="P788">Il possède la libre concurrence, la liberté d'entreprise, la possibilité de mener à bien des opportunités ou initiatives individuelles.</text:p>
      <text:p text:style-name="P789">L'économie de marché est un marché économique où les producteurs sont capables de satisfaire les besoins du client.</text:p>
      <text:p text:style-name="P790"/>
      <text:p text:style-name="P791">Cette économie libérale est le fruit d'une histoire...</text:p>
      <text:p text:style-name="P792"/>
      <text:p text:style-name="P793"><text:span text:style-name="T794">1)<text:s/></text:span><text:span text:style-name="T795">Quelques éléments de lecture historique et industriels</text:span></text:p>
      <text:p text:style-name="P796"/>
      <text:p text:style-name="P797">Dans toute économie de marché, il existe des producteurs et consommateurs. Et entre eux, ils existent des<text:s/>relations d'échanges.</text:p>
      <text:p text:style-name="P798">Sous la pression des progrès, les producteurs vont se séparer dans leur offre et vont être de plus en plus performants mais vont parfois prendre le devant sur les autres concurrents. Il y aura donc un déséquilibre qui peut devenir critique sous l'effet de l'augmentation de la concurrence. Cela est à la base de l'économie de marché de l'ère industrielle. <text:s/>Avec la concurrence, il y aura une difficulté à vendre ses produits. Les producteurs doivent désormais faire de la qualité et répondre vraiment aux besoins du consommateur.</text:p>
      <text:p text:style-name="P799"/>
      <text:p text:style-name="P800"><text:span text:style-name="T801">→<text:s/></text:span><text:span text:style-name="T802">Naissance de la société de consommation à partir de 1950-1960-1970.</text:span></text:p>
      <text:p text:style-name="P803"><text:span text:style-name="T804">période des 30 glorieuses, naissance pub a la télé ..</text:span></text:p>
      <text:p text:style-name="P805"/>
      <text:p text:style-name="P806"><text:span text:style-name="T807">→<text:s/></text:span><text:span text:style-name="T808">Aujourd'hui, c'est une société de loisirs et des sports en pleines mutations...</text:span></text:p>
      <text:p text:style-name="P809">Apparition de nouvelles pratiques sportive (X-games). Evolution radicale dans la pratique de certain sports (escalade, etc ..)</text:p>
      <text:p text:style-name="P810"/>
      <text:p text:style-name="P811">→ Invention de nouvelles formes d'organisation du travail et de produire:</text:p>
      <text:p text:style-name="P812"><text:span text:style-name="T813">La pensée industrielle et économique prend ses racines dans 2<text:s/></text:span><text:span text:style-name="T814">choses</text:span><text:span text:style-name="T815">:</text:span></text:p>
      <text:p text:style-name="P816">-la division des tâches</text:p>
      <text:p text:style-name="P817">-la rationalisation du travail à la chaîne.</text:p>
      <text:p text:style-name="P818">Ces 2 concepts auront des conséquences importantes dans la société car c'est à partir de là qu'on aura une division sociale et des nouvelles formes de structuration des entreprises. En effet, avant: modèle de travail corporatiste et artisanal (= compagnonnage) puis avec l'arrivée des manufactures: naissance d'un nouveau modèle d'organisation du travail: l'OST.</text:p>
      <text:p text:style-name="P819">Principe de l'OST: le travail va s'appuyer sur une division des tâches d'exécution et sur un découpage de ce travail en tâches élémentaires extrêmement répétitives.</text:p>
      <text:p text:style-name="P820">Devise de l'OST: « une tâche, une fonction, un homme ! ».</text:p>
      <text:p text:style-name="P821"/>
      <text:p text:style-name="P822">Il y a 4 personnages clés dans cette nouvelle pensée industrielle:</text:p>
      <text:p text:style-name="P823"><text:span text:style-name="T824">-</text:span><text:span text:style-name="T825">Adam Smith</text:span><text:span text:style-name="T826">, le père de l'usine<text:s/></text:span><text:span text:style-name="T827">moderne</text:span></text:p>
      <text:p text:style-name="P828"><text:span text:style-name="T829">-</text:span><text:span text:style-name="T830">Frederick Taylor</text:span><text:span text:style-name="T831">, théoricien et inventeur de l'OST</text:span></text:p>
      <text:p text:style-name="P832"><text:span text:style-name="T833">-</text:span><text:span text:style-name="T834">Henri Fayol</text:span><text:span text:style-name="T835">, le père fondateur de la productivité industrielle</text:span></text:p>
      <text:p text:style-name="P836"><text:span text:style-name="T837">-</text:span><text:span text:style-name="T838">Henri Ford</text:span><text:span text:style-name="T839">, l'inventeur du travail à la chaîne</text:span></text:p>
      <text:p text:style-name="P840"/>
      <text:p text:style-name="P841"><text:span text:style-name="T842">→<text:s/></text:span><text:span text:style-name="T843">Frederick Taylor</text:span><text:span text:style-name="T844">: théoricien et inventeur de l'OST.</text:span></text:p>
      <text:p text:style-name="P845"/>
      <text:p text:style-name="P846">Taylor invente un concept<text:s/>révolutionnaire:</text:p>
      <text:p text:style-name="Standard">« Pour qu'une usine soit productive, il faut chronométrer au niveau des ouvriers spécialisés le temps nécessaire à l'exécution de chaque tâche élémentaire du travail à réaliser ».</text:p>
      <text:p text:style-name="P847">Le taylorisme:</text:p>
      <text:p text:style-name="P848">« Les patrons et les employés vont joindre leur effort pour créer une valeur unitaire de force supérieure ».</text:p>
      <text:p text:style-name="P849">Les 4 principes universels de Taylor:</text:p>
      <text:p text:style-name="P850">-il faut des procédures de travail économiques</text:p>
      <text:p text:style-name="P851">-il faut déterminer scientifiquement le personnel pour qu'il soit le meilleur dans ce qu'il fait</text:p>
      <text:p text:style-name="P852">-il faut<text:s/>augmenter la productivité en améliorant le rendement des ouvriers</text:p>
      <text:p text:style-name="P853">-il faut effectuer une répartition des tâches</text:p>
      <text:p text:style-name="P854"/>
      <text:p text:style-name="P855"><text:span text:style-name="T856">Notion de productivité</text:span><text:span text:style-name="T857">:</text:span></text:p>
      <text:p text:style-name="P858"><text:tab/>La productivité est un indice permettant de mesurer la performance d'une entreprise dans son savoir-faire et dans la qualité et quantité de sa production.</text:p>
      <text:p text:style-name="P859"/>
      <text:p text:style-name="P860">Les répercussions du taylorisme:</text:p>
      <text:p text:style-name="P861">-il entraîne une hiérarchisation, une division des fonctions au sein d'une entreprise (fonction finance, fonction RH, fonction marketing, fonction production, fonction R&amp;D)</text:p>
      <text:p text:style-name="P862">-il a une<text:s/>répercussion sur le système de production:</text:p>
      <text:p text:style-name="P863">Réception → stocks intrants (matières premières) → transformations (en usine) → stocks extrants (produits intermédiaires, semi-finis ou finis) → stockage/livraison/rebut</text:p>
      <text:p text:style-name="P864"/>
      <text:p text:style-name="P865"><text:span text:style-name="T866">→<text:s/></text:span><text:span text:style-name="T867">Henri Fayol</text:span><text:span text:style-name="T868">: le père fondateur de la pro</text:span><text:span text:style-name="T869">ductivité industrielle.</text:span></text:p>
      <text:p text:style-name="P870"/>
      <text:p text:style-name="P871">Selon lui, « si une organisation est performante, c’est grâce au travail et à la motivation et les savoir-faire des travailleurs qui sont derrières ».</text:p>
      <text:p text:style-name="P872">C’est le père du management moderne.</text:p>
      <text:p text:style-name="P873">Il va inventer 14 principes universels qui<text:s/>s’impliquent à toute organisation:</text:p>
      <text:p text:style-name="P874">1) spécialisation du travail: chaque membre doit avoir une fonction unique.</text:p>
      <text:p text:style-name="P875">2) autorité et responsabilité: obligation de rendre compte/ droit de commandement à un chef.</text:p>
      <text:p text:style-name="P876">3) initiative: possibilité pour les cadres subalternes de concevoir et réaliser des objectifs car c'est le facteur motivant par excellence de l'activité humaine → changer régulièrement les fonctions des salariés.</text:p>
      <text:p text:style-name="P877">4) unité de commandement: on doit retrouver une chaîne de commande bien définie, reliant tous les membres.</text:p>
      <text:p text:style-name="P878">5) unité de direction: les tâches doivent être regroupées de façon à faciliter la coordination et l'unité d'effort. Toute la programmation des activités de l'organisation doit intégrer l'ensemble des tâches vers une finalité commune.</text:p>
      <text:p text:style-name="P879">6) discipline: le respect des conventions concernant l'obéissance, l'assiduité et les activités de travail.</text:p>
      <text:p text:style-name="P880">7) subordination de l'intérêt particulier à l'intérêt général: l'intérêt de l'employé doit être subordonné à l'intérêt de l'organisation.</text:p>
      <text:p text:style-name="P881">8) rémunération: le<text:s/>salaire des employés doit être fonction des services rendus.</text:p>
      <text:p text:style-name="P882">9) centralisation: la structure administrative doit assurer un bon équilibre entre ses fonctions, à la lumière des objectifs de l'organisation. Le degré de délégation de l'autorité à adopter doit<text:s/>être fonction de la meilleure utilisation des facultés du personnel.</text:p>
      <text:p text:style-name="P883">Délégation de l'autorité: « qui dit autorité dit pouvoir ». Pouvoir = structuration <text:s/>hiérarchique = surtout délégation.</text:p>
      <text:p text:style-name="P884">10) ordre: l'organisation doit prévoir une place pour chaque chose<text:s/>de même que chaque individu doit être à sa place.</text:p>
      <text:p text:style-name="P885">11) équité: le responsable doit être juste au niveau de son analyse et de son raisonnement.</text:p>
      <text:p text:style-name="P886">12) stabilité du personnel: la permanence de l'emploi et un faible taux de roulement sont nécessaires.</text:p>
      <text:p text:style-name="P887">13) esprit<text:s/>du corps: assurer l'existence de relations harmonieuses au sein de l'organisation.</text:p>
      <text:p text:style-name="P888"/>
      <text:p text:style-name="P889"><text:span text:style-name="T890">→</text:span><text:span text:style-name="T891"><text:s/>Henri Ford</text:span><text:span text:style-name="T892">: l’inventeur du travail à la chaîne.</text:span></text:p>
      <text:p text:style-name="P893"/>
      <text:p text:style-name="P894">Il invente le travail cadencé. Les temps d’exécution de chaque ouvrier sont rythmés par la progression automatique du tapis roulant sur le poste de travail (= plus de temps d'attente, plus de temps mort dans la productivité des usines).</text:p>
      <text:p text:style-name="P895">Pour motiver les ouvriers, Ford dit qu'il faut leur proposer des primes et des heures supplémentaires payées.</text:p>
      <text:p text:style-name="P896">A l’inverse, pour sanctionner<text:s/>le manque de productivité des ouvriers, il ne faut pas hésiter à les blâmer, à leur donner des avertissements et des sanctions, les menacer de licenciement.</text:p>
      <text:p text:style-name="P897"/>
      <text:p text:style-name="P898">De plus, Ford est aussi l'inventeur du fordisme.</text:p>
      <text:p text:style-name="P899"/>
      <text:p text:style-name="P900"><text:span text:style-name="T901">Notion du fordisme</text:span><text:span text:style-name="T902">:</text:span></text:p>
      <text:p text:style-name="P903"><text:tab/>La philosophie du fordisme<text:s/>est d’accroître la productivité et ceci grâce à plusieurs principes: la division du travail, une division verticale (séparation entre la conception et la fabrication) combinée à une division horizontale (parcellisation des tâches).</text:p>
      <text:p text:style-name="P904"><text:tab/>Le fordisme est l’inventeur de la ligne de montage.</text:p>
      <text:p text:style-name="P905"><text:tab/>Les bénéfices et les conséquences = hausse de la production et une baisse des coûts de production qui aboutit à une forte économie de la main d’œuvre → meilleur standardisation des produits.</text:p>
      <text:p text:style-name="P906"><text:tab/>Néanmoins, les tâches sont monotones, le travail est répétitif, ce qui entraîne une baisse de moral chez les ouvriers → début des arrêts maladies + risques d’accidents élevés à cause de la vitesse des mouvements de travail.</text:p>
      <text:p text:style-name="P907"/>
      <text:p text:style-name="P908"/>
      <text:p text:style-name="P909"/>
      <text:p text:style-name="P910"><text:span text:style-name="T911">Synthèse des modalités de productivité et d'organisation du tr</text:span><text:span text:style-name="T912">avail</text:span><text:span text:style-name="T913">:</text:span></text:p>
      <text:p text:style-name="P914">(fin du 19ème siècle – milieu du 20ème siècle)</text:p>
      <table:table table:style-name="Table915">
        <table:table-columns>
          <table:table-column table:style-name="TableColumn916"/>
          <table:table-column table:style-name="TableColumn917"/>
          <table:table-column table:style-name="TableColumn918"/>
          <table:table-column table:style-name="TableColumn919"/>
          <table:table-column table:style-name="TableColumn920"/>
        </table:table-columns>
        <table:table-row table:style-name="TableRow921">
          <table:table-cell table:style-name="TableCell922">
            <text:p text:style-name="P923"/>
          </table:table-cell>
          <table:table-cell table:style-name="TableCell924">
            <text:p text:style-name="P925">Compagnonnage</text:p>
          </table:table-cell>
          <table:table-cell table:style-name="TableCell926">
            <text:p text:style-name="P927">Taylorisme</text:p>
          </table:table-cell>
          <table:table-cell table:style-name="TableCell928">
            <text:p text:style-name="P929">Toyotisme</text:p>
          </table:table-cell>
          <table:table-cell table:style-name="TableCell930">
            <text:p text:style-name="P931">Systémique</text:p>
          </table:table-cell>
        </table:table-row>
        <table:table-row table:style-name="TableRow932">
          <table:table-cell table:style-name="TableCell933">
            <text:p text:style-name="P934">Type de production</text:p>
          </table:table-cell>
          <table:table-cell table:style-name="TableCell935">
            <text:p text:style-name="P936">Production artisanale</text:p>
          </table:table-cell>
          <table:table-cell table:style-name="TableCell937">
            <text:p text:style-name="P938">Production de masse</text:p>
          </table:table-cell>
          <table:table-cell table:style-name="TableCell939">
            <text:p text:style-name="P940">Production au plus juste</text:p>
          </table:table-cell>
          <table:table-cell table:style-name="TableCell941">
            <text:p text:style-name="P942">Production rationalisée selon les flux</text:p>
          </table:table-cell>
        </table:table-row>
        <table:table-row table:style-name="TableRow943">
          <table:table-cell table:style-name="TableCell944">
            <text:p text:style-name="P945">Personnages clés du système</text:p>
          </table:table-cell>
          <table:table-cell table:style-name="TableCell946">
            <text:p text:style-name="P947">Ouvriers hautement qualifiés</text:p>
          </table:table-cell>
          <table:table-cell table:style-name="TableCell948">
            <text:p text:style-name="P949">Ingénieurs</text:p>
          </table:table-cell>
          <table:table-cell table:style-name="TableCell950">
            <text:p text:style-name="P951">Personnel à qualification polyvalente à tous les niveaux de l’organisation</text:p>
          </table:table-cell>
          <table:table-cell table:style-name="TableCell952">
            <text:p text:style-name="P953">Tous les personnels à tous les niveaux (opérationnels et décisionnels)</text:p>
          </table:table-cell>
        </table:table-row>
        <table:table-row table:style-name="TableRow954">
          <table:table-cell table:style-name="TableCell955">
            <text:p text:style-name="P956">Main d’œuvre direct</text:p>
          </table:table-cell>
          <table:table-cell table:style-name="TableCell957">
            <text:p text:style-name="P958"><text:span text:style-name="T959">Compagnon</text:span><text:span text:style-name="T960"><text:s/>/</text:span><text:span text:style-name="T961"><text:s/>maître</text:span></text:p>
          </table:table-cell>
          <table:table-cell table:style-name="TableCell962">
            <text:p text:style-name="P963">Ouvriers peu ou pas spécialisés</text:p>
          </table:table-cell>
          <table:table-cell table:style-name="TableCell964">
            <text:p text:style-name="P965">Personnel suffisamment polyvalent pour un travail en « turn over »</text:p>
          </table:table-cell>
          <table:table-cell table:style-name="TableCell966">
            <text:p text:style-name="P967">Individu = capteurs opérationnels, interne ou externe</text:p>
          </table:table-cell>
        </table:table-row>
        <table:table-row table:style-name="TableRow968">
          <table:table-cell table:style-name="TableCell969">
            <text:p text:style-name="P970">Caractéristique humaine</text:p>
          </table:table-cell>
          <table:table-cell table:style-name="TableCell971">
            <text:p text:style-name="P972">Confrairie, capacité corporatiste</text:p>
          </table:table-cell>
          <table:table-cell table:style-name="TableCell973">
            <text:p text:style-name="P974">Pas de responsabilité, pas<text:s/>d’autonomie et pas de pouvoir</text:p>
          </table:table-cell>
          <table:table-cell table:style-name="TableCell975">
            <text:p text:style-name="P976">Développement des motivations et des comportements individuels</text:p>
          </table:table-cell>
          <table:table-cell table:style-name="TableCell977">
            <text:p text:style-name="P978">Chaque individu est responsable et fait partie de l’ensemble</text:p>
          </table:table-cell>
        </table:table-row>
        <table:table-row table:style-name="TableRow979">
          <table:table-cell table:style-name="TableCell980">
            <text:p text:style-name="P981">Pratique managériale</text:p>
          </table:table-cell>
          <table:table-cell table:style-name="TableCell982">
            <text:p text:style-name="P983">Entente directe entre compagnons</text:p>
          </table:table-cell>
          <table:table-cell table:style-name="TableCell984">
            <text:p text:style-name="P985">Division du travail: une tâche, une fonction,<text:s/>un homme…rentabilité</text:p>
          </table:table-cell>
          <table:table-cell table:style-name="TableCell986">
            <text:p text:style-name="P987"><text:span text:style-name="T988">Responsabilisation</text:span><text:span text:style-name="T989">, prise de décision participative, partage de la puissance</text:span></text:p>
          </table:table-cell>
          <table:table-cell table:style-name="TableCell990">
            <text:p text:style-name="P991">Décomposition du travail en sous-système élémentaire</text:p>
          </table:table-cell>
        </table:table-row>
        <table:table-row table:style-name="TableRow992">
          <table:table-cell table:style-name="TableCell993">
            <text:p text:style-name="P994">Procédés et moyens</text:p>
          </table:table-cell>
          <table:table-cell table:style-name="TableCell995">
            <text:p text:style-name="P996">Outillage simple et polyvalent</text:p>
          </table:table-cell>
          <table:table-cell table:style-name="TableCell997">
            <text:p text:style-name="P998">Équipements coûteux et mono- tâches</text:p>
          </table:table-cell>
          <table:table-cell table:style-name="TableCell999">
            <text:p text:style-name="P1000">Équipements<text:s/>coûteux et multitâches (robots)</text:p>
          </table:table-cell>
          <table:table-cell table:style-name="TableCell1001">
            <text:p text:style-name="P1002">Moyen géré en fonction de l’activité (flux)</text:p>
          </table:table-cell>
        </table:table-row>
        <table:table-row table:style-name="TableRow1003">
          <table:table-cell table:style-name="TableCell1004">
            <text:p text:style-name="P1005">Quantité produite</text:p>
          </table:table-cell>
          <table:table-cell table:style-name="TableCell1006">
            <text:p text:style-name="P1007">Faible avec des produits tous différents</text:p>
          </table:table-cell>
          <table:table-cell table:style-name="TableCell1008">
            <text:p text:style-name="P1009">Importante pour amortir les équipements et les coûts fixes</text:p>
          </table:table-cell>
          <table:table-cell table:style-name="TableCell1010">
            <text:p text:style-name="P1011">Faible par modèle mais grand choix de modèles. Moyennement</text:p>
          </table:table-cell>
          <table:table-cell table:style-name="TableCell1012">
            <text:p text:style-name="P1013">Production très adaptée à la variation de l’environnement</text:p>
          </table:table-cell>
        </table:table-row>
        <table:table-row table:style-name="TableRow1014">
          <table:table-cell table:style-name="TableCell1015">
            <text:p text:style-name="P1016">Coûts de production</text:p>
          </table:table-cell>
          <table:table-cell table:style-name="TableCell1017">
            <text:p text:style-name="P1018">Élevés</text:p>
          </table:table-cell>
          <table:table-cell table:style-name="TableCell1019">
            <text:p text:style-name="P1020">Élevés d’autant que s’ajoutent des stocks de sécurité</text:p>
          </table:table-cell>
          <table:table-cell table:style-name="TableCell1021">
            <text:p text:style-name="P1022">Élevés car amortissement rapide</text:p>
          </table:table-cell>
          <table:table-cell table:style-name="TableCell1023">
            <text:p text:style-name="P1024">Faibles car gestion optimale des ressources humaines et technologiques</text:p>
          </table:table-cell>
        </table:table-row>
        <table:table-row table:style-name="TableRow1025">
          <table:table-cell table:style-name="TableCell1026">
            <text:p text:style-name="P1027">Prix de vente</text:p>
          </table:table-cell>
          <table:table-cell table:style-name="TableCell1028">
            <text:p text:style-name="P1029">Élevé</text:p>
          </table:table-cell>
          <table:table-cell table:style-name="TableCell1030">
            <text:p text:style-name="P1031">Faible si le volume est grand mais produit standard</text:p>
          </table:table-cell>
          <table:table-cell table:style-name="TableCell1032">
            <text:p text:style-name="P1033">Faible comparé à toutes les options</text:p>
          </table:table-cell>
          <table:table-cell table:style-name="TableCell1034">
            <text:p text:style-name="P1035"/>
          </table:table-cell>
        </table:table-row>
        <table:table-row table:style-name="TableRow1036">
          <table:table-cell table:style-name="TableCell1037">
            <text:p text:style-name="P1038">Exemple de production et de réalisation</text:p>
          </table:table-cell>
          <table:table-cell table:style-name="TableCell1039">
            <text:p text:style-name="P1040">Équipements sportifs sur mesure (VTT..)</text:p>
          </table:table-cell>
          <table:table-cell table:style-name="TableCell1041">
            <text:p text:style-name="P1042">Chaussures nike, adidas...</text:p>
          </table:table-cell>
          <table:table-cell table:style-name="TableCell1043">
            <text:p text:style-name="P1044">Productions décathlon</text:p>
          </table:table-cell>
          <table:table-cell table:style-name="TableCell1045">
            <text:p text:style-name="P1046">Gestion informatique de<text:s/>services sport et loisirs</text:p>
          </table:table-cell>
        </table:table-row>
      </table:table>
      <text:p text:style-name="P1047"><text:span text:style-name="T1048">2)<text:s/></text:span><text:span text:style-name="T1049">Quelques notions clés à la base de l'économie du sport</text:span></text:p>
      <text:p text:style-name="P1050"/>
      <text:p text:style-name="P1051"><text:span text:style-name="T1052">→<text:s/></text:span><text:span text:style-name="T1053">L'économie du sport participe à la richesse nationale française</text:span><text:span text:style-name="T1054">:</text:span></text:p>
      <text:p text:style-name="P1055"/>
      <text:p text:style-name="P1056">Elle génère de l'emploi, participe au dynamisme économique régional, à la compétitivité et à la<text:s/>richesse des entreprises, au maintien d'un savoir-faire et des traditions industrielles, et à l'équilibre de la balance commerciale, à la création de biens et de services à fortes valeurs ajoutées, à l'innovation..</text:p>
      <text:p text:style-name="P1057"/>
      <text:p text:style-name="P1058"><text:span text:style-name="T1059">Notion de balance commerciale</text:span><text:span text:style-name="T1060">:</text:span></text:p>
      <text:p text:style-name="P1061"><text:tab/>Sur un marché donné, c'est l'état d'équilibre entre le niveau d'importation et le niveau d'exportation.</text:p>
      <text:p text:style-name="P1062"><text:tab/>Dans la plupart des secteurs d'activités, on a une balance commerciale négative (on importe plus que l'on exporte).</text:p>
      <text:p text:style-name="P1063"/>
      <text:p text:style-name="P1064"/>
      <text:p text:style-name="P1065"><text:span text:style-name="T1066">Notion de valeur ajoutée et de valeur éco</text:span><text:span text:style-name="T1067">nomique</text:span><text:span text:style-name="T1068">:</text:span></text:p>
      <text:p text:style-name="P1069"><text:span text:style-name="T1070"><text:tab/></text:span><text:span text:style-name="T1071">La valeur ajoutée correspond à ce que permet d'apporter une entreprise à un produit.</text:span></text:p>
      <text:p text:style-name="P1072"><text:tab/>Pour un agent économique productif, il s'agit de surplus de valeur concurrentielle importée à un produit ou un service grâce aux compétences et aux<text:s/>savoir-faire.</text:p>
      <text:p text:style-name="P1073"><text:tab/>Plus une marque de sport est connue, plus sa valeur ajoutée sera importante et donc plus sa notoriété sera importante, ce qui lui permettra de fixer un prix élevé.</text:p>
      <text:p text:style-name="P1074"><text:tab/>Par ailleurs, la valeur ajoutée et la valeur économique sont indissociables.</text:p>
      <text:p text:style-name="P1075"><text:tab/>La nature de la valeur ajoutée conditionne le montant de la valeur économique.</text:p>
      <text:p text:style-name="P1076"><text:tab/>La valeur économique est la qualité marchande et financière qui est donnée à un produit ou un service et qui est fondée sur 3 choses: sur son unité (valeur d'usage), sur le<text:s/>rapport de l'offre à la demande (valeur d'échange) et sur la qualité nécessaire à la production <text:s/>du produit ou du service (valeur du travail).</text:p>
      <text:p text:style-name="P1077"><text:tab/>La somme de ces 3 choses va faire le poids économique du sport. C'est l'ensemble des données portant tout d'abord sur la ou les consommation des ménages, portant sur les modalités de financement du sport, portant sur les volumes de production des articles de sport et enfin portant sur le poids économique de l'emploi sportif et pour finir sur ce que coûte et rapporte<text:s/>le marché du sport.</text:p>
      <text:p text:style-name="P1078"><text:tab/>Mesurer tout ça devient une nécessité pour tous les acteurs (ex: politique etc..).</text:p>
      <text:p text:style-name="P1079"><text:tab/>S'intéresser au poids économique du sport, c'est analyser les effets de la conjoncture économique sur le développement de la pratique sportive, sur la<text:s/>gestion des clubs sportifs et sur la stratégie des acteurs impliqués dans le sport (économique et socio-économique).</text:p>
      <text:p text:style-name="P1080"/>
      <text:p text:style-name="P1081"><text:span text:style-name="T1082">Notion de coût</text:span><text:span text:style-name="T1083">:</text:span></text:p>
      <text:p text:style-name="P1084"><text:tab/>Quand on parle de marchandisation, on parle de coût.</text:p>
      <text:p text:style-name="P1085"><text:tab/>Un coût correspond à ce que coûtent la production, la conception,<text:s/>la fabrication, la distribution et la commercialisation du produit.</text:p>
      <text:p text:style-name="P1086"><text:tab/>Un coût est ce qui rentre en ligne de compte dans la définition du prix de revient (prix de la matière première + prix de la main d’œuvre) et du prix de vente.</text:p>
      <text:p text:style-name="P1087"><text:tab/>Dans le coût d'un produit,<text:s/>il y a le coût de revient, les coûts fixes + les charges.</text:p>
      <text:p text:style-name="P1088"/>
      <text:p text:style-name="P1089"><text:span text:style-name="T1090">Notion de prix</text:span><text:span text:style-name="T1091">:</text:span></text:p>
      <text:p text:style-name="P1092"><text:tab/>Le prix est défini comme la valeur d'un produit dont les quantités sont homogènes non seulement en termes de matérialité mais également d'un point de vue caractéristique qualitative, tangible et intangible.</text:p>
      <text:p text:style-name="P1093"><text:tab/>Il est fait en fonction de la notoriété et de la qualité du produit.</text:p>
      <text:p text:style-name="P1094"/>
      <text:p text:style-name="P1095"><text:span text:style-name="T1096">Notion d'innovation</text:span><text:span text:style-name="T1097">:</text:span></text:p>
      <text:p text:style-name="P1098"><text:tab/>C'est le développement, la diffusion et l'exploitation économique de nouveaux produits, procédés et services.</text:p>
      <text:p text:style-name="P1099"><text:tab/>Elle est différente de l'invention: l'invention est de l'ordre de la technique.</text:p>
      <text:p text:style-name="P1100"><text:tab/>Avec l'innovation, il y a une composante en plus qui est celle des déterminants du succès économique et commercial de socialisation (= démultiplication de la consommation ou de l'usage de l'innovation).</text:p>
      <text:p text:style-name="P1101"><text:tab/>L'innovation est indispensable à la survie de tout système et c'est également un élément essentiel de changement et de lutte contre l'entropie.</text:p>
      <text:p text:style-name="P1102"><text:tab/>L'innovation est en fait la création de nouvelles pratiques fondée sur l'inventivité et sur la volonté de<text:s/>changer les choses.</text:p>
      <text:p text:style-name="P1103"><text:tab/>Dans la pratique, l'innovation prend la forme soit du radicalement inédit, soit du nouveau tout à fait relatif, soit d'une recombinaison d'une chose existante.</text:p>
      <text:p text:style-name="P1104"/>
      <text:p text:style-name="P1105"><text:span text:style-name="T1106">→<text:s/></text:span><text:span text:style-name="T1107">Économie du sport</text:span><text:span text:style-name="T1108"><text:s/>=<text:s/></text:span><text:span text:style-name="T1109">forte intensité concurrentielle entre les différents</text:span><text:span text:style-name="T1110"><text:s/>agents socio-économiques</text:span></text:p>
      <text:p text:style-name="P1111"/>
      <text:p text:style-name="P1112">C'est en grande partie l'intensité concurrentielle qui détermine le poids économique du secteur.</text:p>
      <text:p text:style-name="P1113"/>
      <text:p text:style-name="P1114"><text:span text:style-name="T1115">Notion de concurrence</text:span><text:span text:style-name="T1116">: (rappel)</text:span></text:p>
      <text:p text:style-name="P1117"><text:span text:style-name="T1118"><text:tab/></text:span><text:span text:style-name="T1119">C'est un état de marché caractérisé par un nombre plus ou moins important d'entreprises et par un<text:s/></text:span><text:span text:style-name="T1120">nombre plus ou moins important de produits et de services qui ont des finalités identiques ou quasiment identiques.</text:span></text:p>
      <text:p text:style-name="P1121"><text:tab/>C'est une rivalité entre plusieurs entreprises poursuivant le même but.</text:p>
      <text:p text:style-name="P1122"><text:tab/>Plus un marché est concurrentiel, plus il y a de concurrents et<text:s/>plus il est difficile de percer pour un nouvel arrivant.</text:p>
      <text:p text:style-name="P1123"/>
      <text:p text:style-name="P1124"><text:tab/>Les différentes formes de concurrence:</text:p>
      <text:list text:style-name="LFO15" text:continue-numbering="true">
        <text:list-item>
          <text:p text:style-name="P1125">le monopôle: c'est lorsque sur un marché donné, il n'y a pas de concurrence (ex: le CIO).</text:p>
        </text:list-item>
      </text:list>
      <text:p text:style-name="P1126"/>
      <text:list text:style-name="LFO16" text:continue-numbering="true">
        <text:list-item>
          <text:p text:style-name="P1127">le monopsone: à l'inverse d'un marché monopolistique, c'est l'existence d'un seul demandeur face à plusieurs offreurs ou l'inverse (ex: l'armement).</text:p>
        </text:list-item>
      </text:list>
      <text:p text:style-name="P1128"/>
      <text:list text:style-name="LFO17" text:continue-numbering="true">
        <text:list-item>
          <text:p text:style-name="P1129">le monopole bilatéral: c'est un équilibre entre le nombre de demandeurs et le nombre d'offreurs.</text:p>
        </text:list-item>
      </text:list>
      <text:p text:style-name="P1130"/>
      <text:list text:style-name="LFO18" text:continue-numbering="true">
        <text:list-item>
          <text:p text:style-name="P1131">l'oligopole: c'est une situation où quelques acheteurs ou vendeurs se trouvent face à une offre ou une demande très dispersée. Dans ce cas, le producteur est contraint de vendre au prix du marché à moins qu'il se diversifie au niveau des services qui sont offerts aux consommateurs (ex: le marché des téléphones mobiles, le marché<text:s/>des stations de ski).</text:p>
        </text:list-item>
      </text:list>
      <text:p text:style-name="P1132"/>
      <text:list text:style-name="LFO19" text:continue-numbering="true">
        <text:list-item>
          <text:p text:style-name="P1133">l'oligopole différencié: c'est la même situation que la précédente à la différence qu'un ou plusieurs acteurs arrivent à se différencier des autres.</text:p>
        </text:list-item>
      </text:list>
      <text:p text:style-name="P1134"/>
      <text:list text:style-name="LFO19" text:continue-numbering="true">
        <text:list-item>
          <text:p text:style-name="P1135">la concurrence « pure et parfaite »: c'est une situation inventée par les économistes qui va permettre de mieux comprendre la structure et la croissance d'un marché où chaque secteur aura le même poids économique, la même part de marché et surtout qui offrira des produits et des services au même prix. Aucune entreprise de marque n'a la possibilité d'obtenir un avantage concurrentiel et de manipuler les prix à son avantage.</text:p>
        </text:list-item>
      </text:list>
      <text:p text:style-name="P1136"/>
      <text:p text:style-name="P1137">Les 5 caractéristiques de cette concurrence « pure et parfaite »:</text:p>
      <text:p text:style-name="P1138">- l'existence de l'ethnicité de l'offre</text:p>
      <text:p text:style-name="P1139">- l'existence de l'ethnicité de la demande</text:p>
      <text:p text:style-name="P1140">- l'homogénéité<text:s/>des produits</text:p>
      <text:p text:style-name="P1141">- la mobilité parfaite des acteurs de production</text:p>
      <text:p text:style-name="P1142">- une information parfaite</text:p>
      <text:p text:style-name="P1143">Pour conclure, la concurrence « pure et parfaite » est en fait un modèle théorique inventé par les économistes pour facilement comprendre les situations du marché.</text:p>
      <text:p text:style-name="P1144"/>
      <text:p text:style-name="P1145"><text:span text:style-name="T1146">4.2<text:s/></text:span><text:span text:style-name="T1147">Poids économique des principales branches d'activités du secteur</text:span></text:p>
      <text:p text:style-name="P1148"/>
      <text:p text:style-name="P1149"><text:span text:style-name="T1150">→<text:s/></text:span><text:span text:style-name="T1151">Les événements et spectacles sportifs</text:span><text:span text:style-name="T1152">:</text:span></text:p>
      <text:p text:style-name="P1153"/>
      <text:p text:style-name="P1154"><text:span text:style-name="T1155"><text:tab/></text:span><text:span text:style-name="T1156">Comment mesurer et quantifier les retombées économiques des événements et spectacles sportifs ?</text:span></text:p>
      <text:p text:style-name="P1157"/>
      <text:p text:style-name="P1158"/>
      <text:p text:style-name="P1159"/>
      <text:p text:style-name="P1160"/>
      <text:p text:style-name="P1161"><text:span text:style-name="T1162"><text:tab/></text:span><text:span text:style-name="T1163">Les <text:s/>retombées à l'échelle locale sont sou</text:span><text:span text:style-name="T1164">vent très aléatoires en terme d'emplois, de recettes fiscales, de dépenses des ménages habitants dans les environs, voir en terme de publicités ou de retombées économiques d'un sponsor.</text:span></text:p>
      <text:p text:style-name="P1165"><draw:custom-shape svg:x="2.92441in" svg:y="0.16654in" svg:width="0.19792in" svg:height="0.29167in" draw:z-index="251659264" draw:id="id2" draw:style-name="a2" draw:name="Forme libre 6"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p>
      <text:p text:style-name="P1166"/>
      <text:p text:style-name="P1167"/>
      <text:p text:style-name="P1168">Quel est la part des dépenses et des effets directement induits ?</text:p>
      <text:p text:style-name="P1169">Quel est la part des dépenses et des effets indirects ?</text:p>
      <text:p text:style-name="P1170"/>
      <text:p text:style-name="P1171">→ L’approche économétrique des retombées d'un événement</text:p>
      <text:p text:style-name="P1172">→ La dynamisation de l'activité économique, touristique et entrepreneuriale régionale</text:p>
      <text:p text:style-name="P1173">Son idée de base: tous les investissements nécessaires<text:s/>à la réalisation des grands spectacles sportifs sont de nature à dynamiser, pour un temps seulement, l'activité touristique, industrielle etc..</text:p>
      <text:p text:style-name="P1174">Cette approche met en avant des retombées qui seront plutôt positives pour la région d'accueil.</text:p>
      <text:p text:style-name="P1175"/>
      <text:p text:style-name="P1176"><draw:custom-shape svg:x="1.64291in" svg:y="0.06181in" svg:width="0.21875in" svg:height="0.43611in" draw:z-index="2" draw:id="id3" draw:style-name="a3" draw:name="Forme libre 7"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draw:custom-shape svg:x="4.05984in" svg:y="0.06181in" svg:width="0.21875in" svg:height="0.47917in" draw:z-index="3" draw:id="id4" draw:style-name="a4" draw:name="Forme libre 8"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span text:style-name="T1177"><text:s text:c="82"/></text:span></text:p>
      <text:p text:style-name="P1178"/>
      <text:p text:style-name="P1179"/>
      <text:p text:style-name="P1180"><text:s text:c="20"/>Les coûts et les dépenses <text:s text:c="14"/>les recettes et les profits</text:p>
      <text:p text:style-name="P1181"/>
      <text:p text:style-name="P1182"/>
      <text:p text:style-name="P1183"/>
      <text:p text:style-name="P1184"><text:span text:style-name="T1185">Les coûts et dépenses</text:span><text:span text:style-name="T1186">:</text:span></text:p>
      <text:p text:style-name="P1187">-la fabrique et l'organisation de l'événement</text:p>
      <text:p text:style-name="P1188">-l'accueil<text:s/>du public et des participants</text:p>
      <text:p text:style-name="P1189">-les ressources professionnelles et bénévoles</text:p>
      <text:p text:style-name="P1190">-les ressources techniques (location et achat d'équipements)</text:p>
      <text:p text:style-name="P1191">-les ressources médicales et sécuritaires (équipements médicales etc..)</text:p>
      <text:p text:style-name="P1192"/>
      <text:p text:style-name="P1193"><text:span text:style-name="T1194">Les recettes et profits</text:span><text:span text:style-name="T1195">:</text:span></text:p>
      <text:p text:style-name="P1196">-les dépenses de consommation et d'accueil</text:p>
      <text:p text:style-name="P1197">-les droits d'entrée et les droits de retransmission</text:p>
      <text:p text:style-name="P1198">-les créations d'emplois et d'entreprise</text:p>
      <text:p text:style-name="P1199">-les retombées en terme d'images..</text:p>
      <text:p text:style-name="P1200"/>
      <text:p text:style-name="P1201"/>
      <text:p text:style-name="P1202"><text:span text:style-name="T1203">1)<text:s/></text:span><text:span text:style-name="T1204">Les coûts de réalisation et d'organisation d'un événement sportif</text:span></text:p>
      <text:p text:style-name="P1205"/>
      <text:p text:style-name="P1206">→ Concevoir et organiser un<text:s/>événement sportif a toujours un coût plus ou moins important.</text:p>
      <text:p text:style-name="P1207"/>
      <text:p text:style-name="P1208">Pour les économistes, il existe des coûts et des dépenses très indirectes (investissements exogènes, externalités d'un événement sportif).</text:p>
      <text:p text:style-name="P1209">Ces dépenses indirectes coûtent de plus en plus dans la pratique d'un événement sportif.</text:p>
      <text:p text:style-name="P1210">Ex : l'inflation des coûts pour l'organisation des JO ne risque pas de disparaître étant donné <text:s/>le niveau d'exigence environnementale, architecturale et sécuritaire (à cause des risques terroristes) qui ne font qu'augmenter.</text:p>
      <text:p text:style-name="P1211"/>
      <text:p text:style-name="P1212">→ Plus le nombre de spectateurs d'un événement sportif est élevé, plus le coût d'accès (le droit d'entrée) est élevé.</text:p>
      <text:p text:style-name="P1213"/>
      <text:p text:style-name="P1214">Inflation des droits d'entrée depuis une trentaine d'années.</text:p>
      <text:p text:style-name="P1215">-coûts importants des terrains, des constructions, de la mise aux normes et de la sécurité des publics et des sportifs.</text:p>
      <text:p text:style-name="P1216">-augmentation des DR (Droits de retransmission)</text:p>
      <text:p text:style-name="P1217">-augmentation des taxes sur les spectacles sportifs</text:p>
      <text:p text:style-name="P1218">-notoriété et la valeur des compétiteurs, des équipes</text:p>
      <text:p text:style-name="P1219"/>
      <text:p text:style-name="P1220"><text:span text:style-name="T1221">2)<text:s/></text:span><text:span text:style-name="T1222">Les droits de retransmission</text:span></text:p>
      <text:p text:style-name="P1223"/>
      <text:p text:style-name="P1224"><text:span text:style-name="T1225">Notion de droit de<text:s/></text:span><text:span text:style-name="T1226">retransmission (DR)</text:span><text:span text:style-name="T1227">:</text:span></text:p>
      <text:p text:style-name="P1228"><text:span text:style-name="T1229"><text:tab/></text:span><text:span text:style-name="T1230">C'est un accord financier établi entre les chaînes de télévision et les responsables d'un événement sportif permettant de vendre des images aux différentes chaînes qui en font la demande.</text:span></text:p>
      <text:p text:style-name="P1231"/>
      <text:p text:style-name="P1232">→ la TV est à la fois un bien public et un bien privé.</text:p>
      <text:p text:style-name="P1233"/>
      <text:p text:style-name="P1234">En termes de bien public, les programmes TV sont accessibles à tous.</text:p>
      <text:p text:style-name="P1235">Les chaînes publiques ont des droits de retransmission grâce à des subventions de l’État.</text:p>
      <text:p text:style-name="P1236">Et les chaînes privées payent les droits de retransmission grâce aux pubs et aux annonceurs.</text:p>
      <text:p text:style-name="P1237"/>
      <text:p text:style-name="P1238">→ Les retransmissions sportives sont au cœur d'une économie de marché imparfaite.</text:p>
      <text:p text:style-name="P1239"><text:s text:c="8"/></text:p>
      <text:p text:style-name="P1240"><text:tab/>-situation de monopôle</text:p>
      <text:p text:style-name="P1241"><text:tab/>-situation de dérive par exemple, des ententes illicites, des abus de position dominante par intégration verticale.</text:p>
      <text:p text:style-name="P1242"/>
      <text:p text:style-name="P1243"><text:span text:style-name="T1244">Notion<text:s/></text:span><text:span text:style-name="T1245">d'intégration verticale</text:span><text:span text:style-name="T1246">:</text:span></text:p>
      <text:p text:style-name="P1247"><text:tab/>Situation où deux firmes vont s'engager dans une relation de long terme pour concevoir une nouvelle identité qui celle-ci sera une situation de monopole.</text:p>
      <text:p text:style-name="P1248"/>
      <text:p text:style-name="P1249"><text:tab/>-position dominante d'investisseurs financiers et de businessman</text:p>
      <text:p text:style-name="P1250"/>
      <text:p text:style-name="P1251"><text:span text:style-name="T1252">→ Part c</text:span><text:span text:style-name="T1253">roissante du nombre d'opérateurs + engouement des téléspectateurs pour les retransmissions sportives =INFLATION des droits de retransmi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27" style:display-name="WWNum27">
      <text:list-level-style-number text:level="1" style:num-suffix="." style:num-format="1">
        <style:list-level-properties text:space-before="1.725in" text:min-label-width="0.25in" text:list-level-position-and-space-mode="label-alignment">
          <style:list-level-label-alignment text:label-followed-by="listtab" fo:margin-left="1.975in" fo:text-indent="-0.25in"/>
        </style:list-level-properties>
      </text:list-level-style-number>
      <text:list-level-style-number text:level="2" style:num-format="1" text:display-levels="2">
        <style:list-level-properties text:space-before="1.725in" text:min-label-width="0.25in" text:list-level-position-and-space-mode="label-alignment">
          <style:list-level-label-alignment text:label-followed-by="listtab" fo:margin-left="1.975in" fo:text-indent="-0.25in"/>
        </style:list-level-properties>
      </text:list-level-style-number>
      <text:list-level-style-number text:level="3" style:num-format="1" text:display-levels="3">
        <style:list-level-properties text:space-before="1.725in" text:min-label-width="0.5in" text:list-level-position-and-space-mode="label-alignment">
          <style:list-level-label-alignment text:label-followed-by="listtab" fo:margin-left="2.225in" fo:text-indent="-0.5in"/>
        </style:list-level-properties>
      </text:list-level-style-number>
      <text:list-level-style-number text:level="4" style:num-format="1" text:display-levels="4">
        <style:list-level-properties text:space-before="1.725in" text:min-label-width="0.5in" text:list-level-position-and-space-mode="label-alignment">
          <style:list-level-label-alignment text:label-followed-by="listtab" fo:margin-left="2.225in" fo:text-indent="-0.5in"/>
        </style:list-level-properties>
      </text:list-level-style-number>
      <text:list-level-style-number text:level="5" style:num-format="1" text:display-levels="5">
        <style:list-level-properties text:space-before="1.725in" text:min-label-width="0.75in" text:list-level-position-and-space-mode="label-alignment">
          <style:list-level-label-alignment text:label-followed-by="listtab" fo:margin-left="2.475in" fo:text-indent="-0.75in"/>
        </style:list-level-properties>
      </text:list-level-style-number>
      <text:list-level-style-number text:level="6" style:num-format="1" text:display-levels="6">
        <style:list-level-properties text:space-before="1.725in" text:min-label-width="0.75in" text:list-level-position-and-space-mode="label-alignment">
          <style:list-level-label-alignment text:label-followed-by="listtab" fo:margin-left="2.475in" fo:text-indent="-0.75in"/>
        </style:list-level-properties>
      </text:list-level-style-number>
      <text:list-level-style-number text:level="7" style:num-format="1" text:display-levels="7">
        <style:list-level-properties text:space-before="1.725in" text:min-label-width="1in" text:list-level-position-and-space-mode="label-alignment">
          <style:list-level-label-alignment text:label-followed-by="listtab" fo:margin-left="2.725in" fo:text-indent="-1in"/>
        </style:list-level-properties>
      </text:list-level-style-number>
      <text:list-level-style-number text:level="8" style:num-format="1" text:display-levels="8">
        <style:list-level-properties text:space-before="1.725in" text:min-label-width="1in" text:list-level-position-and-space-mode="label-alignment">
          <style:list-level-label-alignment text:label-followed-by="listtab" fo:margin-left="2.725in" fo:text-indent="-1in"/>
        </style:list-level-properties>
      </text:list-level-style-number>
      <text:list-level-style-number text:level="9" style:num-format="1" text:display-levels="9">
        <style:list-level-properties text:space-before="1.725in" text:min-label-width="1.25in" text:list-level-position-and-space-mode="label-alignment">
          <style:list-level-label-alignment text:label-followed-by="listtab" fo:margin-left="2.97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than torrecillas</meta:initial-creator>
    <dc:creator>*</dc:creator>
    <meta:creation-date>2012-09-17T19:17:00Z</meta:creation-date>
    <dc:date>2017-09-19T10:57:00Z</dc:date>
    <meta:print-date>2013-09-25T16:06:00Z</meta:print-date>
    <meta:template xlink:href="Normal" xlink:type="simple"/>
    <meta:editing-cycles>210</meta:editing-cycles>
    <meta:editing-duration>PT43680S</meta:editing-duration>
    <meta:document-statistic meta:page-count="1" meta:paragraph-count="137" meta:word-count="10604" meta:character-count="68791" meta:row-count="486" meta:non-whitespace-character-count="58324"/>
  </office:meta>
</office:document-meta>
</file>